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2" manifest:media-type="application/vnd.sun.star.oleobject"/>
  <manifest:file-entry manifest:full-path="Thumbnails/thumbnail.png" manifest:media-type="image/png"/>
  <manifest:file-entry manifest:full-path="Object 1"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Pictures/10000201000000C7000000BC08008EE2C9E78A03.png" manifest:media-type="image/png"/>
  <manifest:file-entry manifest:full-path="Pictures/10000200000000C8000000BD208995314FCD7DE4.png" manifest:media-type="image/png"/>
  <manifest:file-entry manifest:full-path="Pictures/1000020100000086000000805BA5D0FD99E086FB.png" manifest:media-type="image/png"/>
  <manifest:file-entry manifest:full-path="Object 3" manifest:media-type="application/vnd.sun.star.oleobjec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2" svg:font-family="'Courier New'" style:font-family-generic="modern" style:font-pitch="fixed"/>
    <style:font-face style:name="Liberation Mono" svg:font-family="'Liberation Mono'"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Liberation Serif1" svg:font-family="'Liberation Serif'" style:font-pitch="variable"/>
    <style:font-face style:name="ＭＳ Ｐゴシック" svg:font-family="'ＭＳ Ｐゴシック'" style:font-pitch="variable"/>
    <style:font-face style:name="Arial2" svg:font-family="Arial" style:font-family-generic="modern"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bottom" draw:auto-grow-height="false" fo:min-height="4.614cm" fo:min-width="19.812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4.609cm" fo:min-width="19.82cm" fo:padding-top="0.13cm" fo:padding-bottom="0.13cm" fo:padding-left="0.25cm" fo:padding-right="0.25cm" fo:wrap-option="no-wrap" draw:shadow-color="#808080"/>
    </style:style>
    <style:style style:name="gr3"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4"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5"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min-height="11.262cm" fo:min-width="13.258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9"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0"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3" style:family="graphic" style:parent-style-name="standard">
      <style:graphic-properties draw:stroke="none" draw:fill="none" draw:fill-color="#ffffff" draw:textarea-horizontal-align="left" draw:textarea-vertical-align="middle" draw:auto-grow-height="false" fo:min-height="12.083cm" fo:min-width="13.258cm" fo:padding-top="0.13cm" fo:padding-bottom="0.13cm" fo:padding-left="0.25cm" fo:padding-right="0.25cm" fo:wrap-option="no-wrap" draw:shadow-color="#808080"/>
    </style:style>
    <style:style style:name="gr14"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5"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6"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8"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1" style:family="graphic" style:parent-style-name="Objekt_20_utan_20_fyllning_20_och_20_utan_20_linjer">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601cm" draw:visible-area-height="18.155cm" draw:ole-draw-aspect="1"/>
    </style:style>
    <style:style style:name="gr2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2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3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43" style:family="graphic" style:parent-style-name="standard" style:list-style-name="L3">
      <style:graphic-properties draw:stroke="none" draw:fill="none" draw:fill-color="#ffffff" draw:textarea-horizontal-align="justify" draw:textarea-vertical-align="top" draw:auto-grow-height="false" fo:min-height="14.346cm" fo:min-width="19.812cm" fo:padding-top="0.127cm" fo:padding-bottom="0.127cm" fo:padding-left="0.254cm" fo:padding-right="0.254cm" fo:wrap-option="wrap" draw:shadow-color="#808080"/>
    </style:style>
    <style:style style:name="gr4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4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4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53"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5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5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57" style:family="graphic" style:parent-style-name="standard" style:list-style-name="L8">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58"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59"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60"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false" fo:min-height="12.931cm" fo:min-width="19.812cm" fo:padding-top="0.127cm" fo:padding-bottom="0.127cm" fo:padding-left="0.254cm" fo:padding-right="0.254cm" fo:wrap-option="wrap" draw:shadow-color="#808080"/>
    </style:style>
    <style:style style:name="gr6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false" fo:min-height="12.931cm" fo:min-width="19.812cm" fo:padding-top="0.127cm" fo:padding-bottom="0.127cm" fo:padding-left="0.254cm" fo:padding-right="0.254cm" fo:wrap-option="wrap" draw:shadow-color="#808080"/>
    </style:style>
    <style:style style:name="gr68"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7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78"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81" style:family="graphic" style:parent-style-name="standard" style:list-style-name="L8">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82"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83"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84"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86"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8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8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91" style:family="graphic" style:parent-style-name="standard" style:list-style-name="L3">
      <style:graphic-properties draw:stroke="none" draw:fill="none" draw:fill-color="#ffffff" draw:textarea-horizontal-align="justify" draw:textarea-vertical-align="top" draw:auto-grow-height="false" fo:min-height="13.747cm" fo:min-width="19.812cm" fo:padding-top="0.127cm" fo:padding-bottom="0.127cm" fo:padding-left="0.254cm" fo:padding-right="0.254cm" fo:wrap-option="wrap" draw:shadow-color="#808080"/>
    </style:style>
    <style:style style:name="gr9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9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9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96" style:family="graphic" style:parent-style-name="standard" style:list-style-name="L3">
      <style:graphic-properties draw:stroke="none" draw:fill="none" draw:fill-color="#ffffff" draw:textarea-horizontal-align="justify" draw:textarea-vertical-align="top" draw:auto-grow-height="false" fo:min-height="13.747cm" fo:min-width="19.812cm" fo:padding-top="0.127cm" fo:padding-bottom="0.127cm" fo:padding-left="0.254cm" fo:padding-right="0.254cm" fo:wrap-option="wrap" draw:shadow-color="#808080"/>
    </style:style>
    <style:style style:name="gr9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9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9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0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01" style:family="graphic" style:parent-style-name="standard" style:list-style-name="L10">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0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05"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06"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07"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09" style:family="graphic" style:parent-style-name="standard" style:list-style-name="L10">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10"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11"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13"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14"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15"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1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20" style:family="graphic" style:parent-style-name="Objekt_20_utan_20_fyllning_20_och_20_utan_20_linjer">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762cm" draw:visible-area-height="11.487cm" draw:ole-draw-aspect="1"/>
    </style:style>
    <style:style style:name="gr12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2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2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26" style:family="graphic" style:parent-style-name="standard" style:list-style-name="L8">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127"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28"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29"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31" style:family="graphic" style:parent-style-name="standard" style:list-style-name="L3">
      <style:graphic-properties draw:stroke="none" draw:fill="none" draw:fill-color="#ffffff" draw:textarea-horizontal-align="justify" draw:textarea-vertical-align="top" draw:auto-grow-height="false" fo:min-height="12.844cm" fo:min-width="21.352cm" fo:padding-top="0.127cm" fo:padding-bottom="0.127cm" fo:padding-left="0.254cm" fo:padding-right="0.254cm" fo:wrap-option="wrap" draw:shadow-color="#808080"/>
    </style:style>
    <style:style style:name="gr13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3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3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36" style:family="graphic" style:parent-style-name="standard" style:list-style-name="L3">
      <style:graphic-properties draw:stroke="none" draw:fill="none" draw:fill-color="#ffffff" draw:textarea-horizontal-align="justify" draw:textarea-vertical-align="top" draw:auto-grow-height="false" fo:min-height="12.979cm" fo:min-width="19.812cm" fo:padding-top="0.127cm" fo:padding-bottom="0.127cm" fo:padding-left="0.254cm" fo:padding-right="0.254cm" fo:wrap-option="wrap" draw:shadow-color="#808080"/>
    </style:style>
    <style:style style:name="gr13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3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3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41"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4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4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4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46" style:family="graphic" style:parent-style-name="standard" style:list-style-name="L3">
      <style:graphic-properties draw:stroke="none" draw:fill="none" draw:fill-color="#ffffff" draw:textarea-horizontal-align="justify" draw:textarea-vertical-align="top" draw:auto-grow-height="false" fo:min-height="14.893cm" fo:min-width="19.812cm" fo:padding-top="0.127cm" fo:padding-bottom="0.127cm" fo:padding-left="0.254cm" fo:padding-right="0.254cm" fo:wrap-option="wrap" draw:shadow-color="#808080"/>
    </style:style>
    <style:style style:name="gr14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4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4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51" style:family="graphic" style:parent-style-name="standard" style:list-style-name="L3">
      <style:graphic-properties draw:stroke="none" draw:fill="none" draw:fill-color="#ffffff" draw:textarea-horizontal-align="justify" draw:textarea-vertical-align="top" draw:auto-grow-height="false" fo:min-height="14.893cm" fo:min-width="19.812cm" fo:padding-top="0.127cm" fo:padding-bottom="0.127cm" fo:padding-left="0.254cm" fo:padding-right="0.254cm" fo:wrap-option="wrap" draw:shadow-color="#808080"/>
    </style:style>
    <style:style style:name="gr15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5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5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56"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5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5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61"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6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6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66"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6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6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71"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7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7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7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7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76"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7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7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7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80" style:family="graphic" style:parent-style-name="standard" style:list-style-name="L4">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181"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82"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83"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8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85" style:family="graphic" style:parent-style-name="standard" style:list-style-name="L3">
      <style:graphic-properties draw:stroke="none" draw:fill="none" draw:fill-color="#ffffff" draw:textarea-horizontal-align="justify" draw:textarea-vertical-align="top" draw:auto-grow-height="false" fo:min-height="13.469cm" fo:min-width="19.812cm" fo:padding-top="0.127cm" fo:padding-bottom="0.127cm" fo:padding-left="0.254cm" fo:padding-right="0.254cm" fo:wrap-option="wrap" draw:shadow-color="#808080"/>
    </style:style>
    <style:style style:name="gr18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8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8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8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90" style:family="graphic" style:parent-style-name="standard" style:list-style-name="L12">
      <style:graphic-properties draw:stroke="none" draw:fill="none" draw:fill-color="#ffffff" draw:textarea-horizontal-align="justify" draw:textarea-vertical-align="top" draw:auto-grow-height="false" fo:min-height="13.932cm" fo:min-width="19.812cm" fo:padding-top="0.127cm" fo:padding-bottom="0.127cm" fo:padding-left="0.254cm" fo:padding-right="0.254cm" fo:wrap-option="wrap" draw:shadow-color="#808080"/>
    </style:style>
    <style:style style:name="gr19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9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9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9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95" style:family="graphic" style:parent-style-name="standard" style:list-style-name="L10">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9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9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9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99"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00"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01"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0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03" style:family="graphic" style:parent-style-name="standard" style:list-style-name="L10">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0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0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0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07"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08"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09"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1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11" style:family="graphic" style:parent-style-name="standard" style:list-style-name="L10">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1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1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1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15"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16"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17"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19" style:family="graphic" style:parent-style-name="standard" style:list-style-name="L3">
      <style:graphic-properties draw:stroke="none" draw:fill="none" draw:fill-color="#ffffff" draw:textarea-horizontal-align="justify" draw:textarea-vertical-align="top" draw:auto-grow-height="false" fo:min-height="13.072cm" fo:min-width="19.812cm" fo:padding-top="0.127cm" fo:padding-bottom="0.127cm" fo:padding-left="0.254cm" fo:padding-right="0.254cm" fo:wrap-option="wrap" draw:shadow-color="#808080"/>
    </style:style>
    <style:style style:name="gr220"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21"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22"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23" style:family="graphic" style:parent-style-name="standard" style:list-style-name="L8">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24"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25"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26"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28" style:family="graphic" style:parent-style-name="standard" style:list-style-name="L3">
      <style:graphic-properties draw:stroke="none" draw:fill="none" draw:fill-color="#ffffff" draw:textarea-horizontal-align="justify" draw:textarea-vertical-align="top" draw:auto-grow-height="false" fo:min-height="13.072cm" fo:min-width="19.812cm" fo:padding-top="0.127cm" fo:padding-bottom="0.127cm" fo:padding-left="0.254cm" fo:padding-right="0.254cm" fo:wrap-option="wrap" draw:shadow-color="#808080"/>
    </style:style>
    <style:style style:name="gr22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3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3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32" style:family="graphic" style:parent-style-name="standard" style:list-style-name="L8">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33"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34"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35"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37" style:family="graphic" style:parent-style-name="standard" style:list-style-name="L3">
      <style:graphic-properties draw:stroke="none" draw:fill="none" draw:fill-color="#ffffff" draw:textarea-horizontal-align="justify" draw:textarea-vertical-align="top" draw:auto-grow-height="false" fo:min-height="13.072cm" fo:min-width="19.812cm" fo:padding-top="0.127cm" fo:padding-bottom="0.127cm" fo:padding-left="0.254cm" fo:padding-right="0.254cm" fo:wrap-option="wrap" draw:shadow-color="#808080"/>
    </style:style>
    <style:style style:name="gr238"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39"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40"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41" style:family="graphic" style:parent-style-name="standard" style:list-style-name="L8">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42"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43"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44"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46"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4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4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4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50"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51"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52"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53"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54" style:family="graphic" style:parent-style-name="Objekt_20_utan_20_fyllning_20_och_20_utan_20_linjer">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2.468cm" draw:visible-area-height="13.395cm" draw:ole-draw-aspect="1"/>
    </style:style>
    <style:style style:name="gr255"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56"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57"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58" style:family="graphic" style:parent-style-name="standard" style:list-style-name="L8">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5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60" style:family="graphic" style:parent-style-name="standard" style:list-style-name="L3">
      <style:graphic-properties draw:stroke="none" draw:fill="none" draw:fill-color="#ffffff" draw:textarea-horizontal-align="justify" draw:textarea-vertical-align="top" draw:auto-grow-height="false" fo:min-height="14.386cm" fo:min-width="19.812cm" fo:padding-top="0.127cm" fo:padding-bottom="0.127cm" fo:padding-left="0.254cm" fo:padding-right="0.254cm" fo:wrap-option="wrap" draw:shadow-color="#808080"/>
    </style:style>
    <style:style style:name="gr26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6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6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65"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6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6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6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70"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7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7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7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75" style:family="graphic" style:parent-style-name="standard" style:list-style-name="L3">
      <style:graphic-properties draw:stroke="none" draw:fill="none" draw:fill-color="#ffffff" draw:textarea-horizontal-align="justify" draw:textarea-vertical-align="top" draw:auto-grow-height="false" fo:min-height="12.931cm" fo:min-width="19.812cm" fo:padding-top="0.127cm" fo:padding-bottom="0.127cm" fo:padding-left="0.254cm" fo:padding-right="0.254cm" fo:wrap-option="wrap" draw:shadow-color="#808080"/>
    </style:style>
    <style:style style:name="gr27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7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7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80"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28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8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8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85"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8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8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8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line-height="100%" fo:text-indent="0cm" style:punctuation-wrap="hanging" style:line-break="strict"/>
    </style:style>
    <style:style style:name="P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6" style:family="paragraph">
      <style:paragraph-properties fo:margin-left="0cm" fo:margin-right="0cm" fo:line-height="100%" fo:text-align="end" fo:text-indent="0cm" style:punctuation-wrap="hanging" style:line-break="strict"/>
    </style:style>
    <style:style style:name="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8" style:family="paragraph">
      <style:paragraph-properties fo:margin-left="0cm" fo:margin-right="0cm" fo:text-indent="0cm" style:punctuation-wrap="hanging" style:line-break="stric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0" style:family="paragraph">
      <style:paragraph-properties fo:margin-left="0cm" fo:margin-right="0cm" fo:margin-top="0.123cm" fo:margin-bottom="0cm" fo:text-indent="0cm" style:punctuation-wrap="hanging" style:line-break="strict"/>
    </style:style>
    <style:style style:name="P11" style:family="paragraph">
      <style:paragraph-properties fo:margin-left="2.063cm" fo:margin-right="0cm" fo:margin-top="0.123cm" fo:margin-bottom="0cm" fo:line-height="100%" fo:text-align="start" fo:text-indent="-0.758cm" style:punctuation-wrap="hanging" style:line-break="strict" style:writing-mode="lr-tb"/>
    </style:style>
    <style:style style:name="P12" style:family="paragraph">
      <loext:graphic-properties draw:fill="none" draw:fill-color="#ffffff"/>
      <style:paragraph-properties fo:margin-left="0cm" fo:margin-right="0cm" fo:margin-top="0.123cm" fo:margin-bottom="0cm" fo:text-indent="0cm" style:punctuation-wrap="hanging" style:line-break="strict" style:writing-mode="lr-tb" style:font-independent-line-spacing="true"/>
    </style:style>
    <style:style style:name="P13" style:family="paragraph">
      <style:paragraph-properties fo:margin-left="0cm" fo:margin-right="0cm" fo:text-align="start" fo:text-indent="0cm" style:punctuation-wrap="hanging" style:line-break="strict">
        <style:tab-stops>
          <style:tab-stop style:position="0cm"/>
          <style:tab-stop style:position="18.781cm" style:type="right"/>
          <style:tab-stop style:position="20.32cm"/>
          <style:tab-stop style:position="22.86cm"/>
          <style:tab-stop style:position="25.4cm"/>
          <style:tab-stop style:position="27.94cm"/>
          <style:tab-stop style:position="28.672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18.781cm" style:type="right"/>
          <style:tab-stop style:position="20.32cm"/>
          <style:tab-stop style:position="22.86cm"/>
          <style:tab-stop style:position="25.4cm"/>
          <style:tab-stop style:position="27.94cm"/>
          <style:tab-stop style:position="28.672cm"/>
          <style:tab-stop style:position="29.942cm"/>
          <style:tab-stop style:position="29.946cm"/>
          <style:tab-stop style:position="29.95cm"/>
        </style:tab-stops>
      </style:paragraph-properties>
    </style:style>
    <style:style style:name="P15" style:family="paragraph">
      <style:paragraph-properties fo:margin-left="0cm" fo:margin-right="0cm" fo:text-align="end" fo:text-indent="0cm" style:punctuation-wrap="hanging" style:line-break="strict"/>
    </style:style>
    <style:style style:name="P1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7" style:family="paragraph">
      <loext:graphic-properties draw:fill="none" draw:fill-color="#ffffff"/>
      <style:paragraph-properties fo:text-align="center" style:writing-mode="lr-tb"/>
    </style:style>
    <style:style style:name="P18" style:family="paragraph">
      <style:paragraph-properties fo:margin-left="2.063cm" fo:margin-right="0cm" fo:margin-top="0.123cm" fo:margin-bottom="0cm" fo:line-height="100%" fo:text-align="start" fo:text-indent="-0.758cm" style:punctuation-wrap="hanging" style:line-break="strict" style:writing-mode="lr-tb">
        <style:tab-stops>
          <style:tab-stop style:position="0cm"/>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 style:position="24.143cm"/>
          <style:tab-stop style:position="25.391cm"/>
          <style:tab-stop style:position="26.639cm"/>
          <style:tab-stop style:position="27.887cm"/>
        </style:tab-stops>
      </style:paragraph-properties>
    </style:style>
    <style:style style:name="P19" style:family="paragraph">
      <style:paragraph-properties fo:margin-left="0cm" fo:margin-right="0cm" fo:margin-top="0.123cm" fo:margin-bottom="0cm" fo:line-height="100%" fo:text-align="start" fo:text-indent="0cm" style:punctuation-wrap="hanging" style:line-break="strict" style:writing-mode="lr-tb"/>
    </style:style>
    <style:style style:name="P20" style:family="paragraph">
      <style:paragraph-properties fo:margin-left="3.175cm" fo:margin-right="0cm" fo:margin-top="0.123cm" fo:margin-bottom="0cm" fo:line-height="100%" fo:text-align="start" fo:text-indent="-0.6cm" style:punctuation-wrap="hanging" style:line-break="strict" style:writing-mode="lr-tb"/>
    </style:style>
    <style:style style:name="P21" style:family="paragraph">
      <style:paragraph-properties fo:margin-left="0.934cm" fo:margin-right="0cm" fo:margin-top="0.123cm" fo:margin-bottom="0cm" fo:line-height="100%" fo:text-align="start" fo:text-indent="-0.917cm" style:punctuation-wrap="hanging" style:line-break="strict" style:writing-mode="lr-tb"/>
    </style:style>
    <style:style style:name="P22" style:family="paragraph">
      <style:paragraph-properties fo:margin-left="0cm" fo:margin-right="0cm" fo:margin-top="0.123cm" fo:margin-bottom="0cm" fo:line-height="100%" fo:text-indent="0cm" style:punctuation-wrap="hanging" style:line-break="strict" style:writing-mode="lr-tb"/>
    </style:style>
    <style:style style:name="P23" style:family="paragraph">
      <style:paragraph-properties fo:margin-left="0.934cm" fo:margin-right="0cm" fo:margin-top="0.123cm" fo:margin-bottom="0cm" fo:line-height="100%" fo:text-indent="-0.917cm" style:punctuation-wrap="hanging" style:line-break="strict" style:writing-mode="lr-tb"/>
    </style:style>
    <style:style style:name="P24" style:family="paragraph">
      <style:paragraph-properties fo:margin-left="0cm" fo:margin-right="0cm" fo:margin-top="0.105cm" fo:margin-bottom="0cm" fo:text-indent="0cm" style:punctuation-wrap="hanging" style:line-break="strict"/>
    </style:style>
    <style:style style:name="P25" style:family="paragraph">
      <style:paragraph-properties fo:margin-left="2.063cm" fo:margin-right="0cm" fo:margin-top="0.105cm" fo:margin-bottom="0cm" fo:line-height="100%" fo:text-align="start" fo:text-indent="-0.758cm" style:punctuation-wrap="hanging" style:line-break="strict" style:writing-mode="lr-tb">
        <style:tab-stops>
          <style:tab-stop style:position="0cm"/>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 style:position="24.143cm"/>
          <style:tab-stop style:position="25.391cm"/>
          <style:tab-stop style:position="26.639cm"/>
          <style:tab-stop style:position="27.887cm"/>
        </style:tab-stops>
      </style:paragraph-properties>
    </style:style>
    <style:style style:name="P26" style:family="paragraph">
      <style:paragraph-properties fo:margin-left="2.063cm" fo:margin-right="0cm" fo:margin-top="0.105cm" fo:margin-bottom="0cm" fo:line-height="100%" fo:text-align="start" fo:text-indent="-0.758cm" style:punctuation-wrap="hanging" style:line-break="strict" style:writing-mode="lr-tb"/>
    </style:style>
    <style:style style:name="P27" style:family="paragraph">
      <style:paragraph-properties fo:margin-left="0cm" fo:margin-right="0cm" fo:margin-top="0.105cm" fo:margin-bottom="0cm" fo:line-height="100%" fo:text-align="start" fo:text-indent="0cm" style:punctuation-wrap="hanging" style:line-break="strict" style:writing-mode="lr-tb"/>
    </style:style>
    <style:style style:name="P28" style:family="paragraph">
      <style:paragraph-properties fo:margin-left="0.934cm" fo:margin-right="0cm" fo:margin-top="0.105cm" fo:margin-bottom="0cm" fo:line-height="100%" fo:text-align="start" fo:text-indent="-0.917cm" style:punctuation-wrap="hanging" style:line-break="strict" style:writing-mode="lr-tb"/>
    </style:style>
    <style:style style:name="P29" style:family="paragraph">
      <loext:graphic-properties draw:fill="none" draw:fill-color="#ffffff"/>
      <style:paragraph-properties fo:margin-left="0cm" fo:margin-right="0cm" fo:margin-top="0.105cm" fo:margin-bottom="0cm" fo:text-indent="0cm" style:punctuation-wrap="hanging" style:line-break="strict" style:writing-mode="lr-tb" style:font-independent-line-spacing="true"/>
    </style:style>
    <style:style style:name="P30" style:family="paragraph">
      <style:paragraph-properties fo:margin-left="0cm" fo:margin-right="0cm" fo:margin-top="0.123cm" fo:margin-bottom="0cm" fo:line-height="90%" fo:text-indent="0cm" style:punctuation-wrap="hanging" style:line-break="strict"/>
    </style:style>
    <style:style style:name="P31" style:family="paragraph">
      <style:paragraph-properties fo:margin-left="2.063cm" fo:margin-right="0cm" fo:margin-top="0.123cm" fo:margin-bottom="0cm" fo:line-height="90%" fo:text-align="start" fo:text-indent="-0.758cm" style:punctuation-wrap="hanging" style:line-break="strict" style:writing-mode="lr-tb"/>
    </style:style>
    <style:style style:name="P32" style:family="paragraph">
      <style:paragraph-properties fo:margin-left="0cm" fo:margin-right="0cm" fo:margin-top="0.123cm" fo:margin-bottom="0cm" fo:line-height="90%" fo:text-indent="0cm" style:punctuation-wrap="hanging" style:line-break="strict" style:writing-mode="lr-tb"/>
    </style:style>
    <style:style style:name="P33" style:family="paragraph">
      <loext:graphic-properties draw:fill="none" draw:fill-color="#ffffff"/>
      <style:paragraph-properties fo:margin-left="0cm" fo:margin-right="0cm" fo:margin-top="0.123cm" fo:margin-bottom="0cm" fo:line-height="90%" fo:text-indent="0cm" style:punctuation-wrap="hanging" style:line-break="strict" style:writing-mode="lr-tb" style:font-independent-line-spacing="true"/>
    </style:style>
    <style:style style:name="P34" style:family="paragraph">
      <style:paragraph-properties fo:margin-left="0cm" fo:margin-right="0cm" fo:margin-top="0.141cm" fo:margin-bottom="0cm" fo:text-indent="0cm" style:punctuation-wrap="hanging" style:line-break="strict"/>
    </style:style>
    <style:style style:name="P35" style:family="paragraph">
      <style:paragraph-properties fo:margin-left="2.063cm" fo:margin-right="0cm" fo:margin-top="0.141cm" fo:margin-bottom="0cm" fo:line-height="100%" fo:text-align="start" fo:text-indent="-0.758cm" style:punctuation-wrap="hanging" style:line-break="strict" style:writing-mode="lr-tb"/>
    </style:style>
    <style:style style:name="P36" style:family="paragraph">
      <style:paragraph-properties fo:margin-left="0cm" fo:margin-right="0cm" fo:margin-top="0.141cm" fo:margin-bottom="0cm" fo:line-height="100%" fo:text-indent="0cm" style:punctuation-wrap="hanging" style:line-break="strict" style:writing-mode="lr-tb"/>
    </style:style>
    <style:style style:name="P37" style:family="paragraph">
      <style:paragraph-properties fo:margin-left="0.934cm" fo:margin-right="0cm" fo:margin-top="0.141cm" fo:margin-bottom="0cm" fo:line-height="100%" fo:text-indent="-0.917cm" style:punctuation-wrap="hanging" style:line-break="strict" style:writing-mode="lr-tb"/>
    </style:style>
    <style:style style:name="P38" style:family="paragraph">
      <loext:graphic-properties draw:fill="none" draw:fill-color="#ffffff"/>
      <style:paragraph-properties fo:margin-left="0cm" fo:margin-right="0cm" fo:margin-top="0.141cm" fo:margin-bottom="0cm" fo:text-indent="0cm" style:punctuation-wrap="hanging" style:line-break="strict" style:writing-mode="lr-tb" style:font-independent-line-spacing="true"/>
    </style:style>
    <style:style style:name="P39" style:family="paragraph">
      <style:paragraph-properties fo:margin-left="0cm" fo:margin-right="0cm" fo:margin-top="0.141cm" fo:margin-bottom="0cm" fo:line-height="100%" fo:text-align="start" fo:text-indent="0cm" style:punctuation-wrap="hanging" style:line-break="strict" style:writing-mode="lr-tb"/>
    </style:style>
    <style:style style:name="P40" style:family="paragraph">
      <style:paragraph-properties fo:margin-left="0cm" fo:margin-right="0cm" fo:margin-top="0.158cm" fo:margin-bottom="0cm" fo:line-height="100%" fo:text-indent="0cm" style:punctuation-wrap="simple" style:line-break="normal"/>
    </style:style>
    <style:style style:name="P41" style:family="paragraph">
      <loext:graphic-properties draw:fill="none" draw:fill-color="#ffffff"/>
      <style:paragraph-properties fo:margin-left="0cm" fo:margin-right="0cm" fo:margin-top="0.158cm" fo:margin-bottom="0cm" fo:line-height="100%" fo:text-indent="0cm" style:punctuation-wrap="simple" style:line-break="normal" style:writing-mode="lr-tb" style:font-independent-line-spacing="true"/>
    </style:style>
    <style:style style:name="P42" style:family="paragraph">
      <style:paragraph-properties fo:margin-left="2.063cm" fo:margin-right="0cm" fo:margin-top="0.141cm" fo:margin-bottom="0cm" fo:line-height="100%" fo:text-align="start" fo:text-indent="-0.758cm" style:punctuation-wrap="hanging" style:line-break="strict" style:writing-mode="lr-tb">
        <style:tab-stops>
          <style:tab-stop style:position="0cm"/>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 style:position="24.143cm"/>
          <style:tab-stop style:position="25.391cm"/>
          <style:tab-stop style:position="26.639cm"/>
          <style:tab-stop style:position="27.887cm"/>
        </style:tab-stops>
      </style:paragraph-properties>
    </style:style>
    <style:style style:name="P43" style:family="paragraph">
      <style:paragraph-properties fo:margin-left="0.934cm" fo:margin-right="0cm" fo:margin-top="0.141cm" fo:margin-bottom="0cm" fo:line-height="100%" fo:text-align="start" fo:text-indent="-0.917cm" style:punctuation-wrap="hanging" style:line-break="strict" style:writing-mode="lr-tb"/>
    </style:style>
    <style:style style:name="P44" style:family="paragraph">
      <style:paragraph-properties fo:margin-left="0cm" fo:margin-right="0cm" fo:margin-top="0.123cm" fo:margin-bottom="0cm" fo:line-height="80%" fo:text-indent="0cm" style:punctuation-wrap="hanging" style:line-break="strict"/>
    </style:style>
    <style:style style:name="P45" style:family="paragraph">
      <style:paragraph-properties fo:margin-left="2.063cm" fo:margin-right="0cm" fo:margin-top="0.123cm" fo:margin-bottom="0cm" fo:line-height="80%" fo:text-align="start" fo:text-indent="-0.758cm" style:punctuation-wrap="hanging" style:line-break="strict" style:writing-mode="lr-tb"/>
    </style:style>
    <style:style style:name="P46" style:family="paragraph">
      <style:paragraph-properties fo:margin-left="2.063cm" fo:margin-right="0cm" fo:margin-top="0.123cm" fo:margin-bottom="0cm" fo:line-height="80%" fo:text-align="start" fo:text-indent="-0.758cm" style:punctuation-wrap="hanging" style:line-break="strict" style:writing-mode="lr-tb">
        <style:tab-stops>
          <style:tab-stop style:position="0cm"/>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 style:position="24.143cm"/>
          <style:tab-stop style:position="25.391cm"/>
          <style:tab-stop style:position="26.639cm"/>
          <style:tab-stop style:position="27.887cm"/>
        </style:tab-stops>
      </style:paragraph-properties>
    </style:style>
    <style:style style:name="P47" style:family="paragraph">
      <style:paragraph-properties fo:margin-left="0cm" fo:margin-right="0cm" fo:margin-top="0.123cm" fo:margin-bottom="0cm" fo:line-height="80%" fo:text-align="start" fo:text-indent="0cm" style:punctuation-wrap="hanging" style:line-break="strict" style:writing-mode="lr-tb"/>
    </style:style>
    <style:style style:name="P48" style:family="paragraph">
      <loext:graphic-properties draw:fill="none" draw:fill-color="#ffffff"/>
      <style:paragraph-properties fo:margin-left="0cm" fo:margin-right="0cm" fo:margin-top="0.123cm" fo:margin-bottom="0cm" fo:line-height="80%" fo:text-indent="0cm" style:punctuation-wrap="hanging" style:line-break="strict" style:writing-mode="lr-tb" style:font-independent-line-spacing="true"/>
    </style:style>
    <style:style style:name="P49" style:family="paragraph">
      <style:paragraph-properties fo:margin-left="0.251cm" fo:margin-right="0cm" fo:margin-top="0.158cm" fo:margin-bottom="0cm" fo:line-height="100%" fo:text-indent="-0.234cm" style:punctuation-wrap="simple" style:line-break="normal"/>
    </style:style>
    <style:style style:name="P50" style:family="paragraph">
      <style:paragraph-properties fo:margin-left="0.934cm" fo:margin-right="0cm" fo:margin-top="0.141cm" fo:margin-bottom="0cm" fo:text-indent="-0.917cm" style:punctuation-wrap="hanging" style:line-break="strict"/>
    </style:style>
    <style:style style:name="P51" style:family="paragraph">
      <style:paragraph-properties fo:margin-left="0.939cm" fo:margin-right="0cm" fo:margin-top="0.123cm" fo:margin-bottom="0cm" fo:text-indent="-0.922cm" style:punctuation-wrap="hanging" style:line-break="strict"/>
    </style:style>
    <style:style style:name="P52" style:family="paragraph">
      <style:paragraph-properties fo:margin-left="0cm" fo:margin-right="0cm" fo:text-align="start" fo:text-indent="0cm" style:punctuation-wrap="hanging" style:line-break="strict">
        <style:tab-stops>
          <style:tab-stop style:position="0cm"/>
          <style:tab-stop style:position="18.781cm" style:type="right"/>
          <style:tab-stop style:position="20.32cm"/>
          <style:tab-stop style:position="22.86cm"/>
          <style:tab-stop style:position="25.4cm"/>
          <style:tab-stop style:position="27.94cm"/>
          <style:tab-stop style:position="28.676cm"/>
          <style:tab-stop style:position="29.942cm"/>
          <style:tab-stop style:position="29.946cm"/>
          <style:tab-stop style:position="29.95cm"/>
        </style:tab-stops>
      </style:paragraph-properties>
    </style:style>
    <style:style style:name="P53"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18.781cm" style:type="right"/>
          <style:tab-stop style:position="20.32cm"/>
          <style:tab-stop style:position="22.86cm"/>
          <style:tab-stop style:position="25.4cm"/>
          <style:tab-stop style:position="27.94cm"/>
          <style:tab-stop style:position="28.676cm"/>
          <style:tab-stop style:position="29.942cm"/>
          <style:tab-stop style:position="29.946cm"/>
          <style:tab-stop style:position="29.95cm"/>
        </style:tab-stops>
      </style:paragraph-properties>
    </style:style>
    <style:style style:name="P54" style:family="paragraph">
      <style:paragraph-properties fo:margin-left="0cm" fo:margin-right="0cm" fo:margin-top="0.123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5" style:family="paragraph">
      <style:paragraph-properties fo:margin-left="0.934cm" fo:margin-right="0cm" fo:margin-top="0.123cm" fo:margin-bottom="0cm" fo:line-height="90%" fo:text-align="start" fo:text-indent="-0.917cm" style:punctuation-wrap="hanging" style:line-break="strict" style:writing-mode="lr-tb"/>
    </style:style>
    <style:style style:name="P56" style:family="paragraph">
      <loext:graphic-properties draw:fill="none" draw:fill-color="#ffffff"/>
      <style:paragraph-properties fo:margin-left="0cm" fo:margin-right="0cm" fo:margin-top="0.123cm" fo:margin-bottom="0cm" fo:line-height="90%" fo:text-indent="0cm" style:punctuation-wrap="hanging" style:line-break="strict" style:writing-mode="lr-tb" style:font-independent-line-spacing="true"/>
      <style:text-properties fo:font-size="16pt" style:font-size-asian="16pt" style:font-size-complex="16pt"/>
    </style:style>
    <style:style style:name="P57" style:family="paragraph">
      <style:paragraph-properties fo:margin-left="2.063cm" fo:margin-right="0cm" fo:margin-top="0.141cm" fo:margin-bottom="0cm" fo:line-height="100%" fo:text-align="start" fo:text-indent="-0.758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8" style:family="paragraph">
      <style:paragraph-properties fo:margin-left="0cm" fo:margin-right="0cm" fo:margin-top="0.123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9" style:family="paragraph">
      <style:paragraph-properties fo:margin-left="0cm" fo:margin-right="0cm" fo:margin-top="0.141cm" fo:margin-bottom="0cm" fo:line-height="90%" fo:text-indent="0cm" style:punctuation-wrap="hanging" style:line-break="strict"/>
    </style:style>
    <style:style style:name="P60" style:family="paragraph">
      <style:paragraph-properties fo:margin-left="2.059cm" fo:margin-right="0cm" fo:margin-top="0.141cm" fo:margin-bottom="0cm" fo:line-height="90%" fo:text-align="start" fo:text-indent="-0.759cm" style:punctuation-wrap="hanging" style:line-break="strict" style:writing-mode="lr-tb"/>
    </style:style>
    <style:style style:name="P61" style:family="paragraph">
      <style:paragraph-properties fo:margin-left="0.934cm" fo:margin-right="0cm" fo:margin-top="0.141cm" fo:margin-bottom="0cm" fo:line-height="90%" fo:text-indent="-0.917cm" style:punctuation-wrap="hanging" style:line-break="strict" style:writing-mode="lr-tb"/>
    </style:style>
    <style:style style:name="P62" style:family="paragraph">
      <loext:graphic-properties draw:fill="none" draw:fill-color="#ffffff"/>
      <style:paragraph-properties fo:margin-left="0cm" fo:margin-right="0cm" fo:margin-top="0.141cm" fo:margin-bottom="0cm" fo:line-height="90%" fo:text-indent="0cm" style:punctuation-wrap="hanging" style:line-break="strict" style:writing-mode="lr-tb" style:font-independent-line-spacing="true"/>
    </style:style>
    <style:style style:name="P63" style:family="paragraph">
      <style:paragraph-properties fo:margin-left="2.063cm" fo:margin-right="0cm" fo:margin-top="0.141cm" fo:margin-bottom="0cm" fo:line-height="100%" fo:text-indent="-0.758cm" style:punctuation-wrap="hanging" style:line-break="strict" style:writing-mode="lr-tb"/>
    </style:style>
    <style:style style:name="P64" style:family="paragraph">
      <loext:graphic-properties draw:fill="none" draw:fill-color="#ffffff"/>
      <style:paragraph-properties fo:margin-left="0cm" fo:margin-right="0cm" fo:margin-top="0.123cm" fo:margin-bottom="0cm" fo:text-indent="0cm" style:punctuation-wrap="hanging" style:line-break="strict" style:writing-mode="lr-tb" style:font-independent-line-spacing="true"/>
      <style:text-properties fo:font-size="16pt" style:font-size-asian="16pt" style:font-size-complex="16pt"/>
    </style:style>
    <style:style style:name="P65" style:family="paragraph">
      <style:paragraph-properties fo:margin-left="1.838cm" fo:margin-right="0cm" fo:margin-top="0.185cm" fo:margin-bottom="0cm" fo:line-height="100%" fo:text-align="start" fo:text-indent="-0.494cm" style:punctuation-wrap="simple" style:line-break="normal" style:writing-mode="lr-tb"/>
    </style:style>
    <style:style style:name="P66" style:family="paragraph">
      <loext:graphic-properties draw:fill="none" draw:fill-color="#ffffff"/>
      <style:paragraph-properties fo:margin-left="1.838cm" fo:margin-right="0cm" fo:margin-top="0.185cm" fo:margin-bottom="0cm" fo:line-height="100%" fo:text-align="start" fo:text-indent="-0.494cm" style:punctuation-wrap="simple" style:line-break="normal" style:writing-mode="lr-tb" style:font-independent-line-spacing="true"/>
    </style:style>
    <style:style style:name="P67" style:family="paragraph">
      <style:paragraph-properties fo:margin-left="2.046cm" fo:margin-right="0cm" fo:margin-top="0.123cm" fo:margin-bottom="0cm" fo:line-height="100%" fo:text-align="start" fo:text-indent="-0.754cm" style:punctuation-wrap="hanging" style:line-break="strict" style:writing-mode="lr-tb"/>
    </style:style>
    <style:style style:name="P68" style:family="paragraph">
      <style:paragraph-properties fo:margin-left="0.934cm" fo:margin-right="0cm" fo:margin-top="0.123cm" fo:margin-bottom="0cm" fo:line-height="100%" fo:text-indent="-0.912cm" style:punctuation-wrap="hanging" style:line-break="strict" style:writing-mode="lr-tb"/>
    </style:style>
    <style:style style:name="P69" style:family="paragraph">
      <style:paragraph-properties fo:margin-left="0cm" fo:margin-right="0cm" fo:margin-top="0.141cm" fo:margin-bottom="0cm" fo:line-height="80%" fo:text-indent="0cm" style:punctuation-wrap="hanging" style:line-break="strict"/>
    </style:style>
    <style:style style:name="P70" style:family="paragraph">
      <style:paragraph-properties fo:margin-left="2.063cm" fo:margin-right="0cm" fo:margin-top="0cm" fo:margin-bottom="0cm" fo:line-height="80%" fo:text-align="start" fo:text-indent="-0.758cm" style:punctuation-wrap="hanging" style:line-break="strict" style:writing-mode="lr-tb"/>
    </style:style>
    <style:style style:name="P71" style:family="paragraph">
      <loext:graphic-properties draw:fill="none" draw:fill-color="#ffffff"/>
      <style:paragraph-properties fo:margin-left="0cm" fo:margin-right="0cm" fo:margin-top="0.141cm" fo:margin-bottom="0cm" fo:line-height="80%" fo:text-indent="0cm" style:punctuation-wrap="hanging" style:line-break="strict" style:writing-mode="lr-tb" style:font-independent-line-spacing="true"/>
      <style:text-properties fo:font-style="italic" style:font-style-asian="italic" style:font-style-complex="italic"/>
    </style:style>
    <style:style style:name="P72" style:family="paragraph">
      <style:paragraph-properties fo:margin-left="2.063cm" fo:margin-right="0cm" fo:margin-top="0cm" fo:margin-bottom="0cm" fo:line-height="80%" fo:text-align="start" fo:text-indent="-0.758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73" style:family="paragraph">
      <style:paragraph-properties fo:margin-left="0.934cm" fo:margin-right="0cm" fo:margin-top="0cm" fo:margin-bottom="0cm" fo:line-height="80%" fo:text-indent="-0.917cm" style:punctuation-wrap="hanging" style:line-break="strict" style:writing-mode="lr-tb"/>
    </style:style>
    <style:style style:name="P74" style:family="paragraph">
      <style:paragraph-properties fo:margin-left="0cm" fo:margin-right="0cm" fo:margin-top="0cm" fo:margin-bottom="0cm" fo:line-height="80%" fo:text-indent="0cm" style:punctuation-wrap="hanging" style:line-break="strict" style:writing-mode="lr-tb"/>
    </style:style>
    <style:style style:name="P75" style:family="paragraph">
      <loext:graphic-properties draw:fill="none" draw:fill-color="#ffffff"/>
      <style:paragraph-properties fo:margin-left="0cm" fo:margin-right="0cm" fo:margin-top="0.141cm" fo:margin-bottom="0cm" fo:line-height="80%" fo:text-indent="0cm" style:punctuation-wrap="hanging" style:line-break="strict" style:writing-mode="lr-tb" style:font-independent-line-spacing="true"/>
    </style:style>
    <style:style style:name="P76" style:family="paragraph">
      <style:paragraph-properties fo:margin-left="2.063cm" fo:margin-right="0cm" fo:margin-top="0cm" fo:margin-bottom="0cm" fo:line-height="115%" fo:text-align="start" fo:text-indent="-0.758cm" style:punctuation-wrap="hanging" style:line-break="strict" style:writing-mode="lr-tb"/>
    </style:style>
    <style:style style:name="P77" style:family="paragraph">
      <style:paragraph-properties fo:margin-left="0cm" fo:margin-right="0cm" fo:margin-top="0.141cm" fo:margin-bottom="0cm" fo:line-height="115%" fo:text-indent="0cm" style:punctuation-wrap="hanging" style:line-break="strict"/>
    </style:style>
    <style:style style:name="P78" style:family="paragraph">
      <style:paragraph-properties fo:margin-left="2.046cm" fo:margin-right="0cm" fo:margin-top="0.141cm" fo:margin-bottom="0cm" fo:line-height="100%" fo:text-align="start" fo:text-indent="-0.759cm" style:punctuation-wrap="hanging" style:line-break="strict" style:writing-mode="lr-tb"/>
    </style:style>
    <style:style style:name="P79" style:family="paragraph">
      <style:paragraph-properties fo:margin-left="0cm" fo:margin-right="0cm" fo:margin-top="0.123cm" fo:margin-bottom="0cm" fo:line-height="80%" fo:text-indent="0cm" style:punctuation-wrap="hanging" style:line-break="strict" style:writing-mode="lr-tb"/>
    </style:style>
    <style:style style:name="P80" style:family="paragraph">
      <style:paragraph-properties fo:margin-left="2.046cm" fo:margin-right="0cm" fo:margin-top="0.123cm" fo:margin-bottom="0cm" fo:line-height="80%" fo:text-align="start" fo:text-indent="-0.759cm" style:punctuation-wrap="hanging" style:line-break="strict" style:writing-mode="lr-tb"/>
    </style:style>
    <style:style style:name="P81" style:family="paragraph">
      <style:paragraph-properties fo:margin-left="0cm" fo:margin-right="0cm" fo:margin-top="0.194cm" fo:margin-bottom="0cm" fo:line-height="80%" fo:text-indent="0cm" style:punctuation-wrap="hanging" style:line-break="strict"/>
    </style:style>
    <style:style style:name="P82" style:family="paragraph">
      <style:paragraph-properties fo:margin-left="0cm" fo:margin-right="0cm" fo:margin-top="0.194cm" fo:margin-bottom="0cm" fo:line-height="80%" fo:text-align="start" fo:text-indent="0cm" style:punctuation-wrap="hanging" style:line-break="strict" style:writing-mode="lr-tb"/>
    </style:style>
    <style:style style:name="P83" style:family="paragraph">
      <style:paragraph-properties fo:margin-left="0cm" fo:margin-right="0cm" fo:margin-top="0.194cm" fo:margin-bottom="0cm" fo:line-height="80%" fo:text-indent="0cm" style:punctuation-wrap="hanging" style:line-break="strict" style:writing-mode="lr-tb"/>
    </style:style>
    <style:style style:name="P84"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style>
    <style:style style:name="T1" style:family="text">
      <style:text-properties fo:color="#9a9a9a" fo:font-size="44pt" fo:language="sv" fo:country="SE" style:font-name-asian="ＭＳ Ｐゴシック" style:font-size-asian="44pt" style:language-asian="sv" style:country-asian="SE" style:font-name-complex="ＭＳ Ｐゴシック" style:font-size-complex="44pt" style:language-complex="sv" style:country-complex="SE"/>
    </style:style>
    <style:style style:name="T2" style:family="text">
      <style:text-properties fo:color="#808080" style:font-name="Calibri" fo:font-size="10pt" fo:language="sv" fo:country="SE" style:font-size-asian="10pt" style:language-asian="sv" style:country-asian="SE" style:font-size-complex="10pt" style:language-complex="sv" style:country-complex="SE"/>
    </style:style>
    <style:style style:name="T3" style:family="text">
      <style:text-properties fo:color="#9a9a9a" fo:font-size="32pt" fo:language="sv" fo:country="SE" style:font-name-asian="ＭＳ Ｐゴシック" style:font-size-asian="32pt" style:language-asian="sv" style:country-asian="SE" style:font-name-complex="ＭＳ Ｐゴシック" style:font-size-complex="32pt" style:language-complex="sv" style:country-complex="SE"/>
    </style:style>
    <style:style style:name="T4" style:family="text">
      <style:text-properties fo:font-size="14pt" fo:language="en" fo:country="US" fo:font-style="italic" style:font-name-asian="ＭＳ Ｐゴシック" style:font-size-asian="14pt" style:language-asian="en" style:country-asian="US" style:font-style-asian="italic" style:font-name-complex="ＭＳ Ｐゴシック" style:font-size-complex="14pt" style:language-complex="en" style:country-complex="US" style:font-style-complex="italic"/>
    </style:style>
    <style:style style:name="T5" style:family="text">
      <style:text-properties fo:color="#000000" style:text-line-through-style="none" style:text-line-through-type="none" style:text-position="0% 100%" style:font-name="Courier New" fo:font-size="14pt" fo:language="en" fo:country="US" fo:font-style="normal" fo:text-shadow="none" style:text-underline-style="none" fo:font-weight="normal" style:font-name-asian="ＭＳ Ｐゴシック" style:font-size-asian="14pt" style:language-asian="en" style:country-asian="US" style:font-style-asian="normal" style:font-weight-asian="normal" style:font-name-complex="ＭＳ Ｐゴシック" style:font-size-complex="14pt" style:language-complex="en" style:country-complex="US" style:font-style-complex="normal" style:font-weight-complex="normal" style:font-relief="none"/>
    </style:style>
    <style:style style:name="T6" style:family="text">
      <style:text-properties fo:color="#000000" style:text-line-through-style="none" style:text-line-through-type="none" style:text-position="0% 100%" style:font-name="Courier New" fo:font-size="14pt" fo:language="en" fo:country="US" fo:font-style="normal" fo:text-shadow="none" style:text-underline-style="none" fo:font-weight="bold" style:font-name-asian="ＭＳ Ｐゴシック" style:font-size-asian="14pt" style:language-asian="en" style:country-asian="US" style:font-style-asian="normal" style:font-weight-asian="bold" style:font-name-complex="ＭＳ Ｐゴシック" style:font-size-complex="14pt" style:language-complex="en" style:country-complex="US" style:font-style-complex="normal" style:font-weight-complex="bold" style:font-relief="none"/>
    </style:style>
    <style:style style:name="T7" style:family="text">
      <style:text-properties fo:color="#000000" style:text-line-through-style="none" style:text-line-through-type="none" style:text-position="0% 100%" style:font-name="Courier New" fo:font-size="14pt" fo:language="en" fo:country="US" fo:font-style="italic" fo:text-shadow="none" style:text-underline-style="none" fo:font-weight="normal" style:font-name-asian="ＭＳ Ｐゴシック" style:font-size-asian="14pt" style:language-asian="en" style:country-asian="US" style:font-style-asian="italic" style:font-weight-asian="normal" style:font-name-complex="ＭＳ Ｐゴシック" style:font-size-complex="14pt" style:language-complex="en" style:country-complex="US" style:font-style-complex="italic" style:font-weight-complex="normal" style:font-relief="none"/>
    </style:style>
    <style:style style:name="T8" style:family="text">
      <style:text-properties fo:color="#808080" fo:font-size="10pt" fo:language="sv" fo:country="SE" style:font-size-asian="10pt" style:language-asian="sv" style:country-asian="SE" style:font-size-complex="10pt" style:language-complex="sv" style:country-complex="SE"/>
    </style:style>
    <style:style style:name="T9" style:family="text">
      <style:text-properties fo:color="#9a9a9a" fo:font-size="32pt" fo:language="en" fo:country="US" style:font-name-asian="ＭＳ Ｐゴシック" style:font-size-asian="32pt" style:language-asian="en" style:country-asian="US" style:font-name-complex="ＭＳ Ｐゴシック" style:font-size-complex="32pt" style:language-complex="en" style:country-complex="US"/>
    </style:style>
    <style:style style:name="T10" style:family="text">
      <style:text-properties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11" style:family="text">
      <style:text-properties fo:color="#000000" style:text-line-through-style="none" style:text-line-through-type="none" style:text-position="0% 100%" style:font-name="Arial1" fo:font-size="14pt" fo:language="en" fo:country="US" fo:font-style="normal" fo:text-shadow="none" style:text-underline-style="none" fo:font-weight="normal" style:font-name-asian="ＭＳ Ｐゴシック" style:font-size-asian="14pt" style:language-asian="en" style:country-asian="US" style:font-style-asian="normal" style:font-weight-asian="normal" style:font-name-complex="ＭＳ Ｐゴシック" style:font-size-complex="14pt" style:language-complex="en" style:country-complex="US" style:font-style-complex="normal" style:font-weight-complex="normal" style:font-relief="none"/>
    </style:style>
    <style:style style:name="T12" style:family="text">
      <style:text-properties fo:color="#000000" style:text-line-through-style="none" style:text-line-through-type="none" style:text-position="0% 100%" style:font-name="Courier New" fo:font-size="14pt" fo:language="en" fo:country="US" fo:font-style="normal" fo:text-shadow="none" style:text-underline-style="none" fo:font-weight="normal" style:font-name-asian="Courier New" style:font-size-asian="14pt" style:language-asian="en" style:country-asian="US" style:font-style-asian="normal" style:font-weight-asian="normal" style:font-name-complex="Courier New" style:font-size-complex="14pt" style:language-complex="en" style:country-complex="US" style:font-style-complex="normal" style:font-weight-complex="normal" style:font-relief="none"/>
    </style:style>
    <style:style style:name="T13" style:family="text">
      <style:text-properties fo:color="#000000" style:text-position="0% 100%" style:font-name="Courier New" fo:font-size="14pt" fo:language="en" fo:country="US" fo:font-weight="bold" style:font-name-asian="ＭＳ Ｐゴシック" style:font-size-asian="14pt" style:language-asian="en" style:country-asian="US" style:font-weight-asian="bold" style:font-name-complex="ＭＳ Ｐゴシック" style:font-size-complex="14pt" style:language-complex="en" style:country-complex="US" style:font-weight-complex="bold"/>
    </style:style>
    <style:style style:name="T14" style:family="text">
      <style:text-properties fo:color="#9a9a9a" fo:font-size="32pt" fo:language="sv" fo:country="SE" fo:font-style="italic" style:font-name-asian="ＭＳ Ｐゴシック" style:font-size-asian="32pt" style:language-asian="sv" style:country-asian="SE" style:font-style-asian="italic" style:font-name-complex="ＭＳ Ｐゴシック" style:font-size-complex="32pt" style:language-complex="sv" style:country-complex="SE" style:font-style-complex="italic"/>
    </style:style>
    <style:style style:name="T15" style:family="text">
      <style:text-properties fo:color="#000000" style:text-position="0% 100%" style:font-name="Courier New"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16" style:family="text">
      <style:text-properties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17" style:family="text">
      <style:text-properties fo:color="#000000" style:text-line-through-style="none" style:text-line-through-type="none" style:text-position="0% 100%" style:font-name="Courier New" fo:font-size="12pt" fo:language="en" fo:country="US" fo:font-style="normal" fo:text-shadow="none" style:text-underline-style="none" fo:font-weight="normal" style:font-name-asian="ＭＳ Ｐゴシック" style:font-size-asian="12pt" style:language-asian="en" style:country-asian="US" style:font-style-asian="normal" style:font-weight-asian="normal" style:font-name-complex="ＭＳ Ｐゴシック" style:font-size-complex="12pt" style:language-complex="en" style:country-complex="US" style:font-style-complex="normal" style:font-weight-complex="normal" style:font-relief="none"/>
    </style:style>
    <style:style style:name="T18" style:family="text">
      <style:text-properties fo:color="#000000" style:text-line-through-style="none" style:text-line-through-type="none" style:text-position="0% 100%" style:font-name="Courier New" fo:font-size="12pt" fo:language="en" fo:country="US" fo:font-style="normal" fo:text-shadow="none" style:text-underline-style="none" fo:font-weight="bold" style:font-name-asian="ＭＳ Ｐゴシック" style:font-size-asian="12pt" style:language-asian="en" style:country-asian="US" style:font-style-asian="normal" style:font-weight-asian="bold" style:font-name-complex="ＭＳ Ｐゴシック" style:font-size-complex="12pt" style:language-complex="en" style:country-complex="US" style:font-style-complex="normal" style:font-weight-complex="bold" style:font-relief="none"/>
    </style:style>
    <style:style style:name="T19" style:family="text">
      <style:text-properties fo:color="#000000" style:text-position="0% 100%" style:font-name="Courier New"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20" style:family="text">
      <style:text-properties fo:color="#000000" style:text-line-through-style="none" style:text-line-through-type="none" style:text-position="0% 100%" style:font-name="Arial1" fo:font-size="14pt" fo:language="en" fo:country="US" fo:font-style="italic" fo:text-shadow="none" style:text-underline-style="none" fo:font-weight="normal" style:font-name-asian="ＭＳ Ｐゴシック" style:font-size-asian="14pt" style:language-asian="en" style:country-asian="US" style:font-style-asian="italic" style:font-weight-asian="normal" style:font-name-complex="ＭＳ Ｐゴシック" style:font-size-complex="14pt" style:language-complex="en" style:country-complex="US" style:font-style-complex="italic" style:font-weight-complex="normal" style:font-relief="none"/>
    </style:style>
    <style:style style:name="T21" style:family="text">
      <style:text-properties style:font-name="Courier New2"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22" style:family="text">
      <style:text-properties fo:font-size="16pt" fo:language="en" fo:country="US" fo:font-style="italic" style:font-name-asian="ＭＳ Ｐゴシック" style:font-size-asian="16pt" style:language-asian="en" style:country-asian="US" style:font-style-asian="italic" style:font-name-complex="ＭＳ Ｐゴシック" style:font-size-complex="16pt" style:language-complex="en" style:country-complex="US" style:font-style-complex="italic"/>
    </style:style>
    <style:style style:name="T23" style:family="text">
      <style:text-properties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24" style:family="text">
      <style:text-properties fo:color="#000000" style:text-line-through-style="none" style:text-line-through-type="none" style:text-position="0% 100%" style:font-name="Courier New"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25" style:family="text">
      <style:text-properties fo:color="#000000" style:text-line-through-style="none" style:text-line-through-type="none" style:text-position="0% 100%" style:font-name="Courier New"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font-relief="none"/>
    </style:style>
    <style:style style:name="T26" style:family="text">
      <style:text-properties fo:font-size="16pt" fo:language="en" fo:country="US" fo:font-style="normal" style:font-name-asian="ＭＳ Ｐゴシック" style:font-size-asian="16pt" style:language-asian="en" style:country-asian="US" style:font-style-asian="normal" style:font-name-complex="ＭＳ Ｐゴシック" style:font-size-complex="16pt" style:language-complex="en" style:country-complex="US" style:font-style-complex="normal"/>
    </style:style>
    <style:style style:name="T27" style:family="text">
      <style:text-properties fo:color="#000000" style:text-position="0% 100%" style:font-name="Courier New"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28" style:family="text">
      <style:text-properties fo:color="#000000" style:text-line-through-style="none" style:text-line-through-type="none" style:text-position="0% 100%" style:font-name="Arial1"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29" style:family="text">
      <style:text-properties fo:color="#000000" style:text-line-through-style="none" style:text-line-through-type="none" style:text-position="0% 100%" style:font-name="Arial1"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font-relief="none"/>
    </style:style>
    <style:style style:name="T30" style:family="text">
      <style:text-properties fo:color="#000000" style:text-position="0% 100%" style:font-name="Arial1"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31" style:family="text">
      <style:text-properties style:font-name="Calibri"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32" style:family="text">
      <style:text-properties style:text-position="30% 58%" style:font-name="Calibri"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33" style:family="text">
      <style:text-properties style:font-name="Calibri" fo:font-size="12pt" fo:language="sv" fo:country="SE" style:font-name-asian="ＭＳ Ｐゴシック" style:font-size-asian="12pt" style:language-asian="sv" style:country-asian="SE" style:font-name-complex="ＭＳ Ｐゴシック" style:font-size-complex="12pt" style:language-complex="sv" style:country-complex="SE"/>
    </style:style>
    <style:style style:name="T34" style:family="text">
      <style:text-properties fo:font-size="16pt" fo:language="en" fo:country="US" fo:font-weight="bold" style:font-name-asian="ＭＳ Ｐゴシック" style:font-size-asian="16pt" style:language-asian="en" style:country-asian="US" style:font-weight-asian="bold" style:font-name-complex="ＭＳ Ｐゴシック" style:font-size-complex="16pt" style:language-complex="en" style:country-complex="US" style:font-weight-complex="bold"/>
    </style:style>
    <style:style style:name="T35" style:family="text">
      <style:text-properties style:font-name="Courier New2"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36" style:family="text">
      <style:text-properties style:font-name="Courier New2" fo:font-size="16pt" fo:language="en" fo:country="US" fo:font-weight="bold" style:font-name-asian="ＭＳ Ｐゴシック" style:font-size-asian="16pt" style:language-asian="en" style:country-asian="US" style:font-weight-asian="bold" style:font-name-complex="ＭＳ Ｐゴシック" style:font-size-complex="16pt" style:language-complex="en" style:country-complex="US" style:font-weight-complex="bold"/>
    </style:style>
    <style:style style:name="T37" style:family="text">
      <style:text-properties fo:font-variant="normal" fo:text-transform="none" fo:color="#000000" style:text-outline="false" style:text-line-through-style="none" style:text-line-through-type="none" style:text-position="0% 100%" style:font-name="Courier New" fo:font-size="16pt" fo:language="sv" fo:country="SE" fo:font-style="normal" fo:text-shadow="none" style:text-underline-style="none" fo:font-weight="normal" style:font-name-asian="ＭＳ Ｐゴシック" style:font-size-asian="16pt" style:language-asian="sv" style:country-asian="SE" style:font-style-asian="normal" style:font-weight-asian="normal" style:font-name-complex="ＭＳ Ｐゴシック" style:font-size-complex="16pt" style:language-complex="sv" style:country-complex="SE" style:font-style-complex="normal" style:font-weight-complex="normal" style:text-emphasize="none" style:font-relief="none" style:text-overline-style="none" style:text-overline-color="font-color"/>
    </style:style>
    <style:style style:name="T38" style:family="text">
      <style:text-properties fo:color="#000000" style:text-line-through-style="none" style:text-line-through-type="none" style:text-position="0% 100%" style:font-name="Courier New" fo:font-size="16pt" fo:language="sv" fo:country="SE" fo:font-style="normal" fo:text-shadow="none" style:text-underline-style="none" fo:font-weight="bold" style:font-name-asian="ＭＳ Ｐゴシック" style:font-size-asian="16pt" style:language-asian="sv" style:country-asian="SE" style:font-style-asian="normal" style:font-weight-asian="bold" style:font-name-complex="ＭＳ Ｐゴシック" style:font-size-complex="16pt" style:language-complex="sv" style:country-complex="SE" style:font-style-complex="normal" style:font-weight-complex="bold" style:font-relief="none"/>
    </style:style>
    <style:style style:name="T39" style:family="text">
      <style:text-properties fo:color="#000000" style:text-line-through-style="none" style:text-line-through-type="none" style:text-position="0% 100%" style:font-name="Courier New" fo:font-size="16pt" fo:language="sv" fo:country="SE" fo:font-style="normal" fo:text-shadow="none" style:text-underline-style="none" fo:font-weight="normal" style:font-name-asian="ＭＳ Ｐゴシック" style:font-size-asian="16pt" style:language-asian="sv" style:country-asian="SE" style:font-style-asian="normal" style:font-weight-asian="normal" style:font-name-complex="ＭＳ Ｐゴシック" style:font-size-complex="16pt" style:language-complex="sv" style:country-complex="SE" style:font-style-complex="normal" style:font-weight-complex="normal" style:font-relief="none"/>
    </style:style>
    <style:style style:name="T40" style:family="text">
      <style:text-properties fo:font-variant="normal" fo:text-transform="none" fo:color="#000000" style:text-outline="false" style:text-line-through-style="none" style:text-line-through-type="none" style:text-position="0% 100%" style:font-name="Courier New" fo:font-size="16pt" fo:language="sv" fo:country="SE" fo:font-style="normal" fo:text-shadow="none" style:text-underline-style="none" fo:font-weight="bold" style:font-name-asian="ＭＳ Ｐゴシック" style:font-size-asian="16pt" style:language-asian="sv" style:country-asian="SE" style:font-style-asian="normal" style:font-weight-asian="bold" style:font-name-complex="ＭＳ Ｐゴシック" style:font-size-complex="16pt" style:language-complex="sv" style:country-complex="SE"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0% 100%" style:font-name="Courier New"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Courier New"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43" style:family="text">
      <style:text-properties fo:color="#000000" style:text-line-through-style="none" style:text-line-through-type="none" style:text-position="0% 100%" fo:font-size="16pt" fo:language="en" fo:country="US" fo:text-shadow="none" style:text-underline-style="none" style:font-name-asian="ＭＳ Ｐゴシック" style:font-size-asian="16pt" style:language-asian="en" style:country-asian="US" style:font-name-complex="ＭＳ Ｐゴシック" style:font-size-complex="16pt" style:language-complex="en" style:country-complex="US" style:font-relief="none"/>
    </style:style>
    <style:style style:name="T44" style:family="text">
      <style:text-properties fo:color="#000000" style:text-position="0% 100%" style:font-name="Courier New" fo:font-size="16pt" fo:language="sv" fo:country="SE" fo:font-weight="bold" style:font-name-asian="ＭＳ Ｐゴシック" style:font-size-asian="16pt" style:language-asian="sv" style:country-asian="SE" style:font-weight-asian="bold" style:font-name-complex="ＭＳ Ｐゴシック" style:font-size-complex="16pt" style:language-complex="sv" style:country-complex="SE" style:font-weight-complex="bold"/>
    </style:style>
    <style:style style:name="T45" style:family="text">
      <style:text-properties fo:color="#000000" style:text-position="0% 100%" style:font-name="Courier New" fo:font-size="16pt" fo:language="sv" fo:country="SE" style:font-name-asian="ＭＳ Ｐゴシック" style:font-size-asian="16pt" style:language-asian="sv" style:country-asian="SE" style:font-name-complex="ＭＳ Ｐゴシック" style:font-size-complex="16pt" style:language-complex="sv" style:country-complex="SE"/>
    </style:style>
    <style:style style:name="T46" style:family="text">
      <style:text-properties fo:language="sv" fo:country="SE" style:language-asian="sv" style:country-asian="SE" style:language-complex="sv" style:country-complex="SE"/>
    </style:style>
    <style:style style:name="T47" style:family="text">
      <style:text-properties fo:color="#000000" style:text-line-through-style="none" style:text-line-through-type="none" style:text-position="0% 100%" style:font-name="Courier New" fo:font-size="14pt" fo:language="sv" fo:country="SE" fo:font-style="normal" fo:text-shadow="none" style:text-underline-style="none" fo:font-weight="normal" style:font-name-asian="ＭＳ Ｐゴシック" style:font-size-asian="14pt" style:language-asian="sv" style:country-asian="SE" style:font-style-asian="normal" style:font-weight-asian="normal" style:font-name-complex="ＭＳ Ｐゴシック" style:font-size-complex="14pt" style:language-complex="sv" style:country-complex="SE" style:font-style-complex="normal" style:font-weight-complex="normal" style:font-relief="none"/>
    </style:style>
    <style:style style:name="T48" style:family="text">
      <style:text-properties fo:color="#000000" style:text-line-through-style="none" style:text-line-through-type="none" style:text-position="0% 100%" style:font-name="Courier New"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font-relief="none"/>
    </style:style>
    <style:style style:name="T49" style:family="text">
      <style:text-properties fo:font-variant="normal" fo:text-transform="none" fo:color="#000000" style:text-outline="false" style:text-line-through-style="none" style:text-line-through-type="none" style:text-position="0% 100%" style:font-name="Arial1"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Arial1"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Liberation Mono"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52" style:family="text">
      <style:text-properties style:font-name="Courier New"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53" style:family="text">
      <style:text-properties fo:color="#9a9a9a" fo:font-size="24pt" fo:language="sv" fo:country="SE" style:font-name-asian="ＭＳ Ｐゴシック" style:font-size-asian="24pt" style:language-asian="sv" style:country-asian="SE" style:font-name-complex="ＭＳ Ｐゴシック" style:font-size-complex="24pt" style:language-complex="sv" style:country-complex="SE"/>
    </style:style>
    <style:style style:name="T54" style:family="text">
      <style:text-properties fo:color="#000000" style:text-line-through-style="none" style:text-line-through-type="none" style:text-position="0% 100%" style:font-name="Arial1" fo:font-size="16pt" fo:language="en" fo:country="US" fo:font-style="normal" fo:text-shadow="none" style:text-underline-style="none" fo:font-weight="normal" style:font-name-asian="Arial1" style:font-size-asian="16pt" style:language-asian="en" style:country-asian="US" style:font-style-asian="normal" style:font-weight-asian="normal" style:font-name-complex="Arial1" style:font-size-complex="16pt" style:language-complex="en" style:country-complex="US" style:font-style-complex="normal" style:font-weight-complex="normal" style:font-relief="none"/>
    </style:style>
    <style:style style:name="T55" style:family="text">
      <style:text-properties fo:color="#000000" style:text-line-through-style="none" style:text-line-through-type="none" style:text-position="0% 100%" style:font-name="Courier New2"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56" style:family="text">
      <style:text-properties fo:color="#000000" style:text-line-through-style="none" style:text-line-through-type="none" style:text-position="0% 100%" style:font-name="Courier New2"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font-relief="none"/>
    </style:style>
    <style:style style:name="T57" style:family="text">
      <style:text-properties fo:color="#000000" style:text-position="0% 100%" style:font-name="Arial1" fo:font-size="14pt" fo:language="en" fo:country="US" fo:font-style="italic" style:font-name-asian="ＭＳ Ｐゴシック" style:font-size-asian="14pt" style:language-asian="en" style:country-asian="US" style:font-style-asian="italic" style:font-name-complex="ＭＳ Ｐゴシック" style:font-size-complex="14pt" style:language-complex="en" style:country-complex="US" style:font-style-complex="italic"/>
    </style:style>
    <style:style style:name="T58" style:family="text">
      <style:text-properties fo:font-size="22pt" fo:language="en" fo:country="US" style:font-name-asian="ＭＳ Ｐゴシック" style:font-size-asian="22pt" style:language-asian="en" style:country-asian="US" style:font-name-complex="ＭＳ Ｐゴシック" style:font-size-complex="22pt" style:language-complex="en" style:country-complex="US"/>
    </style:style>
    <style:style style:name="T59" style:family="text">
      <style:text-properties fo:color="#000000" style:text-line-through-style="none" style:text-line-through-type="none" style:text-position="0% 100%" style:font-name="Courier New2" fo:font-size="22pt" fo:language="en" fo:country="US" fo:font-style="normal" fo:text-shadow="none" style:text-underline-style="none" fo:font-weight="normal" style:font-name-asian="ＭＳ Ｐゴシック" style:font-size-asian="22pt" style:language-asian="en" style:country-asian="US" style:font-style-asian="normal" style:font-weight-asian="normal" style:font-name-complex="ＭＳ Ｐゴシック" style:font-size-complex="22pt" style:language-complex="en" style:country-complex="US" style:font-style-complex="normal" style:font-weight-complex="normal" style:font-relief="none"/>
    </style:style>
    <style:style style:name="T60" style:family="text">
      <style:text-properties fo:color="#000000" style:text-line-through-style="none" style:text-line-through-type="none" style:text-position="0% 100%" style:font-name="Arial1" fo:font-size="22pt" fo:language="en" fo:country="US" fo:font-style="italic" fo:text-shadow="none" style:text-underline-style="none" fo:font-weight="normal" style:font-name-asian="ＭＳ Ｐゴシック" style:font-size-asian="22pt" style:language-asian="en" style:country-asian="US" style:font-style-asian="italic" style:font-weight-asian="normal" style:font-name-complex="ＭＳ Ｐゴシック" style:font-size-complex="22pt" style:language-complex="en" style:country-complex="US" style:font-style-complex="italic" style:font-weight-complex="normal" style:font-relief="none"/>
    </style:style>
    <style:style style:name="T61" style:family="text">
      <style:text-properties style:font-name="Courier New2" fo:font-size="22pt" fo:language="en" fo:country="US" fo:font-style="normal" style:font-name-asian="ＭＳ Ｐゴシック" style:font-size-asian="22pt" style:language-asian="en" style:country-asian="US" style:font-style-asian="normal" style:font-name-complex="ＭＳ Ｐゴシック" style:font-size-complex="22pt" style:language-complex="en" style:country-complex="US" style:font-style-complex="normal"/>
    </style:style>
    <style:style style:name="T62" style:family="text">
      <style:text-properties style:font-name="Courier New2" fo:font-size="22pt" fo:language="en" fo:country="US" style:font-name-asian="ＭＳ Ｐゴシック" style:font-size-asian="22pt" style:language-asian="en" style:country-asian="US" style:font-name-complex="ＭＳ Ｐゴシック" style:font-size-complex="22pt" style:language-complex="en" style:country-complex="US"/>
    </style:style>
    <style:style style:name="T63" style:family="text">
      <style:text-properties fo:font-size="22pt" fo:language="en" fo:country="US" fo:font-style="italic" style:font-name-asian="ＭＳ Ｐゴシック" style:font-size-asian="22pt" style:language-asian="en" style:country-asian="US" style:font-style-asian="italic" style:font-name-complex="ＭＳ Ｐゴシック" style:font-size-complex="22pt" style:language-complex="en" style:country-complex="US" style:font-style-complex="italic"/>
    </style:style>
    <style:style style:name="T64" style:family="text">
      <style:text-properties fo:font-size="22pt" fo:language="en" fo:country="US" fo:font-style="normal" style:font-name-asian="ＭＳ Ｐゴシック" style:font-size-asian="22pt" style:language-asian="en" style:country-asian="US" style:font-style-asian="normal" style:font-name-complex="ＭＳ Ｐゴシック" style:font-size-complex="22pt" style:language-complex="en" style:country-complex="US" style:font-style-complex="normal"/>
    </style:style>
    <text:list-style style:name="L1">
      <text:list-level-style-number text:level="1" style:num-format="">
        <style:list-level-properties/>
        <style:text-properties fo:color="#9a9a9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17cm"/>
        <style:text-properties fo:font-family="Webdings" style:font-pitch="variable" style:font-charset="x-symbol" fo:color="#00438b" fo:font-size="5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83cm" text:min-label-width="0.763cm"/>
        <style:text-properties style:font-name="Arial1"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5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233cm"/>
        <style:text-properties style:font-name="Times New Roman" fo:color="#00438b"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921cm"/>
        <style:text-properties fo:font-family="Webdings" style:font-pitch="variable" style:font-charset="x-symbol" fo:color="#00438b" fo:font-size="5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58cm"/>
        <style:text-properties style:font-name="Arial1"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912cm"/>
        <style:text-properties fo:font-family="Webdings" style:font-pitch="variable" style:font-charset="x-symbol" fo:color="#00438b" fo:font-size="5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54cm"/>
        <style:text-properties style:font-name="Courier New"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917cm"/>
        <style:text-properties style:font-name="Arial1" fo:color="#00438b"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Arial1" fo:color="#00438b"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el1" presentation:presentation-page-layout-name="AL1T0" presentation:use-date-time-name="dtd1">
        <office:forms form:automatic-focus="false" form:apply-design-mode="false"/>
        <draw:custom-shape draw:style-name="gr1" draw:text-style-name="P2" draw:layer="layout" svg:width="20.32cm" svg:height="4.868cm" svg:x="2.54cm" svg:y="3.175cm">
          <text:list text:style-name="L1">
            <text:list-header>
              <text:p text:style-name="P1"><text:span text:style-name="T1">Flik 5: Datatyper</text:span></text:p>
            </text:list-header>
          </text:list>
          <draw:enhanced-geometry svg:viewBox="0 0 21600 21600" draw:type="mso-spt202" draw:enhanced-path="M 0 0 L 21600 0 21600 21600 0 21600 0 0 Z N"/>
        </draw:custom-shape>
        <draw:custom-shape draw:style-name="gr2" draw:text-style-name="P3" draw:layer="layout" svg:width="20.32cm" svg:height="4.869cm" svg:x="2.54cm" svg:y="8.043cm">
          <text:p/>
          <draw:enhanced-geometry svg:viewBox="0 0 21600 21600" draw:type="mso-spt202" draw:enhanced-path="M 0 0 L 21600 0 21600 21600 0 21600 0 0 Z N"/>
        </draw:custom-shape>
        <presentation:notes draw:style-name="dp2" presentation:use-date-time-name="dtd1">
          <draw:custom-shape draw:style-name="gr3"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4"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5"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draw:page-thumbnail draw:style-name="gr6" draw:layer="layout" svg:width="13.714cm" svg:height="10.288cm" svg:x="2.584cm" svg:y="2.055cm" draw:page-number="1" presentation:class="page"/>
          <draw:custom-shape draw:style-name="gr7" draw:text-style-name="P3" draw:layer="layout" svg:width="13.758cm" svg:height="11.522cm" svg:x="2.54cm" svg:y="13.031cm">
            <text:p/>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custom-shape draw:style-name="gr8" draw:text-style-name="P9" draw:layer="layout" svg:width="20.32cm" svg:height="2.54cm" svg:x="2.54cm" svg:y="0cm">
          <text:list text:style-name="L1">
            <text:list-header>
              <text:p text:style-name="P8"><text:span text:style-name="T3">Hjälp, attribut och inbyggda funktioner</text:span></text:p>
            </text:list-header>
          </text:list>
          <draw:enhanced-geometry svg:viewBox="0 0 21600 21600" draw:type="mso-spt202" draw:enhanced-path="M 0 0 L 21600 0 21600 21600 0 21600 0 0 Z N"/>
        </draw:custom-shape>
        <draw:custom-shape draw:style-name="gr9" draw:text-style-name="P12" draw:layer="layout" svg:width="20.32cm" svg:height="13.083cm" svg:x="2.54cm" svg:y="3.215cm">
          <text:list text:style-name="L3">
            <text:list-item>
              <text:p text:style-name="P10"><text:span text:style-name="T4">dir()</text:span></text:p>
            </text:list-item>
          </text:list>
          <text:list text:style-name="L4">
            <text:list-item>
              <text:list>
                <text:list-header>
                  <text:p text:style-name="P11"><text:span text:style-name="T5">&gt;&gt;&gt; </text:span><text:span text:style-name="T6">dir([])</text:span><text:span text:style-name="T5"> <text:s text:c="8"/># eller dir(list)</text:span></text:p>
                  <text:p text:style-name="P11"><text:span text:style-name="T5">['__add__', '__class__', '__contains__', '__delattr__', '__delitem__', '__doc__', '__eq__', '__format__', '__ge__', '__getattribute__', '__getitem__', '__gt__', '__hash__', '__iadd__', '__imul__', '__init__', '__iter__', '__le__', '__len__', '__lt__', '__mul__', '__ne__', '__new__', '__reduce__', '__reduce_ex__', '__repr__', '__reversed__', '__rmul__', '__setattr__', '__setitem__', '__str__', '__subclasshook__', 'append', 'count', 'extend', 'index', 'insert', 'pop', 'remove', 'reverse', 'sort']</text:span></text:p>
                  <text:p text:style-name="P11"><text:span text:style-name="T5"/></text:p>
                  <text:p text:style-name="P11"><text:span text:style-name="T5"/></text:p>
                  <text:p text:style-name="P11"><text:span text:style-name="T5">&gt;&gt;&gt; </text:span><text:span text:style-name="T6">help([].sort)</text:span><text:span text:style-name="T5"> <text:s text:c="3"/># eller help(list.sort)</text:span></text:p>
                  <text:p text:style-name="P11"><text:span text:style-name="T7">Help on built-in function sort:</text:span></text:p>
                  <text:p text:style-name="P11"><text:span text:style-name="T7"/></text:p>
                  <text:p text:style-name="P11"><text:span text:style-name="T7">sort(...)</text:span></text:p>
                  <text:p text:style-name="P11"><text:span text:style-name="T7"><text:s text:c="4"/></text:span><text:span text:style-name="T7">L.sort(key=None, reverse=False) -- stable sort *IN PLACE*</text:span></text:p>
                </text:list-header>
              </text:list>
            </text:list-item>
          </text:list>
          <draw:enhanced-geometry svg:viewBox="0 0 21600 21600" draw:type="mso-spt202" draw:enhanced-path="M 0 0 L 21600 0 21600 21600 0 21600 0 0 Z N"/>
        </draw:custom-shape>
        <draw:custom-shape draw:style-name="gr10"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1"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12"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2"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draw:custom-shape draw:style-name="gr14"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5"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6"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custom-shape draw:style-name="gr17" draw:text-style-name="P9" draw:layer="layout" svg:width="20.32cm" svg:height="2.54cm" svg:x="2.54cm" svg:y="0cm">
          <text:list text:style-name="L1">
            <text:list-header>
              <text:p text:style-name="P8"><text:span text:style-name="T9">Sekvenser</text:span></text:p>
            </text:list-header>
          </text:list>
          <draw:enhanced-geometry svg:viewBox="0 0 21600 21600" draw:type="mso-spt202" draw:enhanced-path="M 0 0 L 21600 0 21600 21600 0 21600 0 0 Z N"/>
        </draw:custom-shape>
        <draw:custom-shape draw:style-name="gr18"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9"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20"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draw:frame draw:style-name="gr21" draw:text-style-name="P17" draw:layer="layout" svg:width="13.737cm" svg:height="15.02cm" svg:x="5.3cm" svg:y="2.725cm">
          <draw:object-ole draw:class-id="00000000-0000-0000-0000-000000000000" xlink:href="./Object 1" xlink:type="simple" xlink:show="embed" xlink:actuate="onLoad">
            <loext:p/>
          </draw:object-ole>
          <draw:image xlink:href="./ObjectReplacements/Object 1" xlink:type="simple" xlink:show="embed" xlink:actuate="onLoad"/>
        </draw:frame>
        <presentation:notes draw:style-name="dp3">
          <draw:page-thumbnail draw:style-name="gr6" draw:layer="layout" svg:width="13.714cm" svg:height="10.288cm" svg:x="2.584cm" svg:y="2.055cm" draw:page-number="3"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custom-shape draw:style-name="gr22" draw:text-style-name="P9" draw:layer="layout" svg:width="20.32cm" svg:height="2.54cm" svg:x="2.54cm" svg:y="0cm">
          <text:list text:style-name="L1">
            <text:list-header>
              <text:p text:style-name="P8"><text:span text:style-name="T3">Sekvenser - allmänt</text:span></text:p>
            </text:list-header>
          </text:list>
          <draw:enhanced-geometry svg:viewBox="0 0 21600 21600" draw:type="mso-spt202" draw:enhanced-path="M 0 0 L 21600 0 21600 21600 0 21600 0 0 Z N"/>
        </draw:custom-shape>
        <draw:custom-shape draw:style-name="gr23" draw:text-style-name="P12" draw:layer="layout" svg:width="20.32cm" svg:height="13.718cm" svg:x="2.54cm" svg:y="3.215cm">
          <text:list text:style-name="L3">
            <text:list-item>
              <text:p text:style-name="P10"><text:span text:style-name="T10">En sekvens går att iterera över - t.ex. med hjälp av en </text:span><text:span text:style-name="T4">for</text:span><text:span text:style-name="T10">-loop</text:span></text:p>
            </text:list-item>
            <text:list-item>
              <text:p text:style-name="P10"><text:span text:style-name="T10">Strängar</text:span></text:p>
            </text:list-item>
          </text:list>
          <text:list text:style-name="L4">
            <text:list-item>
              <text:list>
                <text:list-header>
                  <text:p text:style-name="P11"><text:span text:style-name="T5">&gt;&gt;&gt; </text:span><text:span text:style-name="T6">s = 'en sträng'</text:span></text:p>
                  <text:p text:style-name="P18"><text:span text:style-name="T5">&gt;&gt;&gt; </text:span><text:span text:style-name="T6">raw_s = r'en\nsträng'</text:span><text:span text:style-name="T5"><text:tab/></text:span><text:span text:style-name="T5"># \n tappar sin betydelse</text:span></text:p>
                  <text:p text:style-name="P11"><text:span text:style-name="T5">&gt;&gt;&gt; </text:span><text:span text:style-name="T6">s2 = '"Run!", he said'</text:span></text:p>
                  <text:p text:style-name="P11"><text:span text:style-name="T5">&gt;&gt;&gt; </text:span><text:span text:style-name="T6">s3 = "It's a string"</text:span></text:p>
                </text:list-header>
              </text:list>
            </text:list-item>
          </text:list>
          <text:list text:style-name="L5">
            <text:list-item>
              <text:list>
                <text:list-item>
                  <text:p text:style-name="P19"><text:span text:style-name="T11">Strängar med tre " eller tre ' kan löpa över mer än en rad:</text:span></text:p>
                </text:list-item>
              </text:list>
            </text:list-item>
          </text:list>
          <text:list text:style-name="L6">
            <text:list-item>
              <text:list>
                <text:list-item>
                  <text:list>
                    <text:list-header>
                      <text:p text:style-name="P20"><text:span text:style-name="T12">def my_func(x):</text:span></text:p>
                      <text:p text:style-name="P20"><text:span text:style-name="T12"><text:s text:c="4"/></text:span><text:span text:style-name="T12">"""Function: my_func</text:span></text:p>
                      <text:p text:style-name="P20"><text:span text:style-name="T12"/></text:p>
                      <text:p text:style-name="P20"><text:span text:style-name="T12"><text:s text:c="7"/></text:span><text:span text:style-name="T12">Argument: Integer</text:span></text:p>
                      <text:p text:style-name="P20"><text:span text:style-name="T12"><text:s text:c="7"/></text:span><text:span text:style-name="T12">Returns: True or False depending on..."""</text:span></text:p>
                    </text:list-header>
                  </text:list>
                </text:list-item>
              </text:list>
            </text:list-item>
          </text:list>
          <text:list text:style-name="L3">
            <text:list-item>
              <text:p text:style-name="P19"><text:span text:style-name="T10">Tupler</text:span></text:p>
            </text:list-item>
          </text:list>
          <text:list text:style-name="L4">
            <text:list-item>
              <text:list>
                <text:list-header>
                  <text:p text:style-name="P11"><text:span text:style-name="T5">&gt;&gt;&gt; </text:span><text:span text:style-name="T6">tupel_1_elem = (1,)</text:span><text:span text:style-name="T5"> <text:s text:c="7"/># obs kommatecknet</text:span></text:p>
                  <text:p text:style-name="P11"><text:span text:style-name="T5">&gt;&gt;&gt; </text:span><text:span text:style-name="T6">tupel_2_elem = (1,'sträng')</text:span></text:p>
                </text:list-header>
              </text:list>
            </text:list-item>
          </text:list>
          <text:list text:style-name="L3">
            <text:list-item>
              <text:p text:style-name="P19"><text:span text:style-name="T10">Listor</text:span></text:p>
            </text:list-item>
          </text:list>
          <text:list text:style-name="L4">
            <text:list-item>
              <text:list>
                <text:list-header>
                  <text:p text:style-name="P11"><text:span text:style-name="T5">&gt;&gt;&gt; </text:span><text:span text:style-name="T6">lista_exempel = [1, 's', [1, 2, 3], (4,5)]</text:span></text:p>
                  <text:p text:style-name="P11"><text:span text:style-name="T6">&gt;&gt;&gt; lista_array = [[1, 2], [3, 4]]</text:span></text:p>
                </text:list-header>
              </text:list>
            </text:list-item>
          </text:list>
          <text:list text:style-name="L7">
            <text:list-header>
              <text:p text:style-name="P21"><text:span text:style-name="T13"/></text:p>
            </text:list-header>
          </text:list>
          <draw:enhanced-geometry svg:viewBox="0 0 21600 21600" draw:type="mso-spt202" draw:enhanced-path="M 0 0 L 21600 0 21600 21600 0 21600 0 0 Z N"/>
        </draw:custom-shape>
        <draw:custom-shape draw:style-name="gr24"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5"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26"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custom-shape draw:style-name="gr27" draw:text-style-name="P9" draw:layer="layout" svg:width="20.32cm" svg:height="2.54cm" svg:x="2.54cm" svg:y="0cm">
          <text:list text:style-name="L1">
            <text:list-header>
              <text:p text:style-name="P8"><text:span text:style-name="T3">Sekvenser – operatorer </text:span><text:span text:style-name="T14">in </text:span><text:span text:style-name="T3">och </text:span><text:span text:style-name="T14">not in</text:span></text:p>
            </text:list-header>
          </text:list>
          <draw:enhanced-geometry svg:viewBox="0 0 21600 21600" draw:type="mso-spt202" draw:enhanced-path="M 0 0 L 21600 0 21600 21600 0 21600 0 0 Z N"/>
        </draw:custom-shape>
        <draw:custom-shape draw:style-name="gr28" draw:text-style-name="P12" draw:layer="layout" svg:width="20.32cm" svg:height="13.083cm" svg:x="2.54cm" svg:y="3.215cm">
          <text:list text:style-name="L3">
            <text:list-item>
              <text:p text:style-name="P10"><text:span text:style-name="T10">Operatorn </text:span><text:span text:style-name="T4">in</text:span><text:span text:style-name="T10"> respektive </text:span><text:span text:style-name="T4">not in</text:span><text:span text:style-name="T10"> testar om ett element ingår i en sekvens</text:span></text:p>
            </text:list-item>
          </text:list>
          <text:list text:style-name="L4">
            <text:list-item>
              <text:list>
                <text:list-header>
                  <text:p text:style-name="P11"><text:span text:style-name="T5">&gt;&gt;&gt; </text:span><text:span text:style-name="T6">a = [1, 2, 3]</text:span></text:p>
                  <text:p text:style-name="P11"><text:span text:style-name="T5">&gt;&gt;&gt; </text:span><text:span text:style-name="T6">1 in a</text:span></text:p>
                  <text:p text:style-name="P11"><text:span text:style-name="T5">True</text:span></text:p>
                  <text:p text:style-name="P11"><text:span text:style-name="T5">&gt;&gt;&gt; </text:span><text:span text:style-name="T6">a = 'kalle'</text:span></text:p>
                  <text:p text:style-name="P11"><text:span text:style-name="T5">&gt;&gt;&gt; </text:span><text:span text:style-name="T6">'al' in a</text:span></text:p>
                  <text:p text:style-name="P11"><text:span text:style-name="T5">True</text:span></text:p>
                </text:list-header>
              </text:list>
            </text:list-item>
          </text:list>
          <text:list text:style-name="L3">
            <text:list-item>
              <text:p text:style-name="P22"><text:span text:style-name="T10">Element i sekvens - index</text:span></text:p>
            </text:list-item>
          </text:list>
          <text:list text:style-name="L4">
            <text:list-item>
              <text:list>
                <text:list-header>
                  <text:p text:style-name="P11"><text:span text:style-name="T5">&gt;&gt;&gt; </text:span><text:span text:style-name="T6">a = ['en', 'kort', 'lista']</text:span></text:p>
                  <text:p text:style-name="P11"><text:span text:style-name="T5">&gt;&gt;&gt; </text:span><text:span text:style-name="T6">a[0]</text:span></text:p>
                  <text:p text:style-name="P11"><text:span text:style-name="T5">'en'</text:span></text:p>
                  <text:p text:style-name="P11"><text:span text:style-name="T5">&gt;&gt;&gt; </text:span><text:span text:style-name="T6">a[-1]</text:span></text:p>
                  <text:p text:style-name="P11"><text:span text:style-name="T5">'lista'</text:span></text:p>
                  <text:p text:style-name="P11"><text:span text:style-name="T5">&gt;&gt;&gt; </text:span><text:span text:style-name="T6">a[1]</text:span></text:p>
                  <text:p text:style-name="P11"><text:span text:style-name="T5">'kort'</text:span></text:p>
                  <text:p text:style-name="P11"><text:span text:style-name="T5">&gt;&gt;&gt; </text:span><text:span text:style-name="T6">a[-2]</text:span></text:p>
                  <text:p text:style-name="P11"><text:span text:style-name="T5">'kort'</text:span></text:p>
                </text:list-header>
              </text:list>
            </text:list-item>
          </text:list>
          <text:list text:style-name="L7">
            <text:list-header>
              <text:p text:style-name="P23"><text:span text:style-name="T15"/></text:p>
            </text:list-header>
          </text:list>
          <draw:enhanced-geometry svg:viewBox="0 0 21600 21600" draw:type="mso-spt202" draw:enhanced-path="M 0 0 L 21600 0 21600 21600 0 21600 0 0 Z N"/>
        </draw:custom-shape>
        <draw:custom-shape draw:style-name="gr29"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30"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31"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5"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custom-shape draw:style-name="gr32" draw:text-style-name="P9" draw:layer="layout" svg:width="20.32cm" svg:height="2.54cm" svg:x="2.54cm" svg:y="0cm">
          <text:list text:style-name="L1">
            <text:list-header>
              <text:p text:style-name="P8"><text:span text:style-name="T3">Sekvenser – operatorer </text:span><text:span text:style-name="T14">utsnitt</text:span></text:p>
            </text:list-header>
          </text:list>
          <draw:enhanced-geometry svg:viewBox="0 0 21600 21600" draw:type="mso-spt202" draw:enhanced-path="M 0 0 L 21600 0 21600 21600 0 21600 0 0 Z N"/>
        </draw:custom-shape>
        <draw:custom-shape draw:style-name="gr33" draw:text-style-name="P29" draw:layer="layout" svg:width="20.32cm" svg:height="13.083cm" svg:x="2.54cm" svg:y="3.215cm">
          <text:list text:style-name="L3">
            <text:list-item>
              <text:p text:style-name="P24"><text:span text:style-name="T16">Utsnitt i sekvens (obs: numrering sker "mellan" elementen)</text:span></text:p>
            </text:list-item>
          </text:list>
          <text:list text:style-name="L4">
            <text:list-item>
              <text:list>
                <text:list-header>
                  <text:p text:style-name="P25"><text:span text:style-name="T17">&gt;&gt;&gt; </text:span><text:span text:style-name="T18">a[0:2]</text:span><text:span text:style-name="T18"><text:tab/></text:span><text:span text:style-name="T18"><text:tab/></text:span><text:span text:style-name="T18"># a[:2] är samma sak</text:span></text:p>
                  <text:p text:style-name="P26"><text:span text:style-name="T17">['en', 'kort']</text:span></text:p>
                  <text:p text:style-name="P26"><text:span text:style-name="T17">&gt;&gt;&gt; </text:span><text:span text:style-name="T18">a[1:]</text:span></text:p>
                  <text:p text:style-name="P26"><text:span text:style-name="T17">['kort', 'lista']</text:span></text:p>
                  <text:p text:style-name="P26"><text:span text:style-name="T17">&gt;&gt;&gt; </text:span><text:span text:style-name="T18">a[1:2]</text:span></text:p>
                  <text:p text:style-name="P26"><text:span text:style-name="T17">['kort']</text:span></text:p>
                </text:list-header>
              </text:list>
            </text:list-item>
          </text:list>
          <text:list text:style-name="L3">
            <text:list-item>
              <text:p text:style-name="P27"><text:span text:style-name="T16">Utökade utsnitt "strides" - steg (från version 2.3)</text:span></text:p>
            </text:list-item>
          </text:list>
          <text:list text:style-name="L4">
            <text:list-item>
              <text:list>
                <text:list-header>
                  <text:p text:style-name="P26"><text:span text:style-name="T17">&gt;&gt;&gt; </text:span><text:span text:style-name="T18">lista = [1, 2, 3, 4, 5]</text:span></text:p>
                  <text:p text:style-name="P25"><text:span text:style-name="T17">&gt;&gt;&gt; </text:span><text:span text:style-name="T18">lista[::2]</text:span><text:span text:style-name="T17"><text:tab/></text:span><text:span text:style-name="T17"><text:tab/></text:span><text:span text:style-name="T17"># stega med faktor 2 (varannat)</text:span></text:p>
                  <text:p text:style-name="P26"><text:span text:style-name="T17">[1, 3, 5]</text:span></text:p>
                  <text:p text:style-name="P25"><text:span text:style-name="T17">&gt;&gt;&gt; </text:span><text:span text:style-name="T18">lista[::3]</text:span><text:span text:style-name="T17"><text:tab/></text:span><text:span text:style-name="T17"><text:tab/></text:span><text:span text:style-name="T17"># stega med faktor 3 </text:span></text:p>
                  <text:p text:style-name="P26"><text:span text:style-name="T17">[1,4]</text:span></text:p>
                  <text:p text:style-name="P25"><text:span text:style-name="T17">&gt;&gt;&gt; </text:span><text:span text:style-name="T18">lista[::-1]</text:span><text:span text:style-name="T17"><text:tab/></text:span><text:span text:style-name="T17"><text:tab/></text:span><text:span text:style-name="T17"># stega med faktor -1, dvs baklänges</text:span></text:p>
                  <text:p text:style-name="P26"><text:span text:style-name="T17">[5, 4, 3, 2, 1]</text:span></text:p>
                  <text:p text:style-name="P25"><text:span text:style-name="T17">&gt;&gt;&gt; </text:span><text:span text:style-name="T18">lista[::-2]</text:span><text:span text:style-name="T17"><text:tab/></text:span><text:span text:style-name="T17"><text:tab/></text:span><text:span text:style-name="T17"># stega baklänges med faktor 2</text:span></text:p>
                  <text:p text:style-name="P26"><text:span text:style-name="T17">[5, 3, 1]</text:span></text:p>
                  <text:p text:style-name="P25"><text:span text:style-name="T17">&gt;&gt;&gt; </text:span><text:span text:style-name="T18">lista[1::2]</text:span><text:span text:style-name="T17"><text:tab/></text:span><text:span text:style-name="T17"><text:tab/></text:span><text:span text:style-name="T17"># stega med faktor 2, börja på pos 1</text:span></text:p>
                  <text:p text:style-name="P26"><text:span text:style-name="T17">[2, 4]</text:span></text:p>
                </text:list-header>
              </text:list>
            </text:list-item>
          </text:list>
          <text:list text:style-name="L7">
            <text:list-header>
              <text:p text:style-name="P28"><text:span text:style-name="T19"/></text:p>
            </text:list-header>
          </text:list>
          <draw:enhanced-geometry svg:viewBox="0 0 21600 21600" draw:type="mso-spt202" draw:enhanced-path="M 0 0 L 21600 0 21600 21600 0 21600 0 0 Z N"/>
        </draw:custom-shape>
        <draw:custom-shape draw:style-name="gr34"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35"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36"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6"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custom-shape draw:style-name="gr37" draw:text-style-name="P9" draw:layer="layout" svg:width="20.32cm" svg:height="2.54cm" svg:x="2.54cm" svg:y="0cm">
          <text:list text:style-name="L1">
            <text:list-header>
              <text:p text:style-name="P8"><text:span text:style-name="T3">Sekvenser – operatorer </text:span><text:span text:style-name="T14">+ </text:span><text:span text:style-name="T3">och *</text:span></text:p>
            </text:list-header>
          </text:list>
          <draw:enhanced-geometry svg:viewBox="0 0 21600 21600" draw:type="mso-spt202" draw:enhanced-path="M 0 0 L 21600 0 21600 21600 0 21600 0 0 Z N"/>
        </draw:custom-shape>
        <draw:custom-shape draw:style-name="gr38" draw:text-style-name="P12" draw:layer="layout" svg:width="20.32cm" svg:height="13.718cm" svg:x="2.54cm" svg:y="3.215cm">
          <text:list text:style-name="L3">
            <text:list-item>
              <text:p text:style-name="P10"><text:span text:style-name="T10">Sammanfogning (konkatenering)</text:span></text:p>
            </text:list-item>
          </text:list>
          <text:list text:style-name="L4">
            <text:list-item>
              <text:list>
                <text:list-header>
                  <text:p text:style-name="P11"><text:span text:style-name="T5">&gt;&gt;&gt; </text:span><text:span text:style-name="T6">konk_list = [1, 0, -1] + [5, 6, 's', 7]</text:span></text:p>
                  <text:p text:style-name="P11"><text:span text:style-name="T5">&gt;&gt;&gt; </text:span><text:span text:style-name="T6">print(konk_list)</text:span></text:p>
                  <text:p text:style-name="P11"><text:span text:style-name="T5">[1, 0, -1, 5, 6, 's', 7]</text:span></text:p>
                  <text:p text:style-name="P11"><text:span text:style-name="T5">&gt;&gt;&gt; </text:span><text:span text:style-name="T6">a = [1, 2, 3]</text:span></text:p>
                  <text:p text:style-name="P11"><text:span text:style-name="T5">&gt;&gt;&gt; </text:span><text:span text:style-name="T6">a += [4, 5]</text:span></text:p>
                  <text:p text:style-name="P11"><text:span text:style-name="T5">&gt;&gt;&gt; </text:span><text:span text:style-name="T6">print(a)</text:span></text:p>
                  <text:p text:style-name="P11"><text:span text:style-name="T5">[1, 2, 3, 4, 5]</text:span></text:p>
                  <text:p text:style-name="P11"><text:span text:style-name="T5"/></text:p>
                </text:list-header>
              </text:list>
            </text:list-item>
          </text:list>
          <text:list text:style-name="L5">
            <text:list-item>
              <text:list>
                <text:list-item>
                  <text:p text:style-name="P19"><text:span text:style-name="T11">För listor: Mer effektivt med </text:span><text:span text:style-name="T20">extend</text:span><text:span text:style-name="T11"> eller </text:span><text:span text:style-name="T20">append</text:span><text:span text:style-name="T11">. Se listor längre fram</text:span></text:p>
                </text:list-item>
              </text:list>
            </text:list-item>
          </text:list>
          <text:list text:style-name="L3">
            <text:list-item>
              <text:p text:style-name="P22"><text:span text:style-name="T10">Repetition</text:span></text:p>
            </text:list-item>
          </text:list>
          <text:list text:style-name="L4">
            <text:list-item>
              <text:list>
                <text:list-header>
                  <text:p text:style-name="P11"><text:span text:style-name="T5">&gt;&gt;&gt; </text:span><text:span text:style-name="T6">s = 'abc'</text:span></text:p>
                  <text:p text:style-name="P11"><text:span text:style-name="T5">&gt;&gt;&gt; </text:span><text:span text:style-name="T6">s * 10</text:span></text:p>
                  <text:p text:style-name="P11"><text:span text:style-name="T5">'abcabcabcabcabcabcabcabcabcabc'</text:span></text:p>
                  <text:p text:style-name="P11"><text:span text:style-name="T5">&gt;&gt;&gt; </text:span><text:span text:style-name="T6">lista = [1, 2]</text:span></text:p>
                  <text:p text:style-name="P11"><text:span text:style-name="T5">&gt;&gt;&gt; </text:span><text:span text:style-name="T6">lista * 3 <text:s text:c="8"/># </text:span><text:span text:style-name="T5">Även: lista *= 3</text:span></text:p>
                  <text:p text:style-name="P11"><text:span text:style-name="T5">[1, 2, 1, 2, 1, 2]</text:span></text:p>
                  <text:p text:style-name="P11"><text:span text:style-name="T5"/></text:p>
                </text:list-header>
              </text:list>
            </text:list-item>
          </text:list>
          <text:list text:style-name="L7">
            <text:list-header>
              <text:p text:style-name="P23"><text:span text:style-name="T15"/></text:p>
            </text:list-header>
          </text:list>
          <draw:enhanced-geometry svg:viewBox="0 0 21600 21600" draw:type="mso-spt202" draw:enhanced-path="M 0 0 L 21600 0 21600 21600 0 21600 0 0 Z N"/>
        </draw:custom-shape>
        <draw:custom-shape draw:style-name="gr39"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40"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41"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7"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custom-shape draw:style-name="gr42" draw:text-style-name="P9" draw:layer="layout" svg:width="20.32cm" svg:height="2.54cm" svg:x="2.54cm" svg:y="0cm">
          <text:list text:style-name="L1">
            <text:list-header>
              <text:p text:style-name="P8"><text:span text:style-name="T3">Sekvenser - typkonvertering</text:span></text:p>
            </text:list-header>
          </text:list>
          <draw:enhanced-geometry svg:viewBox="0 0 21600 21600" draw:type="mso-spt202" draw:enhanced-path="M 0 0 L 21600 0 21600 21600 0 21600 0 0 Z N"/>
        </draw:custom-shape>
        <draw:custom-shape draw:style-name="gr43" draw:text-style-name="P33" draw:layer="layout" svg:width="20.32cm" svg:height="14.6cm" svg:x="2.54cm" svg:y="3.215cm">
          <text:list text:style-name="L3">
            <text:list-item>
              <text:p text:style-name="P30"><text:span text:style-name="T4">list()</text:span><text:span text:style-name="T10">, </text:span><text:span text:style-name="T4">tuple(), bytes()</text:span><text:span text:style-name="T10"> används för att konvertera från en sekvens till en annan</text:span></text:p>
            </text:list-item>
          </text:list>
          <text:list text:style-name="L4">
            <text:list-item>
              <text:list>
                <text:list-header>
                  <text:p text:style-name="P31"><text:span text:style-name="T5">&gt;&gt;&gt; </text:span><text:span text:style-name="T6">list('abc')</text:span></text:p>
                  <text:p text:style-name="P31"><text:span text:style-name="T5">['a', 'b', 'c']</text:span></text:p>
                  <text:p text:style-name="P31"><text:span text:style-name="T5">&gt;&gt;&gt; </text:span><text:span text:style-name="T6">tuple([1, 2, 3])</text:span></text:p>
                  <text:p text:style-name="P31"><text:span text:style-name="T5">(1, 2, 3)</text:span></text:p>
                </text:list-header>
              </text:list>
            </text:list-item>
          </text:list>
          <text:list text:style-name="L3">
            <text:list-item>
              <text:p text:style-name="P32"><text:span text:style-name="T4">str()</text:span><text:span text:style-name="T10"> skriver ut objektets informella strängrepresentation</text:span></text:p>
            </text:list-item>
          </text:list>
          <text:list text:style-name="L4">
            <text:list-item>
              <text:list>
                <text:list-header>
                  <text:p text:style-name="P31"><text:span text:style-name="T5">&gt;&gt;&gt; </text:span><text:span text:style-name="T6">lista = list('abc')</text:span></text:p>
                  <text:p text:style-name="P31"><text:span text:style-name="T5">&gt;&gt;&gt; </text:span><text:span text:style-name="T6">str(lista)</text:span></text:p>
                  <text:p text:style-name="P31"><text:span text:style-name="T5">"['a', 'b', 'c']"</text:span></text:p>
                </text:list-header>
              </text:list>
            </text:list-item>
          </text:list>
          <text:list text:style-name="L3">
            <text:list-item>
              <text:p text:style-name="P32"><text:span text:style-name="T4">repr()</text:span><text:span text:style-name="T10"> skriver ut objektets formella strängrepresentation</text:span></text:p>
              <text:list>
                <text:list-item>
                  <text:p text:style-name="P32"><text:span text:style-name="T21">str</text:span><text:span text:style-name="T10"> ska vara läsbar, <text:s/></text:span><text:span text:style-name="T21">repr</text:span><text:span text:style-name="T10"> ska vara otvetydig (är ofta Pythonkod)</text:span></text:p>
                </text:list-item>
              </text:list>
            </text:list-item>
            <text:list-item>
              <text:p text:style-name="P32"><text:span text:style-name="T10">Ofta returnerar str() och repr() samma sak men ibland skiljer det</text:span></text:p>
            </text:list-item>
          </text:list>
          <text:list text:style-name="L4">
            <text:list-item>
              <text:list>
                <text:list-header>
                  <text:p text:style-name="P31"><text:span text:style-name="T5">&gt;&gt;&gt; </text:span><text:span text:style-name="T6">s = "Ulla"</text:span></text:p>
                </text:list-header>
                <text:list-item>
                  <text:p text:style-name="P31"><text:span text:style-name="T5">&gt;&gt;&gt; </text:span><text:span text:style-name="T6">print(str(s))</text:span></text:p>
                </text:list-item>
                <text:list-item>
                  <text:p text:style-name="P31"><text:span text:style-name="T5">Ulla</text:span></text:p>
                </text:list-item>
                <text:list-item>
                  <text:p text:style-name="P31"><text:span text:style-name="T5">&gt;&gt;&gt; </text:span><text:span text:style-name="T6">print(repr(s))</text:span></text:p>
                </text:list-item>
                <text:list-item>
                  <text:p text:style-name="P31"><text:span text:style-name="T5">'Ulla'</text:span></text:p>
                </text:list-item>
                <text:list-item>
                  <text:p text:style-name="P31"><text:span text:style-name="T5">&gt;&gt;&gt;</text:span><text:span text:style-name="T6"> </text:span></text:p>
                </text:list-item>
              </text:list>
            </text:list-item>
          </text:list>
          <draw:enhanced-geometry svg:viewBox="0 0 21600 21600" draw:type="mso-spt202" draw:enhanced-path="M 0 0 L 21600 0 21600 21600 0 21600 0 0 Z N"/>
        </draw:custom-shape>
        <draw:custom-shape draw:style-name="gr44"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45"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46"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8"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custom-shape draw:style-name="gr47" draw:text-style-name="P9" draw:layer="layout" svg:width="20.32cm" svg:height="2.54cm" svg:x="2.54cm" svg:y="0cm">
          <text:list text:style-name="L1">
            <text:list-header>
              <text:p text:style-name="P8"><text:span text:style-name="T3">Sekvenser - len(), sum()</text:span></text:p>
            </text:list-header>
          </text:list>
          <draw:enhanced-geometry svg:viewBox="0 0 21600 21600" draw:type="mso-spt202" draw:enhanced-path="M 0 0 L 21600 0 21600 21600 0 21600 0 0 Z N"/>
        </draw:custom-shape>
        <draw:custom-shape draw:style-name="gr48" draw:text-style-name="P38" draw:layer="layout" svg:width="20.32cm" svg:height="13.083cm" svg:x="2.54cm" svg:y="3.215cm">
          <text:list text:style-name="L3">
            <text:list-item>
              <text:p text:style-name="P34"><text:span text:style-name="T22">len()</text:span><text:span text:style-name="T23"> - längden på en sekvens</text:span></text:p>
            </text:list-item>
          </text:list>
          <text:list text:style-name="L4">
            <text:list-item>
              <text:list>
                <text:list-header>
                  <text:p text:style-name="P35"><text:span text:style-name="T24">&gt;&gt;&gt; </text:span><text:span text:style-name="T25">items = ['tidning', 'papper', 'penna']</text:span></text:p>
                  <text:p text:style-name="P35"><text:span text:style-name="T24">&gt;&gt;&gt; </text:span><text:span text:style-name="T25">len(items)</text:span></text:p>
                  <text:p text:style-name="P35"><text:span text:style-name="T24">3</text:span></text:p>
                  <text:p text:style-name="P35"><text:span text:style-name="T24">&gt;&gt;&gt; </text:span></text:p>
                </text:list-header>
              </text:list>
            </text:list-item>
          </text:list>
          <text:list text:style-name="L3">
            <text:list-item>
              <text:p text:style-name="P36"><text:span text:style-name="T26">Observera: Ej objektorienterad syntax för len!</text:span></text:p>
              <text:list>
                <text:list-item>
                  <text:p text:style-name="P36"><text:span text:style-name="T26">Inkonsekvent?</text:span></text:p>
                </text:list-item>
              </text:list>
            </text:list-item>
            <text:list-item>
              <text:p text:style-name="P36"><text:span text:style-name="T22">sum()</text:span><text:span text:style-name="T23"> - summera elementen i en lista eller tupel</text:span></text:p>
            </text:list-item>
          </text:list>
          <text:list text:style-name="L4">
            <text:list-item>
              <text:list>
                <text:list-header>
                  <text:p text:style-name="P35"><text:span text:style-name="T24">&gt;&gt;&gt; </text:span><text:span text:style-name="T25">sum([1, 2, 3, 4, 5])</text:span></text:p>
                  <text:p text:style-name="P35"><text:span text:style-name="T24">15</text:span></text:p>
                </text:list-header>
              </text:list>
            </text:list-item>
          </text:list>
          <text:list text:style-name="L7">
            <text:list-header>
              <text:p text:style-name="P37"><text:span text:style-name="T27"/></text:p>
            </text:list-header>
          </text:list>
          <draw:enhanced-geometry svg:viewBox="0 0 21600 21600" draw:type="mso-spt202" draw:enhanced-path="M 0 0 L 21600 0 21600 21600 0 21600 0 0 Z N"/>
        </draw:custom-shape>
        <draw:custom-shape draw:style-name="gr49"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50"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51"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9"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custom-shape draw:style-name="gr52" draw:text-style-name="P9" draw:layer="layout" svg:width="20.32cm" svg:height="2.54cm" svg:x="2.54cm" svg:y="0cm">
          <text:list text:style-name="L1">
            <text:list-header>
              <text:p text:style-name="P8"><text:span text:style-name="T3">Sekvenser - övriga strängmetoder</text:span></text:p>
            </text:list-header>
          </text:list>
          <draw:enhanced-geometry svg:viewBox="0 0 21600 21600" draw:type="mso-spt202" draw:enhanced-path="M 0 0 L 21600 0 21600 21600 0 21600 0 0 Z N"/>
        </draw:custom-shape>
        <draw:custom-shape draw:style-name="gr53" draw:text-style-name="P38" draw:layer="layout" svg:width="20.32cm" svg:height="13.083cm" svg:x="2.54cm" svg:y="3.215cm">
          <text:list text:style-name="L3">
            <text:list-item>
              <text:p text:style-name="P34"><text:span text:style-name="T23">Följande urval av strängmetoder finns</text:span></text:p>
            </text:list-item>
          </text:list>
          <text:list text:style-name="L4">
            <text:list-item>
              <text:list>
                <text:list-header>
                  <text:p text:style-name="P35"><text:span text:style-name="T24">sträng.upper()</text:span></text:p>
                  <text:p text:style-name="P35"><text:span text:style-name="T24">sträng.lower()</text:span></text:p>
                  <text:p text:style-name="P35"><text:span text:style-name="T24">sträng.isalpha()</text:span></text:p>
                  <text:p text:style-name="P35"><text:span text:style-name="T24">sträng.isnumeric()</text:span></text:p>
                  <text:p text:style-name="P35"><text:span text:style-name="T24">sträng.lstrip()</text:span></text:p>
                  <text:p text:style-name="P35"><text:span text:style-name="T24">sträng.rstrip()</text:span></text:p>
                  <text:p text:style-name="P35"><text:span text:style-name="T24">sträng.capitalize()</text:span></text:p>
                  <text:p text:style-name="P35"><text:span text:style-name="T24"/></text:p>
                </text:list-header>
              </text:list>
            </text:list-item>
          </text:list>
          <text:list text:style-name="L5">
            <text:list-item>
              <text:list>
                <text:list-item>
                  <text:p text:style-name="P39"><text:span text:style-name="T28">Se </text:span><text:span text:style-name="T29">kapitel 2: Fundamental Data Types: Strings</text:span><text:span text:style-name="T28"> för en komplett lista <text:s/>(sid 73 – 75)</text:span></text:p>
                </text:list-item>
              </text:list>
            </text:list-item>
          </text:list>
          <text:list text:style-name="L7">
            <text:list-header>
              <text:p text:style-name="P37"><text:span text:style-name="T30"/></text:p>
            </text:list-header>
          </text:list>
          <draw:enhanced-geometry svg:viewBox="0 0 21600 21600" draw:type="mso-spt202" draw:enhanced-path="M 0 0 L 21600 0 21600 21600 0 21600 0 0 Z N"/>
        </draw:custom-shape>
        <draw:custom-shape draw:style-name="gr54"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55"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56"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10" presentation:class="page"/>
          <draw:custom-shape draw:style-name="gr57" draw:text-style-name="P41" draw:layer="layout" svg:width="13.758cm" svg:height="12.343cm" svg:x="2.54cm" svg:y="13.031cm">
            <text:list text:style-name="L8">
              <text:list-item>
                <text:p text:style-name="P40"><text:span text:style-name="T31">Hela avsnittet s65 – s94 (2</text:span><text:span text:style-name="T32">nd</text:span><text:span text:style-name="T31">)</text:span></text:p>
              </text:list-item>
            </text:list>
            <draw:enhanced-geometry svg:viewBox="0 0 21600 21600" draw:type="mso-spt202" draw:enhanced-path="M 0 0 L 21600 0 21600 21600 0 21600 0 0 Z N"/>
          </draw:custom-shape>
          <draw:custom-shape draw:style-name="gr58"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59"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60"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custom-shape draw:style-name="gr61" draw:text-style-name="P9" draw:layer="layout" svg:width="20.32cm" svg:height="2.54cm" svg:x="2.54cm" svg:y="0cm">
          <text:list text:style-name="L1">
            <text:list-header>
              <text:p text:style-name="P8"><text:span text:style-name="T3">Sekvenser – lägga till element i lista</text:span></text:p>
            </text:list-header>
          </text:list>
          <draw:enhanced-geometry svg:viewBox="0 0 21600 21600" draw:type="mso-spt202" draw:enhanced-path="M 0 0 L 21600 0 21600 21600 0 21600 0 0 Z N"/>
        </draw:custom-shape>
        <draw:custom-shape draw:style-name="gr62" draw:text-style-name="P38" draw:layer="layout" svg:width="20.32cm" svg:height="13.185cm" svg:x="2.54cm" svg:y="3.215cm">
          <text:list text:style-name="L3">
            <text:list-item>
              <text:p text:style-name="P34"><text:span text:style-name="T23">Tomma listan</text:span></text:p>
            </text:list-item>
          </text:list>
          <text:list text:style-name="L4">
            <text:list-item>
              <text:list>
                <text:list-header>
                  <text:p text:style-name="P35"><text:span text:style-name="T24">&gt;&gt;&gt; </text:span><text:span text:style-name="T25">lista = []</text:span></text:p>
                </text:list-header>
              </text:list>
            </text:list-item>
          </text:list>
          <text:list text:style-name="L3">
            <text:list-item>
              <text:p text:style-name="P36"><text:span text:style-name="T23">Utökning med </text:span><text:span text:style-name="T22">extend() och append()</text:span></text:p>
            </text:list-item>
          </text:list>
          <text:list text:style-name="L4">
            <text:list-item>
              <text:list>
                <text:list-header>
                  <text:p text:style-name="P35"><text:span text:style-name="T24">&gt;&gt;&gt; </text:span><text:span text:style-name="T25">lista1 = [1, 2]</text:span></text:p>
                  <text:p text:style-name="P35"><text:span text:style-name="T24">&gt;&gt;&gt; </text:span><text:span text:style-name="T25">lista2 = [3, 4]</text:span></text:p>
                  <text:p text:style-name="P35"><text:span text:style-name="T24">&gt;&gt;&gt; </text:span><text:span text:style-name="T25">lista1.extend(lista2)</text:span></text:p>
                  <text:p text:style-name="P35"><text:span text:style-name="T24">&gt;&gt;&gt; </text:span><text:span text:style-name="T25">print(lista1)</text:span></text:p>
                  <text:p text:style-name="P35"><text:span text:style-name="T24">[1, 2, 3, 4]</text:span></text:p>
                  <text:p text:style-name="P35"><text:span text:style-name="T24">&gt;&gt;&gt; </text:span><text:span text:style-name="T25">lista1.append(5)</text:span></text:p>
                  <text:p text:style-name="P35"><text:span text:style-name="T24">&gt;&gt;&gt; </text:span><text:span text:style-name="T25">print(lista1)</text:span></text:p>
                  <text:p text:style-name="P35"><text:span text:style-name="T24">[1, 2, 3, 4, 5]</text:span></text:p>
                  <text:p text:style-name="P35"><text:span text:style-name="T24">&gt;&gt;&gt; </text:span><text:span text:style-name="T25">lista1.insert(2,0)</text:span></text:p>
                  <text:p text:style-name="P35"><text:span text:style-name="T24">&gt;&gt;&gt; </text:span><text:span text:style-name="T25">print(lista1)</text:span></text:p>
                  <text:p text:style-name="P35"><text:span text:style-name="T24">[1, 2, 0, 3, 4, 5]</text:span></text:p>
                  <text:p text:style-name="P35"><text:span text:style-name="T24"/></text:p>
                </text:list-header>
              </text:list>
            </text:list-item>
          </text:list>
          <text:list text:style-name="L7">
            <text:list-header>
              <text:p text:style-name="P37"><text:span text:style-name="T27"/></text:p>
            </text:list-header>
          </text:list>
          <draw:enhanced-geometry svg:viewBox="0 0 21600 21600" draw:type="mso-spt202" draw:enhanced-path="M 0 0 L 21600 0 21600 21600 0 21600 0 0 Z N"/>
        </draw:custom-shape>
        <draw:custom-shape draw:style-name="gr63"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64"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65"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1"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custom-shape draw:style-name="gr66" draw:text-style-name="P9" draw:layer="layout" svg:width="20.32cm" svg:height="2.54cm" svg:x="2.54cm" svg:y="0cm">
          <text:list text:style-name="L1">
            <text:list-header>
              <text:p text:style-name="P8"><text:span text:style-name="T3">Sekvenser – ta bort element i lista</text:span></text:p>
            </text:list-header>
          </text:list>
          <draw:enhanced-geometry svg:viewBox="0 0 21600 21600" draw:type="mso-spt202" draw:enhanced-path="M 0 0 L 21600 0 21600 21600 0 21600 0 0 Z N"/>
        </draw:custom-shape>
        <draw:custom-shape draw:style-name="gr67" draw:text-style-name="P38" draw:layer="layout" svg:width="20.32cm" svg:height="13.185cm" svg:x="2.54cm" svg:y="3.215cm">
          <text:list text:style-name="L3">
            <text:list-item>
              <text:p text:style-name="P34"><text:span text:style-name="T23">Ta bort element</text:span></text:p>
            </text:list-item>
          </text:list>
          <text:list text:style-name="L4">
            <text:list-item>
              <text:list>
                <text:list-header>
                  <text:p text:style-name="P35"><text:span text:style-name="T24">&gt;&gt;&gt; </text:span><text:span text:style-name="T25">lista1 = [5, 4, 3, 1, 2]</text:span></text:p>
                  <text:p text:style-name="P35"><text:span text:style-name="T24">&gt;&gt;&gt; </text:span><text:span text:style-name="T25">del lista1[1]</text:span></text:p>
                  <text:p text:style-name="P35"><text:span text:style-name="T24">&gt;&gt;&gt; </text:span><text:span text:style-name="T25">print(lista1)</text:span></text:p>
                  <text:p text:style-name="P35"><text:span text:style-name="T24">[5, 3, 1, 2]</text:span></text:p>
                  <text:p text:style-name="P42"><text:span text:style-name="T24">&gt;&gt;&gt; </text:span><text:span text:style-name="T25">lista1.pop()</text:span><text:span text:style-name="T24"><text:tab/></text:span></text:p>
                  <text:p text:style-name="P35"><text:span text:style-name="T24">2</text:span></text:p>
                  <text:p text:style-name="P35"><text:span text:style-name="T24">&gt;&gt;&gt; </text:span><text:span text:style-name="T25">print(lista1)</text:span></text:p>
                  <text:p text:style-name="P35"><text:span text:style-name="T24">[5, 3, 1]</text:span></text:p>
                  <text:p text:style-name="P35"><text:span text:style-name="T24">&gt;&gt;&gt; </text:span><text:span text:style-name="T25">lista1.pop(1)</text:span></text:p>
                  <text:p text:style-name="P35"><text:span text:style-name="T24">3</text:span></text:p>
                  <text:p text:style-name="P35"><text:span text:style-name="T24">&gt;&gt;&gt; </text:span><text:span text:style-name="T25">print(lista1)</text:span></text:p>
                  <text:p text:style-name="P35"><text:span text:style-name="T24">[5, 1]</text:span></text:p>
                  <text:p text:style-name="P35"><text:span text:style-name="T24"/></text:p>
                </text:list-header>
              </text:list>
            </text:list-item>
          </text:list>
          <text:list text:style-name="L5">
            <text:list-item>
              <text:list>
                <text:list-item>
                  <text:p text:style-name="P39"><text:span text:style-name="T28">Använd </text:span><text:span text:style-name="T29">del lista[m:n]</text:span><text:span text:style-name="T28"> för att ta bort en 'slice' av listan</text:span></text:p>
                </text:list-item>
              </text:list>
            </text:list-item>
          </text:list>
          <text:list text:style-name="L7">
            <text:list-header>
              <text:p text:style-name="P43"><text:span text:style-name="T30"/></text:p>
            </text:list-header>
          </text:list>
          <draw:enhanced-geometry svg:viewBox="0 0 21600 21600" draw:type="mso-spt202" draw:enhanced-path="M 0 0 L 21600 0 21600 21600 0 21600 0 0 Z N"/>
        </draw:custom-shape>
        <draw:custom-shape draw:style-name="gr68"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69"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70"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2"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custom-shape draw:style-name="gr71" draw:text-style-name="P9" draw:layer="layout" svg:width="20.32cm" svg:height="2.54cm" svg:x="2.54cm" svg:y="0cm">
          <text:list text:style-name="L1">
            <text:list-header>
              <text:p text:style-name="P8"><text:span text:style-name="T3">Sekvenser – kopiera lista</text:span></text:p>
            </text:list-header>
          </text:list>
          <draw:enhanced-geometry svg:viewBox="0 0 21600 21600" draw:type="mso-spt202" draw:enhanced-path="M 0 0 L 21600 0 21600 21600 0 21600 0 0 Z N"/>
        </draw:custom-shape>
        <draw:custom-shape draw:style-name="gr72" draw:text-style-name="P12" draw:layer="layout" svg:width="20.32cm" svg:height="13.083cm" svg:x="2.54cm" svg:y="3.215cm">
          <text:list text:style-name="L3">
            <text:list-item>
              <text:p text:style-name="P10"><text:span text:style-name="T10">Ny referens</text:span></text:p>
            </text:list-item>
          </text:list>
          <text:list text:style-name="L4">
            <text:list-item>
              <text:list>
                <text:list-header>
                  <text:p text:style-name="P11"><text:span text:style-name="T5">&gt;&gt;&gt; </text:span><text:span text:style-name="T6">lista1 = [5, 4, 3, 1, 2]</text:span></text:p>
                  <text:p text:style-name="P11"><text:span text:style-name="T5">&gt;&gt;&gt;</text:span><text:span text:style-name="T6"> lista1_ref = lista1</text:span><text:span text:style-name="T5"> <text:s text:c="7"/># samma utrymme (id() är samma)</text:span></text:p>
                  <text:p text:style-name="P11"><text:span text:style-name="T5">&gt;&gt;&gt; </text:span><text:span text:style-name="T6">lista1.append(9)</text:span></text:p>
                  <text:p text:style-name="P11"><text:span text:style-name="T5">&gt;&gt;&gt; </text:span><text:span text:style-name="T6">print(lista1_ref)</text:span></text:p>
                  <text:p text:style-name="P11"><text:span text:style-name="T5">[5, 4, 3, 1, 2, 9]</text:span></text:p>
                </text:list-header>
              </text:list>
            </text:list-item>
          </text:list>
          <text:list text:style-name="L3">
            <text:list-item>
              <text:p text:style-name="P22"><text:span text:style-name="T10">Kopiering ("shallow copy – bara första dimensionen")</text:span></text:p>
            </text:list-item>
          </text:list>
          <text:list text:style-name="L4">
            <text:list-item>
              <text:list>
                <text:list-header>
                  <text:p text:style-name="P11"><text:span text:style-name="T5">&gt;&gt;&gt; </text:span><text:span text:style-name="T6">lista1 = [5, 4, 3, 1, 2]</text:span></text:p>
                  <text:p text:style-name="P11"><text:span text:style-name="T5">&gt;&gt;&gt; </text:span><text:span text:style-name="T6">lista1_kopia = list(lista1)</text:span><text:span text:style-name="T5"> # nytt utrymme - olika id()</text:span></text:p>
                  <text:p text:style-name="P11"><text:span text:style-name="T5">&gt;&gt;&gt; </text:span><text:span text:style-name="T6">lista1.append(9)</text:span></text:p>
                  <text:p text:style-name="P11"><text:span text:style-name="T5">&gt;&gt;&gt; </text:span><text:span text:style-name="T6">print(lista1_kopia)</text:span></text:p>
                  <text:p text:style-name="P11"><text:span text:style-name="T5">[5, 4, 3, 1, 2]</text:span></text:p>
                </text:list-header>
              </text:list>
            </text:list-item>
          </text:list>
          <text:list text:style-name="L3">
            <text:list-item>
              <text:p text:style-name="P22"><text:span text:style-name="T10">Kopiering – </text:span><text:span text:style-name="T4">deepcopy() <text:s/></text:span><text:span text:style-name="T10">(kopierar godtyckligt antal dimensioner)</text:span></text:p>
            </text:list-item>
          </text:list>
          <text:list text:style-name="L4">
            <text:list-item>
              <text:list>
                <text:list-header>
                  <text:p text:style-name="P11"><text:span text:style-name="T5">&gt;&gt;&gt; </text:span><text:span text:style-name="T6">import copy</text:span></text:p>
                  <text:p text:style-name="P11"><text:span text:style-name="T5">&gt;&gt;&gt; </text:span><text:span text:style-name="T6">r1 = [1, 2]</text:span></text:p>
                  <text:p text:style-name="P11"><text:span text:style-name="T5">&gt;&gt;&gt; </text:span><text:span text:style-name="T6">l1 = [1, 2, r1]</text:span><text:span text:style-name="T5"> <text:s text:c="7"/># kopiera endast referensers</text:span></text:p>
                  <text:p text:style-name="P11"><text:span text:style-name="T5">&gt;&gt;&gt; </text:span><text:span text:style-name="T6">l2 = copy.deepcopy(l1)</text:span><text:span text:style-name="T5"> # kopiera rekursivt allting</text:span></text:p>
                </text:list-header>
              </text:list>
            </text:list-item>
          </text:list>
          <text:list text:style-name="L7">
            <text:list-header>
              <text:p text:style-name="P23"><text:span text:style-name="T15"/></text:p>
            </text:list-header>
          </text:list>
          <draw:enhanced-geometry svg:viewBox="0 0 21600 21600" draw:type="mso-spt202" draw:enhanced-path="M 0 0 L 21600 0 21600 21600 0 21600 0 0 Z N"/>
        </draw:custom-shape>
        <draw:custom-shape draw:style-name="gr73"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74"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75"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3"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custom-shape draw:style-name="gr76" draw:text-style-name="P9" draw:layer="layout" svg:width="20.32cm" svg:height="2.54cm" svg:x="2.54cm" svg:y="0cm">
          <text:list text:style-name="L1">
            <text:list-header>
              <text:p text:style-name="P8"><text:span text:style-name="T3">Sekvenser – söka, sortera, ...</text:span></text:p>
            </text:list-header>
          </text:list>
          <draw:enhanced-geometry svg:viewBox="0 0 21600 21600" draw:type="mso-spt202" draw:enhanced-path="M 0 0 L 21600 0 21600 21600 0 21600 0 0 Z N"/>
        </draw:custom-shape>
        <draw:custom-shape draw:style-name="gr77" draw:text-style-name="P48" draw:layer="layout" svg:width="20.32cm" svg:height="13.083cm" svg:x="2.54cm" svg:y="3.215cm">
          <text:list text:style-name="L3">
            <text:list-item>
              <text:p text:style-name="P44"><text:span text:style-name="T10">Söka efter element</text:span></text:p>
            </text:list-item>
          </text:list>
          <text:list text:style-name="L4">
            <text:list-item>
              <text:list>
                <text:list-header>
                  <text:p text:style-name="P45"><text:span text:style-name="T5">&gt;&gt;&gt; </text:span><text:span text:style-name="T6">lista1 = [5, 4, 3, 1, 2]</text:span></text:p>
                  <text:p text:style-name="P46"><text:span text:style-name="T5">&gt;&gt;&gt; </text:span><text:span text:style-name="T6">list1.index(4)</text:span><text:span text:style-name="T5"><text:tab/></text:span><text:span text:style-name="T5"> <text:s text:c="5"/># Lägsta index där 4 förekommer</text:span></text:p>
                  <text:p text:style-name="P45"><text:span text:style-name="T5">1</text:span></text:p>
                </text:list-header>
              </text:list>
            </text:list-item>
          </text:list>
          <text:list text:style-name="L3">
            <text:list-item>
              <text:p text:style-name="P47"><text:span text:style-name="T10">Listor av listor (arrayer/matriser)</text:span></text:p>
            </text:list-item>
          </text:list>
          <text:list text:style-name="L4">
            <text:list-item>
              <text:list>
                <text:list-header>
                  <text:p text:style-name="P45"><text:span text:style-name="T5">&gt;&gt;&gt; </text:span><text:span text:style-name="T6">lista1=[[1,2], [3,4]]</text:span></text:p>
                  <text:p text:style-name="P45"><text:span text:style-name="T5">&gt;&gt;&gt; </text:span><text:span text:style-name="T6">print(lista1[0][1])</text:span></text:p>
                  <text:p text:style-name="P45"><text:span text:style-name="T5">2</text:span></text:p>
                </text:list-header>
              </text:list>
            </text:list-item>
          </text:list>
          <text:list text:style-name="L3">
            <text:list-item>
              <text:p text:style-name="P47"><text:span text:style-name="T10">Sortera element</text:span></text:p>
            </text:list-item>
          </text:list>
          <text:list text:style-name="L4">
            <text:list-item>
              <text:list>
                <text:list-header>
                  <text:p text:style-name="P45"><text:span text:style-name="T5">&gt;&gt;&gt; </text:span><text:span text:style-name="T6">sorted(list1)</text:span></text:p>
                  <text:p text:style-name="P45"><text:span text:style-name="T5">[1, 2, 3, 4, 5]</text:span></text:p>
                  <text:p text:style-name="P45"><text:span text:style-name="T5">&gt;&gt;&gt; </text:span><text:span text:style-name="T6">lista1.sort() </text:span></text:p>
                  <text:p text:style-name="P45"><text:span text:style-name="T5">&gt;&gt;&gt; </text:span><text:span text:style-name="T6">print(lista1)</text:span></text:p>
                  <text:p text:style-name="P45"><text:span text:style-name="T5">[1, 2, 3, 4, 5]</text:span></text:p>
                  <text:p text:style-name="P45"><text:span text:style-name="T5">&gt;&gt;&gt; </text:span><text:span text:style-name="T6">sorted([(3,2), (4,1), (1,4)], key=operator.itemgetter(1))</text:span></text:p>
                  <text:p text:style-name="P45"><text:span text:style-name="T5">[(4, 1), (3, 2), (1, 4)]</text:span></text:p>
                </text:list-header>
              </text:list>
            </text:list-item>
          </text:list>
          <text:list text:style-name="L3">
            <text:list-item>
              <text:p text:style-name="P47"><text:span text:style-name="T10">Övriga; </text:span><text:span text:style-name="T4">.remove()</text:span><text:span text:style-name="T10">, </text:span><text:span text:style-name="T4">.reverse()</text:span><text:span text:style-name="T10"> m.fl. </text:span></text:p>
            </text:list-item>
          </text:list>
          <text:list text:style-name="L5">
            <text:list-item>
              <text:list>
                <text:list-item>
                  <text:p text:style-name="P47"><text:span text:style-name="T11">Se </text:span><text:span text:style-name="T20">kapitel 3: Fundamental Collection Data Types: Lists</text:span></text:p>
                </text:list-item>
              </text:list>
            </text:list-item>
          </text:list>
          <text:list text:style-name="L3">
            <text:list-item>
              <text:p text:style-name="P47"><text:span text:style-name="T10">Listor är idealiska för att skapa andra datastrukturer som köer, stackar</text:span></text:p>
            </text:list-item>
          </text:list>
          <text:list text:style-name="L7">
            <text:list-header>
              <text:p text:style-name="P21"><text:span text:style-name="T10"/></text:p>
            </text:list-header>
          </text:list>
          <draw:enhanced-geometry svg:viewBox="0 0 21600 21600" draw:type="mso-spt202" draw:enhanced-path="M 0 0 L 21600 0 21600 21600 0 21600 0 0 Z N"/>
        </draw:custom-shape>
        <draw:custom-shape draw:style-name="gr78"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79"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80"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14" presentation:class="page"/>
          <draw:custom-shape draw:style-name="gr81" draw:text-style-name="P41" draw:layer="layout" svg:width="13.758cm" svg:height="12.343cm" svg:x="2.54cm" svg:y="13.031cm">
            <text:list text:style-name="L8">
              <text:list-item>
                <text:p text:style-name="P40"><text:span text:style-name="T31">Heaps: heapq och andra datatyper i </text:span><text:span text:style-name="T33">http://docs.python.org/3.1/library/datatypes.html</text:span></text:p>
              </text:list-item>
            </text:list>
            <text:list text:style-name="L9">
              <text:list-header>
                <text:p text:style-name="P49"><text:span text:style-name="T33"/></text:p>
              </text:list-header>
            </text:list>
            <text:list text:style-name="L8">
              <text:list-item>
                <text:p text:style-name="P40"><text:span text:style-name="T33">See sorter.py</text:span></text:p>
              </text:list-item>
            </text:list>
            <draw:enhanced-geometry svg:viewBox="0 0 21600 21600" draw:type="mso-spt202" draw:enhanced-path="M 0 0 L 21600 0 21600 21600 0 21600 0 0 Z N"/>
          </draw:custom-shape>
          <draw:custom-shape draw:style-name="gr82"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83"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84"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custom-shape draw:style-name="gr85" draw:text-style-name="P9" draw:layer="layout" svg:width="20.32cm" svg:height="2.54cm" svg:x="2.54cm" svg:y="0cm">
          <text:list text:style-name="L1">
            <text:list-header>
              <text:p text:style-name="P8"><text:span text:style-name="T3">Sekvenser - tupler</text:span></text:p>
            </text:list-header>
          </text:list>
          <draw:enhanced-geometry svg:viewBox="0 0 21600 21600" draw:type="mso-spt202" draw:enhanced-path="M 0 0 L 21600 0 21600 21600 0 21600 0 0 Z N"/>
        </draw:custom-shape>
        <draw:custom-shape draw:style-name="gr86" draw:text-style-name="P38" draw:layer="layout" svg:width="20.32cm" svg:height="13.083cm" svg:x="2.54cm" svg:y="3.215cm">
          <text:list text:style-name="L3">
            <text:list-item>
              <text:p text:style-name="P34"><text:span text:style-name="T23">Indexering, utsnitt, längd etc på samma sätt som för listor</text:span></text:p>
            </text:list-item>
            <text:list-item>
              <text:p text:style-name="P34"><text:span text:style-name="T23">Tupler är "immutable"</text:span></text:p>
            </text:list-item>
            <text:list-item>
              <text:p text:style-name="P34"><text:span text:style-name="T23">Kan dock innehålla element, t.ex. listor, som är mutable...</text:span></text:p>
            </text:list-item>
            <text:list-item>
              <text:p text:style-name="P34"><text:span text:style-name="T23">Fördel med tupler - att skicka med som argument till okänd funktion. Ingen kan manipulera innehållet i bifogad tupel (förutsatt att elementen är immutable). Jämför C call-by-value, call-by-reference</text:span></text:p>
            </text:list-item>
          </text:list>
          <text:list text:style-name="L7">
            <text:list-header>
              <text:p text:style-name="P50"><text:span text:style-name="T23"/></text:p>
            </text:list-header>
          </text:list>
          <draw:enhanced-geometry svg:viewBox="0 0 21600 21600" draw:type="mso-spt202" draw:enhanced-path="M 0 0 L 21600 0 21600 21600 0 21600 0 0 Z N"/>
        </draw:custom-shape>
        <draw:custom-shape draw:style-name="gr8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88"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8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5"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custom-shape draw:style-name="gr90" draw:text-style-name="P9" draw:layer="layout" svg:width="20.32cm" svg:height="2.54cm" svg:x="2.54cm" svg:y="0cm">
          <text:list text:style-name="L1">
            <text:list-header>
              <text:p text:style-name="P8"><text:span text:style-name="T3">Sekvenser – sequence unpacking</text:span></text:p>
            </text:list-header>
          </text:list>
          <draw:enhanced-geometry svg:viewBox="0 0 21600 21600" draw:type="mso-spt202" draw:enhanced-path="M 0 0 L 21600 0 21600 21600 0 21600 0 0 Z N"/>
        </draw:custom-shape>
        <draw:custom-shape draw:style-name="gr91" draw:text-style-name="P38" draw:layer="layout" svg:width="20.32cm" svg:height="14.001cm" svg:x="2.54cm" svg:y="3.215cm">
          <text:list text:style-name="L3">
            <text:list-item>
              <text:p text:style-name="P34"><text:span text:style-name="T23">Tilldelning</text:span></text:p>
            </text:list-item>
          </text:list>
          <text:list text:style-name="L4">
            <text:list-item>
              <text:list>
                <text:list-header>
                  <text:p text:style-name="P35"><text:span text:style-name="T24">&gt;&gt;&gt; </text:span><text:span text:style-name="T25">a = (1, 2, 3)</text:span></text:p>
                  <text:p text:style-name="P35"><text:span text:style-name="T24">&gt;&gt;&gt; </text:span><text:span text:style-name="T25">a = 1, 2, 3</text:span><text:span text:style-name="T24"> <text:s text:c="4"/># Parenteser kan utelämnas</text:span></text:p>
                  <text:p text:style-name="P35"><text:span text:style-name="T24">&gt;&gt;&gt; </text:span><text:span text:style-name="T25">x, y, z = a</text:span><text:span text:style-name="T24"> <text:s text:c="4"/># Sekvens med 3 element</text:span></text:p>
                  <text:p text:style-name="P35"><text:span text:style-name="T24">&gt;&gt;&gt; </text:span><text:span text:style-name="T25">x, *y = a</text:span></text:p>
                  <text:p text:style-name="P35"><text:span text:style-name="T24">&gt;&gt;&gt; </text:span><text:span text:style-name="T25">x</text:span></text:p>
                  <text:p text:style-name="P35"><text:span text:style-name="T24">1</text:span></text:p>
                  <text:p text:style-name="P35"><text:span text:style-name="T24">&gt;&gt;&gt; </text:span><text:span text:style-name="T25">y</text:span><text:span text:style-name="T24"> <text:s text:c="14"/># *y blir alltid en lista</text:span></text:p>
                  <text:p text:style-name="P35"><text:span text:style-name="T24">[2, 3]</text:span></text:p>
                </text:list-header>
              </text:list>
            </text:list-item>
          </text:list>
          <text:list text:style-name="L3">
            <text:list-item>
              <text:p text:style-name="P36"><text:span text:style-name="T23">Packa upp lista: </text:span></text:p>
            </text:list-item>
          </text:list>
          <text:list text:style-name="L4">
            <text:list-item>
              <text:list>
                <text:list-header>
                  <text:p text:style-name="P35"><text:span text:style-name="T24">&gt;&gt;&gt; </text:span><text:span text:style-name="T25">L = [ 'Linus', 'Ken' ]</text:span></text:p>
                </text:list-header>
                <text:list-item>
                  <text:p text:style-name="P35"><text:span text:style-name="T24">&gt;&gt;&gt; </text:span><text:span text:style-name="T25">print(L)</text:span></text:p>
                </text:list-item>
                <text:list-item>
                  <text:p text:style-name="P35"><text:span text:style-name="T24">['Linus', 'Ken']</text:span></text:p>
                </text:list-item>
                <text:list-item>
                  <text:p text:style-name="P35"><text:span text:style-name="T24">&gt;&gt;&gt; </text:span><text:span text:style-name="T25">print(*L)</text:span></text:p>
                </text:list-item>
                <text:list-item>
                  <text:p text:style-name="P35"><text:span text:style-name="T24">Linus Ken</text:span></text:p>
                </text:list-item>
                <text:list-item>
                  <text:p text:style-name="P35"><text:span text:style-name="T24">&gt;&gt;&gt;</text:span><text:span text:style-name="T25"> </text:span></text:p>
                </text:list-item>
              </text:list>
            </text:list-item>
          </text:list>
          <text:list text:style-name="L7">
            <text:list-header>
              <text:p text:style-name="P37"><text:span text:style-name="T27"/></text:p>
            </text:list-header>
          </text:list>
          <draw:enhanced-geometry svg:viewBox="0 0 21600 21600" draw:type="mso-spt202" draw:enhanced-path="M 0 0 L 21600 0 21600 21600 0 21600 0 0 Z N"/>
        </draw:custom-shape>
        <draw:custom-shape draw:style-name="gr92"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93"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94"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6"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custom-shape draw:style-name="gr95" draw:text-style-name="P9" draw:layer="layout" svg:width="20.32cm" svg:height="2.54cm" svg:x="2.54cm" svg:y="0cm">
          <text:list text:style-name="L1">
            <text:list-header>
              <text:p text:style-name="P8"><text:span text:style-name="T3">Sekvenser – loop unpacking</text:span></text:p>
            </text:list-header>
          </text:list>
          <draw:enhanced-geometry svg:viewBox="0 0 21600 21600" draw:type="mso-spt202" draw:enhanced-path="M 0 0 L 21600 0 21600 21600 0 21600 0 0 Z N"/>
        </draw:custom-shape>
        <draw:custom-shape draw:style-name="gr96" draw:text-style-name="P38" draw:layer="layout" svg:width="20.32cm" svg:height="14.001cm" svg:x="2.54cm" svg:y="3.215cm">
          <text:list text:style-name="L3">
            <text:list-item>
              <text:p text:style-name="P34"><text:span text:style-name="T23">Loopa över sekvens med sammansatta element: </text:span></text:p>
            </text:list-item>
          </text:list>
          <text:list text:style-name="L4">
            <text:list-item>
              <text:list>
                <text:list-header>
                  <text:p text:style-name="P35"><text:span text:style-name="T24">&gt;&gt;&gt;</text:span><text:span text:style-name="T25"> tlist = [(1,2),(3,4)]</text:span></text:p>
                  <text:p text:style-name="P35"><text:span text:style-name="T24">&gt;&gt;&gt;</text:span><text:span text:style-name="T25"> for x, y in tlist:</text:span></text:p>
                  <text:p text:style-name="P35"><text:span text:style-name="T24">...</text:span><text:span text:style-name="T25"> <text:s text:c="3"/>print(x, y)</text:span></text:p>
                  <text:p text:style-name="P35"><text:span text:style-name="T24">...</text:span></text:p>
                  <text:p text:style-name="P35"><text:span text:style-name="T24">1 2</text:span></text:p>
                  <text:p text:style-name="P35"><text:span text:style-name="T24">3 4</text:span></text:p>
                </text:list-header>
              </text:list>
            </text:list-item>
          </text:list>
          <text:list text:style-name="L7">
            <text:list-header>
              <text:p text:style-name="P37"><text:span text:style-name="T27"/></text:p>
            </text:list-header>
          </text:list>
          <draw:enhanced-geometry svg:viewBox="0 0 21600 21600" draw:type="mso-spt202" draw:enhanced-path="M 0 0 L 21600 0 21600 21600 0 21600 0 0 Z N"/>
        </draw:custom-shape>
        <draw:custom-shape draw:style-name="gr9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98"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9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7"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custom-shape draw:style-name="gr100"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101" draw:text-style-name="P12" draw:layer="layout" svg:width="20.32cm" svg:height="13.083cm" svg:x="2.54cm" svg:y="3.215cm">
          <text:list text:style-name="L10">
            <text:list-item>
              <text:p text:style-name="P10"><text:span text:style-name="T34">ovn0501/genomsnitt.py</text:span><text:span text:style-name="T23"> <text:s/>Skriv ett program som läser in ett antal heltal (ett per rad) från en fil vars namn ska ges som en kommandoradsparameter. Beräkna och skriv ut medelvärdet av de tal som är kvar om man stryker de tre minsta och de tre största talen.</text:span></text:p>
              <text:list>
                <text:list-item>
                  <text:list>
                    <text:list-header>
                      <text:p text:style-name="P10"><text:span text:style-name="T35">$ </text:span><text:span text:style-name="T36">cat tal.txt</text:span></text:p>
                      <text:p text:style-name="P10"><text:span text:style-name="T35">1000</text:span></text:p>
                      <text:p text:style-name="P10"><text:span text:style-name="T35">10</text:span></text:p>
                      <text:p text:style-name="P10"><text:span text:style-name="T35">-1001</text:span></text:p>
                      <text:p text:style-name="P10"><text:span text:style-name="T35">5</text:span></text:p>
                      <text:p text:style-name="P10"><text:span text:style-name="T35">1002</text:span></text:p>
                      <text:p text:style-name="P10"><text:span text:style-name="T35">-1000</text:span></text:p>
                      <text:p text:style-name="P10"><text:span text:style-name="T35">-1002</text:span></text:p>
                      <text:p text:style-name="P10"><text:span text:style-name="T35">1001</text:span></text:p>
                      <text:p text:style-name="P10"><text:span text:style-name="T35">15</text:span></text:p>
                      <text:p text:style-name="P10"><text:span text:style-name="T35">$ </text:span><text:span text:style-name="T36">python3 genomsnitt.py tal.txt</text:span></text:p>
                      <text:p text:style-name="P10"><text:span text:style-name="T35">10.0</text:span></text:p>
                      <text:p text:style-name="P10"><text:span text:style-name="T35">$</text:span></text:p>
                      <text:p text:style-name="P10"><text:span text:style-name="T23"/></text:p>
                    </text:list-header>
                  </text:list>
                </text:list-item>
              </text:list>
              <text:p text:style-name="P10"><text:span text:style-name="T23"/></text:p>
            </text:list-item>
          </text:list>
          <text:list text:style-name="L7">
            <text:list-header>
              <text:p text:style-name="P51"><text:span text:style-name="T23"/></text:p>
            </text:list-header>
          </text:list>
          <draw:enhanced-geometry svg:viewBox="0 0 21600 21600" draw:type="mso-spt202" draw:enhanced-path="M 0 0 L 21600 0 21600 21600 0 21600 0 0 Z N"/>
        </draw:custom-shape>
        <draw:custom-shape draw:style-name="gr102"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03" draw:text-style-name="P53" draw:layer="layout" svg:width="19.474cm" svg:height="1.015cm" svg:x="2.963cm" svg:y="17.568cm">
          <text:list text:style-name="L2">
            <text:list-header>
              <text:p text:style-name="P52"><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104"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18" presentation:class="page"/>
          <draw:custom-shape draw:style-name="gr105"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06"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07"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custom-shape draw:style-name="gr108"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109" draw:text-style-name="P12" draw:layer="layout" svg:width="20.32cm" svg:height="13.083cm" svg:x="2.54cm" svg:y="3.215cm">
          <text:list text:style-name="L10">
            <text:list-item>
              <text:p text:style-name="P10"><text:span text:style-name="T34">ovn0502/manader.py*</text:span><text:span text:style-name="T23"> <text:s/>Skriv ett program som tar två månadsnummer (1-12) som kommandoradsparametrar. Programmet ska beräkna antalet dagar från och med den första månaden till och med den andra månaden. T.ex. ska parametrarna 3 5 ge resultatet 92 (31+30+31).</text:span></text:p>
              <text:list>
                <text:list-header>
                  <text:p text:style-name="P10"><text:span text:style-name="T35">$ </text:span><text:span text:style-name="T36">python3 manader.py 1 12</text:span></text:p>
                  <text:p text:style-name="P10"><text:span text:style-name="T35">365</text:span></text:p>
                  <text:p text:style-name="P10"><text:span text:style-name="T35">$</text:span></text:p>
                </text:list-header>
              </text:list>
            </text:list-item>
            <text:list-item>
              <text:p text:style-name="P10"><text:span text:style-name="T34">ovn0503/datum.py**</text:span><text:span text:style-name="T23"> <text:s/>Som ovan, fast nu ska man istället ange två datum på formatet d/m, som exempelvis 28/8 24/12 (vilket ger resultatet 119, 4+30+31+30+24).</text:span></text:p>
              <text:list>
                <text:list-header>
                  <text:p text:style-name="P10"><text:span text:style-name="T35">$ </text:span><text:span text:style-name="T36">python3 datum.py 28/8 24/12</text:span></text:p>
                  <text:p text:style-name="P10"><text:span text:style-name="T35">119</text:span></text:p>
                  <text:p text:style-name="P54"><text:span text:style-name="T35">$ </text:span><text:span text:style-name="T36">python3 datum.py 1/1 31/12</text:span></text:p>
                  <text:p text:style-name="P54"><text:span text:style-name="T35">365</text:span></text:p>
                  <text:p text:style-name="P10"><text:span text:style-name="T35">$</text:span></text:p>
                </text:list-header>
              </text:list>
            </text:list-item>
          </text:list>
          <text:list text:style-name="L7">
            <text:list-header>
              <text:p text:style-name="P51"><text:span text:style-name="T23"/></text:p>
            </text:list-header>
          </text:list>
          <draw:enhanced-geometry svg:viewBox="0 0 21600 21600" draw:type="mso-spt202" draw:enhanced-path="M 0 0 L 21600 0 21600 21600 0 21600 0 0 Z N"/>
        </draw:custom-shape>
        <draw:custom-shape draw:style-name="gr110"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11" draw:text-style-name="P53" draw:layer="layout" svg:width="19.474cm" svg:height="1.015cm" svg:x="2.963cm" svg:y="17.568cm">
          <text:list text:style-name="L2">
            <text:list-header>
              <text:p text:style-name="P52"><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112"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19" presentation:class="page"/>
          <draw:custom-shape draw:style-name="gr113"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14"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15"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custom-shape draw:style-name="gr116" draw:text-style-name="P9" draw:layer="layout" svg:width="20.32cm" svg:height="2.54cm" svg:x="2.54cm" svg:y="0cm">
          <text:list text:style-name="L1">
            <text:list-header>
              <text:p text:style-name="P8"><text:span text:style-name="T9">Mappings och sets</text:span></text:p>
            </text:list-header>
          </text:list>
          <draw:enhanced-geometry svg:viewBox="0 0 21600 21600" draw:type="mso-spt202" draw:enhanced-path="M 0 0 L 21600 0 21600 21600 0 21600 0 0 Z N"/>
        </draw:custom-shape>
        <draw:custom-shape draw:style-name="gr11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18"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1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draw:frame draw:style-name="gr120" draw:text-style-name="P17" draw:layer="layout" svg:width="11.911cm" svg:height="11.633cm" svg:x="7.501cm" svg:y="4.233cm">
          <draw:object-ole draw:class-id="00000000-0000-0000-0000-000000000000" xlink:href="./Object 2" xlink:type="simple" xlink:show="embed" xlink:actuate="onLoad">
            <loext:p/>
          </draw:object-ole>
          <draw:image xlink:href="./ObjectReplacements/Object 2" xlink:type="simple" xlink:show="embed" xlink:actuate="onLoad"/>
        </draw:frame>
        <presentation:notes draw:style-name="dp3">
          <draw:page-thumbnail draw:style-name="gr6" draw:layer="layout" svg:width="13.714cm" svg:height="10.288cm" svg:x="2.584cm" svg:y="2.055cm" draw:page-number="20"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custom-shape draw:style-name="gr121" draw:text-style-name="P9" draw:layer="layout" svg:width="20.32cm" svg:height="2.54cm" svg:x="2.54cm" svg:y="0cm">
          <text:list text:style-name="L1">
            <text:list-header>
              <text:p text:style-name="P8"><text:span text:style-name="T3">Mappings och sets - dictionaries</text:span></text:p>
            </text:list-header>
          </text:list>
          <draw:enhanced-geometry svg:viewBox="0 0 21600 21600" draw:type="mso-spt202" draw:enhanced-path="M 0 0 L 21600 0 21600 21600 0 21600 0 0 Z N"/>
        </draw:custom-shape>
        <draw:custom-shape draw:style-name="gr122" draw:text-style-name="P38" draw:layer="layout" svg:width="20.32cm" svg:height="13.083cm" svg:x="2.54cm" svg:y="3.215cm">
          <text:list text:style-name="L3">
            <text:list-item>
              <text:p text:style-name="P34"><text:span text:style-name="T23">Använder en nyckel "key" för att slå upp ett värde</text:span><text:span text:style-name="T23"><text:line-break/></text:span><text:span text:style-name="T23">Jämför telefonkatalog namn-&gt;telefonnummer</text:span></text:p>
            </text:list-item>
            <text:list-item>
              <text:p text:style-name="P34"><text:span text:style-name="T23">Motsvarighet till Perl "hashes"</text:span></text:p>
            </text:list-item>
            <text:list-item>
              <text:p text:style-name="P34"><text:span text:style-name="T23">En sekvens kan bara indexera med numeriska nycklar </text:span><text:span text:style-name="T22">a[0], a[1]</text:span><text:span text:style-name="T23"> osv</text:span></text:p>
            </text:list-item>
            <text:list-item>
              <text:p text:style-name="P34"><text:span text:style-name="T23">Ett dictionary kan indexera med andra nycklar, t.ex. strängar </text:span><text:span text:style-name="T22">a['str']</text:span></text:p>
            </text:list-item>
            <text:list-item>
              <text:p text:style-name="P34"><text:span text:style-name="T23">Ingen inbördes ordning (i motsats till sekvenser). </text:span></text:p>
            </text:list-item>
          </text:list>
          <text:list text:style-name="L11">
            <text:list-item>
              <text:list>
                <text:list-item>
                  <text:p text:style-name="P39"><text:span text:style-name="T28">Bara relation nyckel-&gt;värde</text:span></text:p>
                </text:list-item>
                <text:list-item>
                  <text:p text:style-name="P39"><text:span text:style-name="T28">Går inte att t.ex. leta reda på femte elementet</text:span></text:p>
                </text:list-item>
                <text:list-item>
                  <text:p text:style-name="P39"><text:span text:style-name="T28">Ett nytt element hamnar inte nödvändigtvis sist</text:span></text:p>
                </text:list-item>
              </text:list>
            </text:list-item>
          </text:list>
          <text:list text:style-name="L7">
            <text:list-header>
              <text:p text:style-name="P37"><text:span text:style-name="T30"/></text:p>
            </text:list-header>
          </text:list>
          <draw:enhanced-geometry svg:viewBox="0 0 21600 21600" draw:type="mso-spt202" draw:enhanced-path="M 0 0 L 21600 0 21600 21600 0 21600 0 0 Z N"/>
        </draw:custom-shape>
        <draw:custom-shape draw:style-name="gr123"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24"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25"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21" presentation:class="page"/>
          <draw:custom-shape draw:style-name="gr126" draw:text-style-name="P41" draw:layer="layout" svg:width="13.758cm" svg:height="12.343cm" svg:x="2.54cm" svg:y="13.031cm">
            <text:list text:style-name="L8">
              <text:list-item>
                <text:p text:style-name="P40"><text:span text:style-name="T31">Notera collections.defaultdict och collections.OrderedDict</text:span></text:p>
              </text:list-item>
            </text:list>
            <draw:enhanced-geometry svg:viewBox="0 0 21600 21600" draw:type="mso-spt202" draw:enhanced-path="M 0 0 L 21600 0 21600 21600 0 21600 0 0 Z N"/>
          </draw:custom-shape>
          <draw:custom-shape draw:style-name="gr127"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28"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29"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custom-shape draw:style-name="gr130" draw:text-style-name="P9" draw:layer="layout" svg:width="20.32cm" svg:height="2.54cm" svg:x="2.54cm" svg:y="0cm">
          <text:list text:style-name="L1">
            <text:list-header>
              <text:p text:style-name="P8"><text:span text:style-name="T3">Mappings och sets - dictionaries</text:span></text:p>
            </text:list-header>
          </text:list>
          <draw:enhanced-geometry svg:viewBox="0 0 21600 21600" draw:type="mso-spt202" draw:enhanced-path="M 0 0 L 21600 0 21600 21600 0 21600 0 0 Z N"/>
        </draw:custom-shape>
        <draw:custom-shape draw:style-name="gr131" draw:text-style-name="P38" draw:layer="layout" svg:width="21.86cm" svg:height="13.098cm" svg:x="2.54cm" svg:y="3.2cm">
          <text:list text:style-name="L3">
            <text:list-item>
              <text:p text:style-name="P34"><text:span text:style-name="T23">Tilldelning</text:span></text:p>
            </text:list-item>
          </text:list>
          <text:list text:style-name="L4">
            <text:list-item>
              <text:list>
                <text:list-item>
                  <text:p text:style-name="P35"><text:span text:style-name="T37">&gt;&gt;&gt; </text:span><text:span text:style-name="T38">score = {'Bill':12, 'Steve':19, "Linus":33, "Ken":27}</text:span></text:p>
                </text:list-item>
                <text:list-item>
                  <text:p text:style-name="P35"><text:span text:style-name="T39">&gt;&gt;&gt;</text:span><text:span text:style-name="T38"> score</text:span></text:p>
                </text:list-item>
                <text:list-item>
                  <text:p text:style-name="P35"><text:span text:style-name="T39">{'Bill': 12, 'Steve': 19, 'Linus': 33, 'Ken': 27}</text:span></text:p>
                </text:list-item>
              </text:list>
            </text:list-item>
          </text:list>
          <text:list text:style-name="L3">
            <text:list-item>
              <text:p text:style-name="P36"><text:span text:style-name="T23">Element</text:span></text:p>
            </text:list-item>
          </text:list>
          <text:list text:style-name="L4">
            <text:list-item>
              <text:list>
                <text:list-item>
                  <text:p text:style-name="P35"><text:span text:style-name="T37">&gt;&gt;&gt; </text:span><text:span text:style-name="T40">score['Bill']</text:span></text:p>
                </text:list-item>
                <text:list-item>
                  <text:p text:style-name="P35"><text:span text:style-name="T40">12</text:span></text:p>
                </text:list-item>
                <text:list-item>
                  <text:p text:style-name="P35"><text:span text:style-name="T37">&gt;&gt;&gt; </text:span><text:span text:style-name="T40">score['Andrew</text:span><text:span text:style-name="T38">'] = 20</text:span></text:p>
                </text:list-item>
                <text:list-item>
                  <text:p text:style-name="P35"><text:span text:style-name="T41">&gt;&gt;&gt; </text:span><text:span text:style-name="T40">score['Ken</text:span><text:span text:style-name="T38">'] = 31</text:span></text:p>
                </text:list-item>
                <text:list-item>
                  <text:p text:style-name="P35"><text:span text:style-name="T24">&gt;&gt;&gt; </text:span><text:span text:style-name="T25">score</text:span></text:p>
                </text:list-item>
                <text:list-item>
                  <text:p text:style-name="P35"><text:span text:style-name="T39">{'Bill': 12, 'Steve': 19, 'Linus': 33, 'Ken': 31, 'Andrew':20}</text:span></text:p>
                </text:list-item>
                <text:list-item>
                  <text:p text:style-name="P35"><text:span text:style-name="T24"/></text:p>
                </text:list-item>
                <text:list-item>
                  <text:p text:style-name="P35"><text:span text:style-name="T24"/></text:p>
                </text:list-item>
              </text:list>
            </text:list-item>
          </text:list>
          <text:list text:style-name="L7">
            <text:list-header>
              <text:p text:style-name="P37"><text:span text:style-name="T27"/></text:p>
            </text:list-header>
          </text:list>
          <draw:enhanced-geometry svg:viewBox="0 0 21600 21600" draw:type="mso-spt202" draw:enhanced-path="M 0 0 L 21600 0 21600 21600 0 21600 0 0 Z N"/>
        </draw:custom-shape>
        <draw:custom-shape draw:style-name="gr132"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33"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34"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2"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custom-shape draw:style-name="gr135" draw:text-style-name="P9" draw:layer="layout" svg:width="20.32cm" svg:height="2.54cm" svg:x="2.54cm" svg:y="0cm">
          <text:list text:style-name="L1">
            <text:list-header>
              <text:p text:style-name="P8"><text:span text:style-name="T3">Komma åt alla elementen</text:span></text:p>
            </text:list-header>
          </text:list>
          <draw:enhanced-geometry svg:viewBox="0 0 21600 21600" draw:type="mso-spt202" draw:enhanced-path="M 0 0 L 21600 0 21600 21600 0 21600 0 0 Z N"/>
        </draw:custom-shape>
        <draw:custom-shape draw:style-name="gr136" draw:text-style-name="P56" draw:layer="layout" svg:width="20.32cm" svg:height="13.233cm" svg:x="2.54cm" svg:y="3.215cm">
          <text:list text:style-name="L3">
            <text:list-item>
              <text:p text:style-name="P30"><text:span text:style-name="T23">Åtkomst</text:span></text:p>
            </text:list-item>
          </text:list>
          <text:list text:style-name="L4">
            <text:list-item>
              <text:list>
                <text:list-header>
                  <text:p text:style-name="P31"><text:span text:style-name="T24">&gt;&gt;&gt;</text:span><text:span text:style-name="T25"> list(score.keys())</text:span></text:p>
                  <text:p text:style-name="P31"><text:span text:style-name="T24">['Bill', 'Steve', 'Linus', 'Ken', 'Andrew']</text:span></text:p>
                </text:list-header>
                <text:list-item>
                  <text:p text:style-name="P31"><text:span text:style-name="T24">&gt;&gt;&gt;</text:span><text:span text:style-name="T25"> list(score.values())</text:span></text:p>
                  <text:p text:style-name="P31"><text:span text:style-name="T24">[12, 19, 33, 31, 20]</text:span></text:p>
                  <text:p text:style-name="P31"><text:span text:style-name="T24">&gt;&gt;&gt; </text:span><text:span text:style-name="T25">list(score.items())</text:span></text:p>
                  <text:p text:style-name="P31"><text:span text:style-name="T24">[('Bill', 12), ('Steve', 19), ('Linus', 33), ('Ken', 31), ('Andrew', 20)]</text:span></text:p>
                  <text:p text:style-name="P31"><text:span text:style-name="T24"/></text:p>
                  <text:p text:style-name="P31"><text:span text:style-name="T24">&gt;&gt;&gt; </text:span><text:span text:style-name="T25">for name in score:</text:span></text:p>
                  <text:p text:style-name="P31"><text:span text:style-name="T25">...</text:span><text:span text:style-name="T24"> <text:s text:c="3"/></text:span><text:span text:style-name="T25">print(name, "fick", score[name], "poäng.")</text:span></text:p>
                  <text:p text:style-name="P31"><text:span text:style-name="T24">Bill fick 12 poäng.</text:span></text:p>
                </text:list-item>
                <text:list-item>
                  <text:p text:style-name="P31"><text:span text:style-name="T24">Steve fick 19 poäng.</text:span></text:p>
                </text:list-item>
                <text:list-item>
                  <text:p text:style-name="P31"><text:span text:style-name="T24">Linus fick 33 poäng.</text:span></text:p>
                </text:list-item>
                <text:list-item>
                  <text:p text:style-name="P31"><text:span text:style-name="T24">Ken fick 31 poäng.</text:span></text:p>
                </text:list-item>
                <text:list-item>
                  <text:p text:style-name="P31"><text:span text:style-name="T24">Andrew fick 20 poäng.</text:span></text:p>
                  <text:p text:style-name="P31"><text:span text:style-name="T24">&gt;&gt;&gt;</text:span><text:span text:style-name="T25"> for name, val in score.items():</text:span></text:p>
                </text:list-item>
                <text:list-item>
                  <text:p text:style-name="P31"><text:span text:style-name="T24">...</text:span><text:span text:style-name="T25"> <text:s text:c="4"/>print(name, "fick", val, "poäng.")</text:span></text:p>
                </text:list-item>
                <text:list-item>
                  <text:p text:style-name="P31"><text:span text:style-name="T25"/></text:p>
                </text:list-item>
              </text:list>
            </text:list-item>
          </text:list>
          <text:list text:style-name="L7">
            <text:list-header>
              <text:p text:style-name="P55"><text:span text:style-name="T27"/></text:p>
            </text:list-header>
          </text:list>
          <draw:enhanced-geometry svg:viewBox="0 0 21600 21600" draw:type="mso-spt202" draw:enhanced-path="M 0 0 L 21600 0 21600 21600 0 21600 0 0 Z N"/>
        </draw:custom-shape>
        <draw:custom-shape draw:style-name="gr13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38"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3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3"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custom-shape draw:style-name="gr140" draw:text-style-name="P9" draw:layer="layout" svg:width="20.32cm" svg:height="2.54cm" svg:x="2.54cm" svg:y="0cm">
          <text:list text:style-name="L1">
            <text:list-header>
              <text:p text:style-name="P8"><text:span text:style-name="T3">Mappings och sets - dictionaries</text:span></text:p>
            </text:list-header>
          </text:list>
          <draw:enhanced-geometry svg:viewBox="0 0 21600 21600" draw:type="mso-spt202" draw:enhanced-path="M 0 0 L 21600 0 21600 21600 0 21600 0 0 Z N"/>
        </draw:custom-shape>
        <draw:custom-shape draw:style-name="gr141" draw:text-style-name="P38" draw:layer="layout" svg:width="20.32cm" svg:height="13.083cm" svg:x="2.54cm" svg:y="3.215cm">
          <text:list text:style-name="L3">
            <text:list-item>
              <text:p text:style-name="P34"><text:span text:style-name="T23">Uppdatering</text:span></text:p>
            </text:list-item>
          </text:list>
          <text:list text:style-name="L4">
            <text:list-item>
              <text:list>
                <text:list-header>
                  <text:p text:style-name="P35"><text:span text:style-name="T39">&gt;&gt;&gt; </text:span><text:span text:style-name="T38">score['Ken'] = 27 </text:span></text:p>
                </text:list-header>
              </text:list>
            </text:list-item>
          </text:list>
          <text:list text:style-name="L3">
            <text:list-item>
              <text:p text:style-name="P36"><text:span text:style-name="T23">Medlemskap</text:span></text:p>
            </text:list-item>
          </text:list>
          <text:list text:style-name="L4">
            <text:list-item>
              <text:list>
                <text:list-item>
                  <text:p text:style-name="P57"><text:span text:style-name="T41">&gt;&gt;&gt; <text:s/></text:span><text:span text:style-name="T25">'Steve' in score</text:span></text:p>
                </text:list-item>
                <text:list-item>
                  <text:p text:style-name="P35"><text:span text:style-name="T24">True </text:span></text:p>
                </text:list-item>
              </text:list>
            </text:list-item>
          </text:list>
          <text:list text:style-name="L3">
            <text:list-item>
              <text:p text:style-name="P36"><text:span text:style-name="T23">Ta bort</text:span></text:p>
            </text:list-item>
          </text:list>
          <text:list text:style-name="L4">
            <text:list-item>
              <text:list>
                <text:list-item>
                  <text:p text:style-name="P57"><text:span text:style-name="T41">&gt;&gt;&gt; </text:span><text:span text:style-name="T25">del score['Andrew']</text:span><text:span text:style-name="T24"> <text:s text:c="4"/># ta bort enskilt element</text:span></text:p>
                </text:list-item>
                <text:list-item>
                  <text:p text:style-name="P57"><text:span text:style-name="T24">&gt;&gt;&gt; </text:span><text:span text:style-name="T25">score.clear()</text:span><text:span text:style-name="T24"> <text:s text:c="10"/># en tom dictionary {}</text:span></text:p>
                </text:list-item>
                <text:list-item>
                  <text:p text:style-name="P35"><text:span text:style-name="T41">&gt;&gt;&gt; </text:span><text:span text:style-name="T42">del score</text:span><text:span text:style-name="T24"> <text:s text:c="14"/># ta bort hela </text:span></text:p>
                </text:list-item>
              </text:list>
            </text:list-item>
          </text:list>
          <text:list text:style-name="L3">
            <text:list-item>
              <text:p text:style-name="P36"><text:span text:style-name="T23">Antal element</text:span></text:p>
            </text:list-item>
          </text:list>
          <text:list text:style-name="L4">
            <text:list-item>
              <text:list>
                <text:list-item>
                  <text:p text:style-name="P35"><text:span text:style-name="T37">&gt;&gt;&gt; </text:span><text:span text:style-name="T38">score = {"Bill":12,"Steve":17,"Linus":33,"Ken":27}</text:span></text:p>
                  <text:p text:style-name="P35"><text:span text:style-name="T39">&gt;&gt;&gt; </text:span><text:span text:style-name="T38">len(score) </text:span></text:p>
                  <text:p text:style-name="P35"><text:span text:style-name="T24">4</text:span></text:p>
                </text:list-item>
                <text:list-item>
                  <text:p text:style-name="P35"><text:span text:style-name="T24">&gt;&gt;&gt; </text:span><text:span text:style-name="T25">len(score.items())</text:span></text:p>
                </text:list-item>
                <text:list-item>
                  <text:p text:style-name="P35"><text:span text:style-name="T24">4</text:span></text:p>
                </text:list-item>
                <text:list-item>
                  <text:p text:style-name="P35"><text:span text:style-name="T24">&gt;&gt;&gt; </text:span><text:span text:style-name="T25">len(score.keys())</text:span></text:p>
                </text:list-item>
                <text:list-item>
                  <text:p text:style-name="P35"><text:span text:style-name="T24">4</text:span></text:p>
                </text:list-item>
                <text:list-item>
                  <text:p text:style-name="P35"><text:span text:style-name="T24"/></text:p>
                </text:list-item>
              </text:list>
            </text:list-item>
          </text:list>
          <text:list text:style-name="L7">
            <text:list-header>
              <text:p text:style-name="P37"><text:span text:style-name="T27"/></text:p>
            </text:list-header>
          </text:list>
          <draw:enhanced-geometry svg:viewBox="0 0 21600 21600" draw:type="mso-spt202" draw:enhanced-path="M 0 0 L 21600 0 21600 21600 0 21600 0 0 Z N"/>
        </draw:custom-shape>
        <draw:custom-shape draw:style-name="gr142"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43"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44"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4"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custom-shape draw:style-name="gr145" draw:text-style-name="P9" draw:layer="layout" svg:width="20.32cm" svg:height="2.54cm" svg:x="2.54cm" svg:y="0cm">
          <text:list text:style-name="L1">
            <text:list-header>
              <text:p text:style-name="P8"><text:span text:style-name="T3">Mer om dictionaries</text:span></text:p>
            </text:list-header>
          </text:list>
          <draw:enhanced-geometry svg:viewBox="0 0 21600 21600" draw:type="mso-spt202" draw:enhanced-path="M 0 0 L 21600 0 21600 21600 0 21600 0 0 Z N"/>
        </draw:custom-shape>
        <draw:custom-shape draw:style-name="gr146" draw:text-style-name="P12" draw:layer="layout" svg:width="20.32cm" svg:height="15.147cm" svg:x="2.54cm" svg:y="3.215cm">
          <text:list text:style-name="L3">
            <text:list-item>
              <text:p text:style-name="P10"><text:span text:style-name="T23">Tilldelning med </text:span><text:span text:style-name="T22">dict()</text:span></text:p>
            </text:list-item>
          </text:list>
          <text:list text:style-name="L4">
            <text:list-item>
              <text:list>
                <text:list-item>
                  <text:p text:style-name="P11"><text:span text:style-name="T37">&gt;&gt;&gt; </text:span><text:span text:style-name="T38">score = dict(Bill=12, Steve=19, Linus=33, Ken=27)</text:span></text:p>
                </text:list-item>
              </text:list>
            </text:list-item>
          </text:list>
          <text:list text:style-name="L3">
            <text:list-item>
              <text:p text:style-name="P58"><text:span text:style-name="T43">Tilldelning från en lista av par</text:span></text:p>
              <text:p text:style-name="P58"><text:span text:style-name="T37"><text:s/></text:span><text:span text:style-name="T39">&gt;&gt;&gt;</text:span><text:span text:style-name="T38"> L = [('Bill', 12), ('Steve', 19), ('Linus', 33), <text:s text:c="12"/>('Ken', 27)]</text:span></text:p>
              <text:p text:style-name="P58"><text:span text:style-name="T38"><text:s/></text:span><text:span text:style-name="T39">&gt;&gt;&gt;</text:span><text:span text:style-name="T38"> score = dict(L)</text:span></text:p>
              <text:p text:style-name="P58"><text:span text:style-name="T38"><text:s/></text:span><text:span text:style-name="T39">&gt;&gt;&gt;</text:span><text:span text:style-name="T38"> score</text:span></text:p>
              <text:p text:style-name="P58"><text:span text:style-name="T38"><text:s/></text:span><text:span text:style-name="T39">{'Bill': 12, 'Steve': 19, 'Linus': 33, 'Ken': 27}</text:span></text:p>
            </text:list-item>
            <text:list-item>
              <text:p text:style-name="P22"><text:span text:style-name="T23">Tom dictionary</text:span></text:p>
              <text:p text:style-name="P22"><text:span text:style-name="T23"><text:s text:c="2"/></text:span><text:span text:style-name="T35">&gt;&gt;&gt; </text:span><text:span text:style-name="T36">score = {}</text:span></text:p>
              <text:p text:style-name="P22"><text:span text:style-name="T35"><text:s/></text:span><text:span text:style-name="T35">&gt;&gt;&gt; </text:span><text:span text:style-name="T36">score = dict()</text:span></text:p>
            </text:list-item>
            <text:list-item>
              <text:p text:style-name="P22"><text:span text:style-name="T23">Kopiering med </text:span><text:span text:style-name="T22">dict()</text:span><text:span text:style-name="T23"> - "shallow copy"</text:span></text:p>
            </text:list-item>
          </text:list>
          <text:list text:style-name="L4">
            <text:list-item>
              <text:list>
                <text:list-header>
                  <text:p text:style-name="P11"><text:span text:style-name="T39">&gt;&gt;&gt; </text:span><text:span text:style-name="T38">d2 = dict(d1)</text:span><text:span text:style-name="T39"> <text:s text:c="6"/># alternativ: d2 = d1.copy()</text:span></text:p>
                </text:list-header>
              </text:list>
            </text:list-item>
          </text:list>
          <text:list text:style-name="L3">
            <text:list-item>
              <text:p text:style-name="P22"><text:span text:style-name="T23">Använd copy.deepcopy() för "fullständig" kopiering av referenser</text:span></text:p>
            </text:list-item>
          </text:list>
          <text:list text:style-name="L4">
            <text:list-item>
              <text:list>
                <text:list-header>
                  <text:p text:style-name="P11"><text:span text:style-name="T5"/></text:p>
                  <text:p text:style-name="P11"><text:span text:style-name="T5"/></text:p>
                </text:list-header>
              </text:list>
            </text:list-item>
          </text:list>
          <text:list text:style-name="L7">
            <text:list-header>
              <text:p text:style-name="P23"><text:span text:style-name="T15"/></text:p>
            </text:list-header>
          </text:list>
          <draw:enhanced-geometry svg:viewBox="0 0 21600 21600" draw:type="mso-spt202" draw:enhanced-path="M 0 0 L 21600 0 21600 21600 0 21600 0 0 Z N"/>
        </draw:custom-shape>
        <draw:custom-shape draw:style-name="gr14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48"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4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5"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custom-shape draw:style-name="gr150" draw:text-style-name="P9" draw:layer="layout" svg:width="20.32cm" svg:height="2.54cm" svg:x="2.54cm" svg:y="0cm">
          <text:list text:style-name="L1">
            <text:list-header>
              <text:p text:style-name="P8"><text:span text:style-name="T3">Åtkomst med get</text:span></text:p>
            </text:list-header>
          </text:list>
          <draw:enhanced-geometry svg:viewBox="0 0 21600 21600" draw:type="mso-spt202" draw:enhanced-path="M 0 0 L 21600 0 21600 21600 0 21600 0 0 Z N"/>
        </draw:custom-shape>
        <draw:custom-shape draw:style-name="gr151" draw:text-style-name="P12" draw:layer="layout" svg:width="20.32cm" svg:height="15.147cm" svg:x="2.54cm" svg:y="3.215cm">
          <text:list text:style-name="L3">
            <text:list-item>
              <text:p text:style-name="P10"><text:span text:style-name="T23">Man får KeyError om nyckel nas</text:span></text:p>
            </text:list-item>
          </text:list>
          <text:list text:style-name="L4">
            <text:list-item>
              <text:list>
                <text:list-item>
                  <text:p text:style-name="P11"><text:span text:style-name="T37">&gt;&gt;&gt; </text:span><text:span text:style-name="T38">score = dict(Bill=12, Steve=19, Linus=33, Ken=27)</text:span></text:p>
                </text:list-item>
                <text:list-item>
                  <text:p text:style-name="P11"><text:span text:style-name="T39">&gt;&gt;&gt;</text:span><text:span text:style-name="T38"> score['Ken']</text:span></text:p>
                </text:list-item>
                <text:list-item>
                  <text:p text:style-name="P11"><text:span text:style-name="T39">27</text:span></text:p>
                </text:list-item>
                <text:list-item>
                  <text:p text:style-name="P11"><text:span text:style-name="T39">&gt;&gt;&gt;</text:span><text:span text:style-name="T38"> score['Andrew']</text:span></text:p>
                </text:list-item>
                <text:list-item>
                  <text:p text:style-name="P11"><text:span text:style-name="T39">Traceback (most recent call last):</text:span></text:p>
                </text:list-item>
                <text:list-item>
                  <text:p text:style-name="P11"><text:span text:style-name="T39"><text:s text:c="2"/></text:span><text:span text:style-name="T39">File "&lt;stdin&gt;", line 1, in &lt;module&gt;</text:span></text:p>
                </text:list-item>
                <text:list-item>
                  <text:p text:style-name="P11"><text:span text:style-name="T39">KeyError: 'Andrew'</text:span></text:p>
                </text:list-item>
                <text:list-item>
                  <text:p text:style-name="P11"><text:span text:style-name="T38"/></text:p>
                </text:list-item>
              </text:list>
            </text:list-item>
          </text:list>
          <text:list text:style-name="L3">
            <text:list-item>
              <text:p text:style-name="P58"><text:span text:style-name="T43">Funktionen get returerar None eller defaultvärde om nyckel saknas</text:span></text:p>
              <text:p text:style-name="P58"><text:span text:style-name="T40"><text:s/></text:span><text:span text:style-name="T37">&gt;&gt;&gt;</text:span><text:span text:style-name="T40"> score.get('Ken')</text:span><text:span text:style-name="T40"><text:line-break/></text:span><text:span text:style-name="T40"> </text:span><text:span text:style-name="T37">27</text:span><text:span text:style-name="T40"><text:line-break/></text:span><text:span text:style-name="T40"> </text:span><text:span text:style-name="T37">&gt;&gt;&gt;</text:span><text:span text:style-name="T40"> score.get('Andrew')</text:span><text:span text:style-name="T40"><text:line-break/></text:span><text:span text:style-name="T40"> </text:span><text:span text:style-name="T39">&gt;&gt;&gt;</text:span><text:span text:style-name="T38"> score.get('Andrew', 0)</text:span><text:span text:style-name="T38"><text:line-break/></text:span><text:span text:style-name="T38"> </text:span><text:span text:style-name="T39">0</text:span><text:span text:style-name="T39"><text:line-break/></text:span><text:span text:style-name="T39"> &gt;&gt;&gt; </text:span><text:span text:style-name="T38">sorted(score.keys(), key=score.get, reverse=True)</text:span><text:span text:style-name="T39"><text:line-break/></text:span><text:span text:style-name="T39"> ['Linus', 'Ken', 'Steve', 'Bill']</text:span><text:span text:style-name="T39"><text:line-break/></text:span><text:span text:style-name="T39"> &gt;&gt;&gt;</text:span><text:span text:style-name="T38"><text:line-break/></text:span><text:span text:style-name="T38"/></text:p>
            </text:list-item>
          </text:list>
          <draw:enhanced-geometry svg:viewBox="0 0 21600 21600" draw:type="mso-spt202" draw:enhanced-path="M 0 0 L 21600 0 21600 21600 0 21600 0 0 Z N"/>
        </draw:custom-shape>
        <draw:custom-shape draw:style-name="gr152"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53"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54"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6"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custom-shape draw:style-name="gr155" draw:text-style-name="P9" draw:layer="layout" svg:width="20.32cm" svg:height="2.54cm" svg:x="2.54cm" svg:y="0cm">
          <text:list text:style-name="L1">
            <text:list-header>
              <text:p text:style-name="P8"><text:span text:style-name="T3">Exempel</text:span></text:p>
            </text:list-header>
          </text:list>
          <draw:enhanced-geometry svg:viewBox="0 0 21600 21600" draw:type="mso-spt202" draw:enhanced-path="M 0 0 L 21600 0 21600 21600 0 21600 0 0 Z N"/>
        </draw:custom-shape>
        <draw:custom-shape draw:style-name="gr156" draw:text-style-name="P62" draw:layer="layout" svg:width="20.32cm" svg:height="13.083cm" svg:x="2.54cm" svg:y="3.215cm">
          <text:list text:style-name="L3">
            <text:list-item>
              <text:p text:style-name="P59"><text:span text:style-name="T23">Sortera med avseende på värde i en dict</text:span></text:p>
            </text:list-item>
          </text:list>
          <text:list text:style-name="L4">
            <text:list-item>
              <text:list>
                <text:list-header>
                  <text:p text:style-name="P60"><text:span text:style-name="T28"/></text:p>
                  <text:p text:style-name="P60"><text:span text:style-name="T39">import operator</text:span></text:p>
                  <text:p text:style-name="P60"><text:span text:style-name="T39"/></text:p>
                  <text:p text:style-name="P60"><text:span text:style-name="T39">score = {"Bill":12, "Steve":17, "Linus":33, "Ken":27}</text:span></text:p>
                  <text:p text:style-name="P60"><text:span text:style-name="T39"/></text:p>
                  <text:p text:style-name="P60"><text:span text:style-name="T39">par = list(score.items())</text:span></text:p>
                  <text:p text:style-name="P60"><text:span text:style-name="T39"># [('Steve',17),('Ken',27),('Bill',12),('Linus',33)]</text:span></text:p>
                  <text:p text:style-name="P60"><text:span text:style-name="T39"/></text:p>
                  <text:p text:style-name="P60"><text:span text:style-name="T39">par.sort(key=operator.itemgetter(1), reverse=True)</text:span></text:p>
                  <text:p text:style-name="P60"><text:span text:style-name="T39"># [('Linus',33),('Ken',27),('Steve',17),('Bill',12)]</text:span></text:p>
                  <text:p text:style-name="P60"><text:span text:style-name="T39"/></text:p>
                  <text:p text:style-name="P60"><text:span text:style-name="T39">print(par[0][0], "vann med", par[0][1], "poäng")</text:span></text:p>
                  <text:p text:style-name="P60"><text:span text:style-name="T39"># Linus vann med 33 poäng</text:span></text:p>
                  <text:p text:style-name="P60"><text:span text:style-name="T38"/></text:p>
                </text:list-header>
              </text:list>
            </text:list-item>
          </text:list>
          <text:list text:style-name="L7">
            <text:list-header>
              <text:p text:style-name="P61"><text:span text:style-name="T44"/></text:p>
            </text:list-header>
          </text:list>
          <draw:enhanced-geometry svg:viewBox="0 0 21600 21600" draw:type="mso-spt202" draw:enhanced-path="M 0 0 L 21600 0 21600 21600 0 21600 0 0 Z N"/>
        </draw:custom-shape>
        <draw:custom-shape draw:style-name="gr15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58"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15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7"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8" draw:style-name="dp1" draw:master-page-name="Standard" presentation:use-date-time-name="dtd1">
        <office:forms form:automatic-focus="false" form:apply-design-mode="false"/>
        <draw:custom-shape draw:style-name="gr160" draw:text-style-name="P9" draw:layer="layout" svg:width="20.32cm" svg:height="2.54cm" svg:x="2.54cm" svg:y="0cm">
          <text:list text:style-name="L1">
            <text:list-header>
              <text:p text:style-name="P8"><text:span text:style-name="T3">Mappings och sets - dictionaries</text:span></text:p>
            </text:list-header>
          </text:list>
          <draw:enhanced-geometry svg:viewBox="0 0 21600 21600" draw:type="mso-spt202" draw:enhanced-path="M 0 0 L 21600 0 21600 21600 0 21600 0 0 Z N"/>
        </draw:custom-shape>
        <draw:custom-shape draw:style-name="gr161" draw:text-style-name="P38" draw:layer="layout" svg:width="20.32cm" svg:height="13.083cm" svg:x="2.54cm" svg:y="3.215cm">
          <text:list text:style-name="L3">
            <text:list-item>
              <text:p text:style-name="P34"><text:span text:style-name="T23">Kollision vid tilldelning - ingen check görs! Sista elementet gäller</text:span></text:p>
            </text:list-item>
          </text:list>
          <text:list text:style-name="L4">
            <text:list-item>
              <text:list>
                <text:list-header>
                  <text:p text:style-name="P35"><text:span text:style-name="T39">&gt;&gt;&gt; </text:span><text:span text:style-name="T38">d = {'x':1, 'x':2}</text:span></text:p>
                  <text:p text:style-name="P35"><text:span text:style-name="T24">&gt;&gt;&gt; </text:span><text:span text:style-name="T25">d</text:span></text:p>
                  <text:p text:style-name="P35"><text:span text:style-name="T24">{'x': 2}</text:span></text:p>
                </text:list-header>
              </text:list>
            </text:list-item>
          </text:list>
          <text:list text:style-name="L3">
            <text:list-item>
              <text:p text:style-name="P36"><text:span text:style-name="T23">Enbart "immutable" objekt tillåtna som hash (key) </text:span><text:span text:style-name="T23"><text:line-break/></text:span><text:span text:style-name="T23">(även tupler med enbart "immutable" element)</text:span></text:p>
            </text:list-item>
          </text:list>
          <text:list text:style-name="L4">
            <text:list-item>
              <text:list>
                <text:list-header>
                  <text:p text:style-name="P35"><text:span text:style-name="T24"/></text:p>
                </text:list-header>
              </text:list>
            </text:list-item>
          </text:list>
          <text:list text:style-name="L7">
            <text:list-header>
              <text:p text:style-name="P37"><text:span text:style-name="T27"/></text:p>
            </text:list-header>
          </text:list>
          <draw:enhanced-geometry svg:viewBox="0 0 21600 21600" draw:type="mso-spt202" draw:enhanced-path="M 0 0 L 21600 0 21600 21600 0 21600 0 0 Z N"/>
        </draw:custom-shape>
        <draw:custom-shape draw:style-name="gr162"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63"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64"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8"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9" draw:style-name="dp1" draw:master-page-name="Standard" presentation:use-date-time-name="dtd1">
        <office:forms form:automatic-focus="false" form:apply-design-mode="false"/>
        <draw:custom-shape draw:style-name="gr165" draw:text-style-name="P9" draw:layer="layout" svg:width="20.32cm" svg:height="2.54cm" svg:x="2.54cm" svg:y="0cm">
          <text:list text:style-name="L1">
            <text:list-header>
              <text:p text:style-name="P8"><text:span text:style-name="T3">Mappings och sets - set</text:span></text:p>
            </text:list-header>
          </text:list>
          <draw:enhanced-geometry svg:viewBox="0 0 21600 21600" draw:type="mso-spt202" draw:enhanced-path="M 0 0 L 21600 0 21600 21600 0 21600 0 0 Z N"/>
        </draw:custom-shape>
        <draw:custom-shape draw:style-name="gr166" draw:text-style-name="P38" draw:layer="layout" svg:width="20.32cm" svg:height="13.083cm" svg:x="2.54cm" svg:y="3.215cm">
          <text:list text:style-name="L3">
            <text:list-item>
              <text:p text:style-name="P34"><text:span text:style-name="T23">Motsavarar den matematiska konstruktionen ”mängd”</text:span></text:p>
              <text:list>
                <text:list-item>
                  <text:p text:style-name="P34"><text:span text:style-name="T23">operationer som union, intersection, subset etc</text:span></text:p>
                </text:list-item>
              </text:list>
            </text:list-item>
            <text:list-item>
              <text:p text:style-name="P34"><text:span text:style-name="T23">Skapas med </text:span><text:span text:style-name="T22">variabel = {sekvens av element}</text:span></text:p>
            </text:list-item>
          </text:list>
          <text:list text:style-name="L4">
            <text:list-item>
              <text:list>
                <text:list-header>
                  <text:p text:style-name="P35"><text:span text:style-name="T39">&gt;&gt;&gt; </text:span><text:span text:style-name="T38">fruit = {'apple', 'orange', 'apple', 'pear'}</text:span></text:p>
                  <text:p text:style-name="P35"><text:span text:style-name="T39">&gt;&gt;&gt; </text:span><text:span text:style-name="T38">fruit </text:span></text:p>
                </text:list-header>
              </text:list>
            </text:list-item>
          </text:list>
          <text:list text:style-name="L9">
            <text:list-header>
              <text:p text:style-name="P63"><text:span text:style-name="T45">{'apple', 'orange', 'pear'}</text:span></text:p>
            </text:list-header>
          </text:list>
          <text:list text:style-name="L4">
            <text:list-item>
              <text:list>
                <text:list-header>
                  <text:p text:style-name="P35"><text:span text:style-name="T39">&gt;&gt;&gt; </text:span><text:span text:style-name="T38">'orange' in fruit</text:span></text:p>
                  <text:p text:style-name="P35"><text:span text:style-name="T39">True</text:span></text:p>
                  <text:p text:style-name="P35"><text:span text:style-name="T39">&gt;&gt;&gt; </text:span><text:span text:style-name="T38">'crabgrass' in fruit </text:span></text:p>
                  <text:p text:style-name="P35"><text:span text:style-name="T39">False </text:span></text:p>
                </text:list-header>
              </text:list>
            </text:list-item>
          </text:list>
          <text:list text:style-name="L9">
            <text:list-header>
              <text:p text:style-name="P63"><text:span text:style-name="T45">&gt;&gt;&gt; </text:span><text:span text:style-name="T44">fruit.add('lemon') </text:span></text:p>
              <text:p text:style-name="P63"><text:span text:style-name="T45">&gt;&gt;&gt; </text:span><text:span text:style-name="T44">fruit.remove('orange')</text:span><text:span text:style-name="T45"> </text:span></text:p>
              <text:p text:style-name="P63"><text:span text:style-name="T45">&gt;&gt;&gt; </text:span><text:span text:style-name="T44">fruit </text:span></text:p>
              <text:p text:style-name="P63"><text:span text:style-name="T45">{'apple', 'lemon', 'pear'}</text:span></text:p>
              <text:p text:style-name="P63"><text:span text:style-name="T46"/></text:p>
              <text:p text:style-name="P63"><text:span text:style-name="T46"/></text:p>
            </text:list-header>
          </text:list>
          <text:list text:style-name="L7">
            <text:list-header>
              <text:p text:style-name="P37"><text:span text:style-name="T46"/></text:p>
            </text:list-header>
          </text:list>
          <draw:enhanced-geometry svg:viewBox="0 0 21600 21600" draw:type="mso-spt202" draw:enhanced-path="M 0 0 L 21600 0 21600 21600 0 21600 0 0 Z N"/>
        </draw:custom-shape>
        <draw:custom-shape draw:style-name="gr16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68"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6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9"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0" draw:style-name="dp1" draw:master-page-name="Standard" presentation:use-date-time-name="dtd1">
        <office:forms form:automatic-focus="false" form:apply-design-mode="false"/>
        <draw:custom-shape draw:style-name="gr170" draw:text-style-name="P9" draw:layer="layout" svg:width="20.32cm" svg:height="2.54cm" svg:x="2.54cm" svg:y="0cm">
          <text:list text:style-name="L1">
            <text:list-header>
              <text:p text:style-name="P8"><text:span text:style-name="T3">Mappings och sets - set</text:span></text:p>
            </text:list-header>
          </text:list>
          <draw:enhanced-geometry svg:viewBox="0 0 21600 21600" draw:type="mso-spt202" draw:enhanced-path="M 0 0 L 21600 0 21600 21600 0 21600 0 0 Z N"/>
        </draw:custom-shape>
        <draw:custom-shape draw:style-name="gr171" draw:text-style-name="P38" draw:layer="layout" svg:width="20.32cm" svg:height="13.083cm" svg:x="2.54cm" svg:y="3.215cm">
          <text:list text:style-name="L3">
            <text:list-item>
              <text:p text:style-name="P34"><text:span text:style-name="T23">Som dict, fast inga värden utan bara nycklar!</text:span></text:p>
            </text:list-item>
            <text:list-item>
              <text:p text:style-name="P34"><text:span text:style-name="T23">Skillnad mot lista:</text:span></text:p>
              <text:list>
                <text:list-item>
                  <text:p text:style-name="P34"><text:span text:style-name="T23">elementen kan bara förekomma en gång</text:span></text:p>
                </text:list-item>
                <text:list-item>
                  <text:p text:style-name="P34"><text:span text:style-name="T23">ingen inbördes ordning</text:span></text:p>
                </text:list-item>
              </text:list>
              <text:p text:style-name="P34"><text:span text:style-name="T23"/></text:p>
            </text:list-item>
          </text:list>
          <text:list text:style-name="L4">
            <text:list-item>
              <text:list>
                <text:list-header>
                  <text:p text:style-name="P35"><text:span text:style-name="T39">&gt;&gt;&gt; </text:span><text:span text:style-name="T38">dudes = [ 'Bill', 'Steve', 'Linus', 'Ken' ]</text:span></text:p>
                </text:list-header>
                <text:list-item>
                  <text:p text:style-name="P35"><text:span text:style-name="T39">&gt;&gt;&gt; </text:span><text:span text:style-name="T38">set(dudes)</text:span></text:p>
                </text:list-item>
                <text:list-item>
                  <text:p text:style-name="P35"><text:span text:style-name="T39">{'Bill', 'Ken', 'Steve', 'Linus'}</text:span></text:p>
                </text:list-item>
                <text:list-item>
                  <text:p text:style-name="P35"><text:span text:style-name="T39">&gt;&gt;&gt; </text:span><text:span text:style-name="T38">s = set(dudes)</text:span></text:p>
                </text:list-item>
                <text:list-item>
                  <text:p text:style-name="P35"><text:span text:style-name="T39">&gt;&gt;&gt; </text:span><text:span text:style-name="T38">' '.join(s)</text:span></text:p>
                </text:list-item>
                <text:list-item>
                  <text:p text:style-name="P35"><text:span text:style-name="T39">'Bill Ken Steve Linus'</text:span></text:p>
                </text:list-item>
                <text:list-item>
                  <text:p text:style-name="P35"><text:span text:style-name="T39">&gt;&gt;&gt; </text:span><text:span text:style-name="T38">set()</text:span></text:p>
                </text:list-item>
                <text:list-item>
                  <text:p text:style-name="P35"><text:span text:style-name="T39">set() <text:s text:c="13"/># Varför skrivs tom set inte {} ?</text:span></text:p>
                </text:list-item>
                <text:list-item>
                  <text:p text:style-name="P35"><text:span text:style-name="T39">&gt;&gt;&gt;</text:span></text:p>
                </text:list-item>
                <text:list-item>
                  <text:p text:style-name="P35"><text:span text:style-name="T39"/></text:p>
                </text:list-item>
                <text:list-item>
                  <text:p text:style-name="P35"><text:span text:style-name="T39"/></text:p>
                </text:list-item>
              </text:list>
            </text:list-item>
          </text:list>
          <draw:enhanced-geometry svg:viewBox="0 0 21600 21600" draw:type="mso-spt202" draw:enhanced-path="M 0 0 L 21600 0 21600 21600 0 21600 0 0 Z N"/>
        </draw:custom-shape>
        <draw:custom-shape draw:style-name="gr172"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73"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74"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0"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custom-shape draw:style-name="gr175" draw:text-style-name="P9" draw:layer="layout" svg:width="20.32cm" svg:height="2.54cm" svg:x="2.54cm" svg:y="0cm">
          <text:list text:style-name="L1">
            <text:list-header>
              <text:p text:style-name="P8"><text:span text:style-name="T3">Mappings och sets - set</text:span></text:p>
            </text:list-header>
          </text:list>
          <draw:enhanced-geometry svg:viewBox="0 0 21600 21600" draw:type="mso-spt202" draw:enhanced-path="M 0 0 L 21600 0 21600 21600 0 21600 0 0 Z N"/>
        </draw:custom-shape>
        <draw:custom-shape draw:style-name="gr176" draw:text-style-name="P64" draw:layer="layout" svg:width="20.32cm" svg:height="13.083cm" svg:x="2.54cm" svg:y="3.215cm">
          <text:list text:style-name="L3">
            <text:list-item>
              <text:p text:style-name="P10"><text:span text:style-name="T23">Exempel 2</text:span></text:p>
            </text:list-item>
          </text:list>
          <text:list text:style-name="L4">
            <text:list-item>
              <text:list>
                <text:list-header>
                  <text:p text:style-name="P11"><text:span text:style-name="T39">&gt;&gt;&gt; </text:span><text:span text:style-name="T38">a = set('abracadabra') </text:span></text:p>
                  <text:p text:style-name="P11"><text:span text:style-name="T39">&gt;&gt;&gt; </text:span><text:span text:style-name="T38">b = set('alacazam')</text:span><text:span text:style-name="T39"> </text:span></text:p>
                  <text:p text:style-name="P11"><text:span text:style-name="T39">&gt;&gt;&gt; </text:span><text:span text:style-name="T38">a </text:span><text:span text:style-name="T39"><text:s text:c="24"/># unique letters in a </text:span></text:p>
                  <text:p text:style-name="P11"><text:span text:style-name="T39">{'a', 'r', 'b', 'c', 'd'} </text:span></text:p>
                  <text:p text:style-name="P11"><text:span text:style-name="T39">&gt;&gt;&gt; </text:span><text:span text:style-name="T38">a - b</text:span><text:span text:style-name="T39"> <text:s text:c="20"/># in a but not in b </text:span></text:p>
                  <text:p text:style-name="P11"><text:span text:style-name="T39">{'r', 'd', 'b'}</text:span></text:p>
                  <text:p text:style-name="P11"><text:span text:style-name="T39">&gt;&gt;&gt; </text:span><text:span text:style-name="T38">a | b</text:span><text:span text:style-name="T39"> <text:s text:c="20"/># in either a or b </text:span></text:p>
                  <text:p text:style-name="P11"><text:span text:style-name="T39">{'a', 'c', 'r', 'd', 'b', 'm', 'z', 'l'}</text:span></text:p>
                  <text:p text:style-name="P11"><text:span text:style-name="T39">&gt;&gt;&gt; </text:span><text:span text:style-name="T38">a &amp; b</text:span><text:span text:style-name="T39"> <text:s text:c="20"/># in both a and b </text:span></text:p>
                  <text:p text:style-name="P11"><text:span text:style-name="T39">{'a', 'c'}</text:span></text:p>
                  <text:p text:style-name="P11"><text:span text:style-name="T39">&gt;&gt;&gt; </text:span><text:span text:style-name="T38">a ^ b</text:span><text:span text:style-name="T39"> <text:s text:c="20"/># in a or b but not both </text:span></text:p>
                  <text:p text:style-name="P11"><text:span text:style-name="T39">{'r', 'd', 'b', 'm', 'z', 'l'}</text:span></text:p>
                </text:list-header>
              </text:list>
            </text:list-item>
          </text:list>
          <text:list text:style-name="L7">
            <text:list-header>
              <text:p text:style-name="P23"><text:span text:style-name="T45"/></text:p>
            </text:list-header>
          </text:list>
          <draw:enhanced-geometry svg:viewBox="0 0 21600 21600" draw:type="mso-spt202" draw:enhanced-path="M 0 0 L 21600 0 21600 21600 0 21600 0 0 Z N"/>
        </draw:custom-shape>
        <draw:custom-shape draw:style-name="gr17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78"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7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31" presentation:class="page"/>
          <draw:custom-shape draw:style-name="gr180" draw:text-style-name="P66" draw:layer="layout" svg:width="13.758cm" svg:height="12.343cm" svg:x="2.54cm" svg:y="13.031cm">
            <text:list text:style-name="L4">
              <text:list-item>
                <text:list>
                  <text:list-header>
                    <text:p text:style-name="P65"><text:span text:style-name="T47"><text:s/></text:span><text:span text:style-name="T47">Demonstrate set operations on unique letters from two words </text:span></text:p>
                    <text:p text:style-name="P65"><text:span text:style-name="T47"><text:s/></text:span></text:p>
                  </text:list-header>
                </text:list>
              </text:list-item>
            </text:list>
            <draw:enhanced-geometry svg:viewBox="0 0 21600 21600" draw:type="mso-spt202" draw:enhanced-path="M 0 0 L 21600 0 21600 21600 0 21600 0 0 Z N"/>
          </draw:custom-shape>
          <draw:custom-shape draw:style-name="gr181"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82"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83"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custom-shape draw:style-name="gr184" draw:text-style-name="P9" draw:layer="layout" svg:width="20.32cm" svg:height="2.54cm" svg:x="2.54cm" svg:y="0cm">
          <text:list text:style-name="L1">
            <text:list-header>
              <text:p text:style-name="P8"><text:span text:style-name="T3">Mappings och sets - set och frozenset</text:span></text:p>
            </text:list-header>
          </text:list>
          <draw:enhanced-geometry svg:viewBox="0 0 21600 21600" draw:type="mso-spt202" draw:enhanced-path="M 0 0 L 21600 0 21600 21600 0 21600 0 0 Z N"/>
        </draw:custom-shape>
        <draw:custom-shape draw:style-name="gr185" draw:text-style-name="P38" draw:layer="layout" svg:width="20.32cm" svg:height="13.723cm" svg:x="2.54cm" svg:y="3.215cm">
          <text:list text:style-name="L3">
            <text:list-item>
              <text:p text:style-name="P34"><text:span text:style-name="T23">Operationer</text:span></text:p>
            </text:list-item>
          </text:list>
          <text:list text:style-name="L4">
            <text:list-item>
              <text:list>
                <text:list-header>
                  <text:p text:style-name="P35"><text:span text:style-name="T24">in <text:s text:c="3"/>not in <text:s text:c="3"/>== <text:s text:c="3"/>!= <text:s text:c="3"/>&lt; <text:s text:c="3"/>&lt;= <text:s text:c="3"/>&gt; <text:s text:c="3"/>&gt;= <text:s text:c="12"/>| <text:s text:c="2"/>&amp; <text:s text:c="8"/>- <text:s text:c="4"/>^</text:span></text:p>
                  <text:p text:style-name="P35"><text:span text:style-name="T24">|= <text:s text:c="3"/>&amp;= <text:s text:c="7"/>-= <text:s text:c="3"/>^= <text:s text:c="3"/>(ej frozenset())</text:span></text:p>
                </text:list-header>
              </text:list>
            </text:list-item>
          </text:list>
          <text:list text:style-name="L3">
            <text:list-item>
              <text:p text:style-name="P36"><text:span text:style-name="T23">Metoder</text:span></text:p>
            </text:list-item>
          </text:list>
          <text:list text:style-name="L4">
            <text:list-item>
              <text:list>
                <text:list-header>
                  <text:p text:style-name="P35"><text:span text:style-name="T24">s.union(t) <text:s text:c="3"/>s.intersection(t) m.fl</text:span></text:p>
                </text:list-header>
              </text:list>
            </text:list-item>
          </text:list>
          <text:list text:style-name="L3">
            <text:list-item>
              <text:p text:style-name="P36"><text:span text:style-name="T23">Antal element - </text:span><text:span text:style-name="T22">len()</text:span></text:p>
            </text:list-item>
          </text:list>
          <text:list text:style-name="L4">
            <text:list-item>
              <text:list>
                <text:list-header>
                  <text:p text:style-name="P35"><text:span text:style-name="T39">&gt;&gt;&gt; </text:span><text:span text:style-name="T38">s = {1, 2, 3, 4, 3, 2, 1}</text:span></text:p>
                  <text:p text:style-name="P35"><text:span text:style-name="T39">&gt;&gt;&gt; </text:span><text:span text:style-name="T38">len(s)</text:span></text:p>
                  <text:p text:style-name="P35"><text:span text:style-name="T39">4</text:span></text:p>
                  <text:p text:style-name="P35"><text:span text:style-name="T39">&gt;&gt;&gt; </text:span><text:span text:style-name="T38">s</text:span></text:p>
                  <text:p text:style-name="P35"><text:span text:style-name="T39">{1, 2, 3, 4}</text:span></text:p>
                </text:list-header>
              </text:list>
            </text:list-item>
          </text:list>
          <text:list text:style-name="L3">
            <text:list-item>
              <text:p text:style-name="P36"><text:span text:style-name="T23">Immutable set: skapa med </text:span><text:span text:style-name="T22">frozenset()</text:span><text:span text:style-name="T23"> istället för </text:span><text:span text:style-name="T22">set()</text:span></text:p>
            </text:list-item>
          </text:list>
          <text:list text:style-name="L7">
            <text:list-header>
              <text:p text:style-name="P37"><text:span text:style-name="T22"/></text:p>
            </text:list-header>
          </text:list>
          <draw:enhanced-geometry svg:viewBox="0 0 21600 21600" draw:type="mso-spt202" draw:enhanced-path="M 0 0 L 21600 0 21600 21600 0 21600 0 0 Z N"/>
        </draw:custom-shape>
        <draw:custom-shape draw:style-name="gr186"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87"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88"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2"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custom-shape draw:style-name="gr189" draw:text-style-name="P9" draw:layer="layout" svg:width="20.32cm" svg:height="2.54cm" svg:x="2.54cm" svg:y="0cm">
          <text:list text:style-name="L1">
            <text:list-header>
              <text:p text:style-name="P8"><text:span text:style-name="T3">Dict/Set comprehensions</text:span></text:p>
            </text:list-header>
          </text:list>
          <draw:enhanced-geometry svg:viewBox="0 0 21600 21600" draw:type="mso-spt202" draw:enhanced-path="M 0 0 L 21600 0 21600 21600 0 21600 0 0 Z N"/>
        </draw:custom-shape>
        <draw:custom-shape draw:style-name="gr190" draw:text-style-name="P12" draw:layer="layout" svg:width="20.32cm" svg:height="14.186cm" svg:x="2.54cm" svg:y="3.215cm">
          <text:list text:style-name="L12">
            <text:list-item>
              <text:p text:style-name="P10"><text:span text:style-name="T23">Dict Comprehensions</text:span></text:p>
            </text:list-item>
          </text:list>
          <text:list text:style-name="L13">
            <text:list-item>
              <text:list>
                <text:list-item>
                  <text:p text:style-name="P19"><text:span text:style-name="T24">{</text:span><text:span text:style-name="T48">K(x):V(x)</text:span><text:span text:style-name="T24"> for </text:span><text:span text:style-name="T48">iter_var</text:span><text:span text:style-name="T24"> in </text:span><text:span text:style-name="T48">iterable</text:span><text:span text:style-name="T24">}</text:span></text:p>
                </text:list-item>
                <text:list-item>
                  <text:p text:style-name="P19"><text:span text:style-name="T24">{</text:span><text:span text:style-name="T48">K(x):V(x) </text:span><text:span text:style-name="T24">for </text:span><text:span text:style-name="T48">iter_var</text:span><text:span text:style-name="T24"> in </text:span><text:span text:style-name="T48">iterable </text:span><text:span text:style-name="T24">if </text:span><text:span text:style-name="T48">cond_expr</text:span><text:span text:style-name="T24">}</text:span></text:p>
                </text:list-item>
              </text:list>
            </text:list-item>
          </text:list>
          <text:list text:style-name="L12">
            <text:list-item>
              <text:p text:style-name="P22"><text:span text:style-name="T23">Exempel</text:span></text:p>
            </text:list-item>
          </text:list>
          <text:list text:style-name="L4">
            <text:list-item>
              <text:list>
                <text:list-header>
                  <text:p text:style-name="P67"><text:span text:style-name="T24">&gt;&gt;&gt; </text:span><text:span text:style-name="T25">pris = dict(banan=15, apelsin=18, kiwi=24)</text:span></text:p>
                  <text:p text:style-name="P67"><text:span text:style-name="T24">&gt;&gt;&gt; </text:span><text:span text:style-name="T25">med_moms = { k:v*1.25 for k,v in pris.items() }</text:span></text:p>
                  <text:p text:style-name="P67"><text:span text:style-name="T24">&gt;&gt;&gt; </text:span><text:span text:style-name="T25">med_moms</text:span></text:p>
                  <text:p text:style-name="P67"><text:span text:style-name="T24">{'kiwi': 30.0, 'apelsin': 22.5, 'banan': 18.75}</text:span></text:p>
                  <text:p text:style-name="P67"><text:span text:style-name="T24"/></text:p>
                </text:list-header>
              </text:list>
            </text:list-item>
          </text:list>
          <text:list text:style-name="L12">
            <text:list-item>
              <text:p text:style-name="P22"><text:span text:style-name="T23">Set Comprehensions</text:span></text:p>
            </text:list-item>
          </text:list>
          <text:list text:style-name="L13">
            <text:list-item>
              <text:list>
                <text:list-item>
                  <text:p text:style-name="P19"><text:span text:style-name="T24">{</text:span><text:span text:style-name="T48">expr</text:span><text:span text:style-name="T24"> for </text:span><text:span text:style-name="T48">iter_var</text:span><text:span text:style-name="T24"> in </text:span><text:span text:style-name="T48">iterable</text:span><text:span text:style-name="T24">}</text:span></text:p>
                </text:list-item>
                <text:list-item>
                  <text:p text:style-name="P19"><text:span text:style-name="T24">{</text:span><text:span text:style-name="T48">expr </text:span><text:span text:style-name="T24">for </text:span><text:span text:style-name="T48">iter_var</text:span><text:span text:style-name="T24"> in </text:span><text:span text:style-name="T48">iterable </text:span><text:span text:style-name="T24">if </text:span><text:span text:style-name="T48">cond_expr</text:span><text:span text:style-name="T24">}</text:span></text:p>
                </text:list-item>
              </text:list>
            </text:list-item>
          </text:list>
          <text:list text:style-name="L4">
            <text:list-item>
              <text:list>
                <text:list-header>
                  <text:p text:style-name="P67"><text:span text:style-name="T24"/></text:p>
                  <text:p text:style-name="P67"><text:span text:style-name="T24">&gt;&gt;&gt; </text:span><text:span text:style-name="T25">{ x*2 for x in (1, 1, 2, 2, 3) if x % 2 }</text:span></text:p>
                  <text:p text:style-name="P67"><text:span text:style-name="T24">{2, 6}</text:span></text:p>
                </text:list-header>
              </text:list>
            </text:list-item>
          </text:list>
          <text:list text:style-name="L7">
            <text:list-header>
              <text:p text:style-name="P68"><text:span text:style-name="T15"/></text:p>
            </text:list-header>
          </text:list>
          <draw:enhanced-geometry svg:viewBox="0 0 21600 21600" draw:type="mso-spt202" draw:enhanced-path="M 0 0 L 21600 0 21600 21600 0 21600 0 0 Z N"/>
        </draw:custom-shape>
        <draw:custom-shape draw:style-name="gr191"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92"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193"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3"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custom-shape draw:style-name="gr194"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195" draw:text-style-name="P12" draw:layer="layout" svg:width="20.32cm" svg:height="13.083cm" svg:x="2.54cm" svg:y="3.215cm">
          <text:list text:style-name="L10">
            <text:list-item>
              <text:p text:style-name="P10"><text:span text:style-name="T34">ovn0504/frukter.py</text:span><text:span text:style-name="T23"> <text:s/>Skapa en dict med fruktnamn och kilopris enligt nedan. Skriv ut frukter och kilopris, sorterat i bokstavsordning på fruktnamnet.</text:span></text:p>
              <text:list>
                <text:list-item>
                  <text:list>
                    <text:list-header>
                      <text:p text:style-name="P10"><text:span text:style-name="T35">$ </text:span><text:span text:style-name="T36">python3 frukter.py</text:span><text:span text:style-name="T35"> </text:span></text:p>
                      <text:p text:style-name="P10"><text:span text:style-name="T35">Banan 21</text:span></text:p>
                      <text:p text:style-name="P10"><text:span text:style-name="T35">Plommon 18</text:span></text:p>
                      <text:p text:style-name="P10"><text:span text:style-name="T35">Päron 25</text:span></text:p>
                      <text:p text:style-name="P10"><text:span text:style-name="T35">Äpple 15</text:span></text:p>
                      <text:p text:style-name="P10"><text:span text:style-name="T35">$</text:span></text:p>
                      <text:p text:style-name="P10"><text:span text:style-name="T23"/></text:p>
                    </text:list-header>
                  </text:list>
                </text:list-item>
              </text:list>
            </text:list-item>
            <text:list-item>
              <text:p text:style-name="P10"><text:span text:style-name="T34">ovn0505/fruktpris.py</text:span><text:span text:style-name="T23"> <text:s/>Som ovan, fast sortera efter kilopris.</text:span></text:p>
              <text:list>
                <text:list-item>
                  <text:list>
                    <text:list-header>
                      <text:p text:style-name="P54"><text:span text:style-name="T35">$ </text:span><text:span text:style-name="T36">python3 fruktpris.py</text:span><text:span text:style-name="T35"> </text:span></text:p>
                      <text:p text:style-name="P54"><text:span text:style-name="T35">Äpple 15</text:span></text:p>
                      <text:p text:style-name="P54"><text:span text:style-name="T35">Plommon 18</text:span></text:p>
                      <text:p text:style-name="P54"><text:span text:style-name="T35">Banan 21</text:span></text:p>
                      <text:p text:style-name="P54"><text:span text:style-name="T35">Päron 25</text:span></text:p>
                      <text:p text:style-name="P54"><text:span text:style-name="T35">$</text:span></text:p>
                    </text:list-header>
                  </text:list>
                </text:list-item>
              </text:list>
            </text:list-item>
          </text:list>
          <draw:enhanced-geometry svg:viewBox="0 0 21600 21600" draw:type="mso-spt202" draw:enhanced-path="M 0 0 L 21600 0 21600 21600 0 21600 0 0 Z N"/>
        </draw:custom-shape>
        <draw:custom-shape draw:style-name="gr196"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197" draw:text-style-name="P53" draw:layer="layout" svg:width="19.474cm" svg:height="1.015cm" svg:x="2.963cm" svg:y="17.568cm">
          <text:list text:style-name="L2">
            <text:list-header>
              <text:p text:style-name="P52"><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198"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34" presentation:class="page"/>
          <draw:custom-shape draw:style-name="gr199"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00"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01"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office:forms form:automatic-focus="false" form:apply-design-mode="false"/>
        <draw:custom-shape draw:style-name="gr202"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203" draw:text-style-name="P12" draw:layer="layout" svg:width="20.32cm" svg:height="13.083cm" svg:x="2.54cm" svg:y="3.215cm">
          <text:list text:style-name="L10">
            <text:list-item>
              <text:p text:style-name="P10"><text:span text:style-name="T49">ovn0506/ordfrekvens.py</text:span><text:span text:style-name="T50"> <text:s/>Skriv ett program som läser in en textfil och beräknar antalet förekomster av varje </text:span><text:span text:style-name="T23">”ord” i filen. Utskriften ska vara sorterad så att de mest frekventa orden anges först. Namnet på filen ska tas som en kommandoradsparameter. Versaler och gemener ska betraktas som olika. Förutsätt att filen använder utf-8 som teckenkodning.</text:span></text:p>
              <text:list>
                <text:list-item>
                  <text:list>
                    <text:list-header>
                      <text:p text:style-name="P10"><text:span text:style-name="T23"/></text:p>
                      <text:p text:style-name="P10"><text:span text:style-name="T23">$ </text:span><text:span text:style-name="T34">cat fil.txt</text:span></text:p>
                      <text:p text:style-name="P10"><text:span text:style-name="T23">Ett och två, tre</text:span></text:p>
                      <text:p text:style-name="P10"><text:span text:style-name="T23">och tre och fyra.</text:span></text:p>
                      <text:p text:style-name="P10"><text:span text:style-name="T23">$ </text:span><text:span text:style-name="T34">python3 ordfrekvens.py fil.txt</text:span></text:p>
                      <text:p text:style-name="P10"><text:span text:style-name="T23">och 3</text:span></text:p>
                      <text:p text:style-name="P10"><text:span text:style-name="T23">tre 2</text:span></text:p>
                      <text:p text:style-name="P10"><text:span text:style-name="T23">Ett 1</text:span></text:p>
                      <text:p text:style-name="P10"><text:span text:style-name="T23">två, 1</text:span></text:p>
                      <text:p text:style-name="P10"><text:span text:style-name="T23">fyra. 1</text:span></text:p>
                      <text:p text:style-name="P10"><text:span text:style-name="T23">$</text:span></text:p>
                    </text:list-header>
                  </text:list>
                </text:list-item>
              </text:list>
            </text:list-item>
          </text:list>
          <draw:enhanced-geometry svg:viewBox="0 0 21600 21600" draw:type="mso-spt202" draw:enhanced-path="M 0 0 L 21600 0 21600 21600 0 21600 0 0 Z N"/>
        </draw:custom-shape>
        <draw:custom-shape draw:style-name="gr204"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05" draw:text-style-name="P53" draw:layer="layout" svg:width="19.474cm" svg:height="1.015cm" svg:x="2.963cm" svg:y="17.568cm">
          <text:list text:style-name="L2">
            <text:list-header>
              <text:p text:style-name="P52"><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206"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5" presentation:class="page"/>
          <draw:custom-shape draw:style-name="gr207"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08"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09"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office:forms form:automatic-focus="false" form:apply-design-mode="false"/>
        <draw:custom-shape draw:style-name="gr210"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211" draw:text-style-name="P12" draw:layer="layout" svg:width="20.32cm" svg:height="13.083cm" svg:x="2.54cm" svg:y="3.215cm">
          <text:list text:style-name="L10">
            <text:list-item>
              <text:p text:style-name="P10"><text:span text:style-name="T49">ovn0507/ordsnitt.py*</text:span><text:span text:style-name="T50"> <text:s/>Skapa funktionen </text:span><text:span text:style-name="T51">gemensamma_ord</text:span><text:span text:style-name="T50"> som tar namnen på två textfiler som argument och returnerar en mängd (set) av alla ord som förekommer i båda filerna. Versaler och gemener ska betraktas som olika.</text:span><text:span text:style-name="T23"> Använd utf-8 som teckenkodning.</text:span></text:p>
            </text:list-item>
            <text:list-item>
              <text:p text:style-name="P10"><text:span text:style-name="T49">ovn0508/vokaler.py*</text:span><text:span text:style-name="T50"> <text:s/>Skapa funktionen </text:span><text:span text:style-name="T51">antal_vokaler</text:span><text:span text:style-name="T50"> som tar namnet på en textfil som argument och som returnerar det totala antalet vokaler i filen. Gör inte skillnad mellan vokaler och gemener. Bokstäverna AEIOUYÅÄÖ räknas som vokaler.</text:span><text:span text:style-name="T23"> Använd utf-8 som teckenkodning.</text:span></text:p>
            </text:list-item>
          </text:list>
          <draw:enhanced-geometry svg:viewBox="0 0 21600 21600" draw:type="mso-spt202" draw:enhanced-path="M 0 0 L 21600 0 21600 21600 0 21600 0 0 Z N"/>
        </draw:custom-shape>
        <draw:custom-shape draw:style-name="gr212"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13" draw:text-style-name="P53" draw:layer="layout" svg:width="19.474cm" svg:height="1.015cm" svg:x="2.963cm" svg:y="17.568cm">
          <text:list text:style-name="L2">
            <text:list-header>
              <text:p text:style-name="P52"><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214"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6" presentation:class="page"/>
          <draw:custom-shape draw:style-name="gr215"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16"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17"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custom-shape draw:style-name="gr218" draw:text-style-name="P9" draw:layer="layout" svg:width="20.32cm" svg:height="2.54cm" svg:x="2.54cm" svg:y="0cm">
          <text:list text:style-name="L1">
            <text:list-header>
              <text:p text:style-name="P8"><text:span text:style-name="T3">Bokstavsordning</text:span></text:p>
            </text:list-header>
          </text:list>
          <draw:enhanced-geometry svg:viewBox="0 0 21600 21600" draw:type="mso-spt202" draw:enhanced-path="M 0 0 L 21600 0 21600 21600 0 21600 0 0 Z N"/>
        </draw:custom-shape>
        <draw:custom-shape draw:style-name="gr219" draw:text-style-name="P71" draw:layer="layout" svg:width="20.32cm" svg:height="13.326cm" svg:x="2.54cm" svg:y="3.215cm">
          <text:list text:style-name="L3">
            <text:list-item>
              <text:p text:style-name="P69"><text:span text:style-name="T23">För </text:span><text:span text:style-name="T22">riktig</text:span><text:span text:style-name="T23"> bokstavsordning, använd metoden </text:span><text:span text:style-name="T35">locale.strxfrm</text:span><text:span text:style-name="T23"><text:line-break/></text:span><text:span text:style-name="T23"/></text:p>
            </text:list-item>
          </text:list>
          <text:list text:style-name="L4">
            <text:list-item>
              <text:list>
                <text:list-header>
                  <text:p text:style-name="P70"><text:span text:style-name="T39">&gt;&gt;&gt; </text:span><text:span text:style-name="T38">import locale</text:span></text:p>
                </text:list-header>
                <text:list-item>
                  <text:p text:style-name="P70"><text:span text:style-name="T39">&gt;&gt;&gt;</text:span><text:span text:style-name="T38"> locale.setlocale(locale.LC_COLLATE, "sv_SE.utf-8")</text:span></text:p>
                </text:list-item>
                <text:list-item>
                  <text:p text:style-name="P70"><text:span text:style-name="T39">'sv_SE.utf-8'</text:span></text:p>
                </text:list-item>
                <text:list-item>
                  <text:p text:style-name="P70"><text:span text:style-name="T39"/></text:p>
                </text:list-item>
                <text:list-item>
                  <text:p text:style-name="P70"><text:span text:style-name="T39">&gt;&gt;&gt;</text:span><text:span text:style-name="T38"> L = "En ål och en öl. Och äpple!".split()</text:span></text:p>
                </text:list-item>
                <text:list-item>
                  <text:p text:style-name="P70"><text:span text:style-name="T39"/></text:p>
                </text:list-item>
                <text:list-item>
                  <text:p text:style-name="P70"><text:span text:style-name="T39">&gt;&gt;&gt;</text:span><text:span text:style-name="T38"> L.sort()</text:span></text:p>
                </text:list-item>
                <text:list-item>
                  <text:p text:style-name="P70"><text:span text:style-name="T39">&gt;&gt;&gt;</text:span><text:span text:style-name="T38"> print(L)</text:span></text:p>
                </text:list-item>
                <text:list-item>
                  <text:p text:style-name="P70"><text:span text:style-name="T38">['En', 'Och', 'en', 'och', 'äpple!', 'ål', 'öl.']</text:span></text:p>
                </text:list-item>
                <text:list-item>
                  <text:p text:style-name="P70"><text:span text:style-name="T38"/></text:p>
                </text:list-item>
                <text:list-item>
                  <text:p text:style-name="P70"><text:span text:style-name="T39">&gt;&gt;&gt;</text:span><text:span text:style-name="T38"> L.sort(key=locale.strxfrm)</text:span></text:p>
                </text:list-item>
                <text:list-item>
                  <text:p text:style-name="P70"><text:span text:style-name="T39">&gt;&gt;&gt;</text:span><text:span text:style-name="T38"> print(L)</text:span></text:p>
                </text:list-item>
                <text:list-item>
                  <text:p text:style-name="P70"><text:span text:style-name="T38">['en', 'En', 'och', 'Och', 'ål', 'äpple!', 'öl.']</text:span></text:p>
                </text:list-item>
                <text:list-item>
                  <text:p text:style-name="P70"><text:span text:style-name="T39">&gt;&gt;&gt;</text:span><text:span text:style-name="T38"> </text:span></text:p>
                </text:list-item>
              </text:list>
            </text:list-item>
          </text:list>
          <draw:enhanced-geometry svg:viewBox="0 0 21600 21600" draw:type="mso-spt202" draw:enhanced-path="M 0 0 L 21600 0 21600 21600 0 21600 0 0 Z N"/>
        </draw:custom-shape>
        <draw:custom-shape draw:style-name="gr220"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21"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22"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37" presentation:class="page"/>
          <draw:custom-shape draw:style-name="gr223" draw:text-style-name="P41" draw:layer="layout" svg:width="13.758cm" svg:height="12.343cm" svg:x="2.54cm" svg:y="13.031cm">
            <text:list text:style-name="L8">
              <text:list-item>
                <text:p text:style-name="P40"><text:span text:style-name="T31">In 3.1.1 automatic numbering.</text:span></text:p>
              </text:list-item>
            </text:list>
            <draw:enhanced-geometry svg:viewBox="0 0 21600 21600" draw:type="mso-spt202" draw:enhanced-path="M 0 0 L 21600 0 21600 21600 0 21600 0 0 Z N"/>
          </draw:custom-shape>
          <draw:custom-shape draw:style-name="gr224"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25"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26"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custom-shape draw:style-name="gr227" draw:text-style-name="P9" draw:layer="layout" svg:width="20.32cm" svg:height="2.54cm" svg:x="2.54cm" svg:y="0cm">
          <text:list text:style-name="L1">
            <text:list-header>
              <text:p text:style-name="P8"><text:span text:style-name="T3">Strängformatering</text:span></text:p>
            </text:list-header>
          </text:list>
          <draw:enhanced-geometry svg:viewBox="0 0 21600 21600" draw:type="mso-spt202" draw:enhanced-path="M 0 0 L 21600 0 21600 21600 0 21600 0 0 Z N"/>
        </draw:custom-shape>
        <draw:custom-shape draw:style-name="gr228" draw:text-style-name="P75" draw:layer="layout" svg:width="20.32cm" svg:height="13.326cm" svg:x="2.54cm" svg:y="3.215cm">
          <text:list text:style-name="L3">
            <text:list-item>
              <text:p text:style-name="P69"><text:span text:style-name="T23">Metoden </text:span><text:span text:style-name="T35">str.format</text:span><text:span text:style-name="T23"><text:line-break/></text:span><text:span text:style-name="T23"/></text:p>
            </text:list-item>
          </text:list>
          <text:list text:style-name="L4">
            <text:list-item>
              <text:list>
                <text:list-header>
                  <text:p text:style-name="P70"><text:span text:style-name="T39">&gt;&gt;&gt; </text:span><text:span text:style-name="T38">'{0} and {1}'.format('spam', 'eggs')</text:span></text:p>
                  <text:p text:style-name="P70"><text:span text:style-name="T39">spam and eggs </text:span></text:p>
                  <text:p text:style-name="P70"><text:span text:style-name="T39">&gt;&gt;&gt; </text:span><text:span text:style-name="T38">'{1} and {0}'.format('spam', 'eggs')</text:span></text:p>
                  <text:p text:style-name="P70"><text:span text:style-name="T39">eggs and spam </text:span><text:span text:style-name="T39"><text:line-break/></text:span><text:span text:style-name="T39"/></text:p>
                  <text:p text:style-name="P70"><text:span text:style-name="T39">&gt;&gt;&gt; </text:span><text:span text:style-name="T38">'This {food} is {desc}'.format(food='spam',</text:span></text:p>
                </text:list-header>
                <text:list-item>
                  <text:p text:style-name="P72"><text:span text:style-name="T40">...</text:span><text:span text:style-name="T37"> <text:s text:c="31"/></text:span><text:span text:style-name="T38">desc='horrible')</text:span></text:p>
                </text:list-item>
                <text:list-item>
                  <text:p text:style-name="P72"><text:span text:style-name="T39">This spam is horrible</text:span><text:span text:style-name="T39"><text:line-break/></text:span><text:span text:style-name="T39"/></text:p>
                </text:list-item>
                <text:list-item>
                  <text:p text:style-name="P72"><text:span text:style-name="T24">&gt;&gt;&gt; </text:span><text:span text:style-name="T25">'value: {0:.2f}'.format(1/3)</text:span></text:p>
                </text:list-item>
                <text:list-item>
                  <text:p text:style-name="P72"><text:span text:style-name="T24">value: 0.33</text:span></text:p>
                </text:list-item>
                <text:list-item>
                  <text:p text:style-name="P72"><text:span text:style-name="T41">&gt;&gt;&gt; </text:span><text:span text:style-name="T42">'value: {0:</text:span><text:span text:style-name="T25">6.2f}'.format(5)</text:span></text:p>
                </text:list-item>
                <text:list-item>
                  <text:p text:style-name="P70"><text:span text:style-name="T24">value: <text:s text:c="2"/>5.00</text:span><text:span text:style-name="T24"><text:line-break/></text:span><text:span text:style-name="T24"/></text:p>
                </text:list-item>
                <text:list-item>
                  <text:p text:style-name="P72"><text:span text:style-name="T24">&gt;&gt;&gt; </text:span><text:span text:style-name="T25">'#{0:&lt;5d}#{1:^5d}#{2:&gt;5d}#'.format(10, 100, 1000)</text:span></text:p>
                </text:list-item>
                <text:list-item>
                  <text:p text:style-name="P72"><text:span text:style-name="T24">'#10 <text:s text:c="2"/># 100 # 1000#'</text:span></text:p>
                </text:list-item>
                <text:list-item>
                  <text:p text:style-name="P70"><text:span text:style-name="T24"/></text:p>
                </text:list-item>
              </text:list>
            </text:list-item>
          </text:list>
          <text:list text:style-name="L9">
            <text:list-header>
              <text:p text:style-name="P73"><text:span text:style-name="T52"/></text:p>
            </text:list-header>
          </text:list>
          <text:list text:style-name="L14">
            <text:list-item>
              <text:p text:style-name="P74"><text:span text:style-name="T23">:d motsvarar heltal, :f motsvarar flyttal, :s motsvarar strängar</text:span></text:p>
            </text:list-item>
          </text:list>
          <draw:enhanced-geometry svg:viewBox="0 0 21600 21600" draw:type="mso-spt202" draw:enhanced-path="M 0 0 L 21600 0 21600 21600 0 21600 0 0 Z N"/>
        </draw:custom-shape>
        <draw:custom-shape draw:style-name="gr229"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30"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31"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8" presentation:class="page"/>
          <draw:custom-shape draw:style-name="gr232" draw:text-style-name="P41" draw:layer="layout" svg:width="13.758cm" svg:height="12.343cm" svg:x="2.54cm" svg:y="13.031cm">
            <text:list text:style-name="L8">
              <text:list-item>
                <text:p text:style-name="P40"><text:span text:style-name="T31">In 3.1.1 automatic numbering.</text:span></text:p>
              </text:list-item>
            </text:list>
            <draw:enhanced-geometry svg:viewBox="0 0 21600 21600" draw:type="mso-spt202" draw:enhanced-path="M 0 0 L 21600 0 21600 21600 0 21600 0 0 Z N"/>
          </draw:custom-shape>
          <draw:custom-shape draw:style-name="gr233"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34"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35"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custom-shape draw:style-name="gr236" draw:text-style-name="P9" draw:layer="layout" svg:width="20.32cm" svg:height="2.54cm" svg:x="2.54cm" svg:y="0cm">
          <text:list text:style-name="L1">
            <text:list-header>
              <text:p text:style-name="P8"><text:span text:style-name="T3">Strängformatering av objekt</text:span></text:p>
            </text:list-header>
          </text:list>
          <draw:enhanced-geometry svg:viewBox="0 0 21600 21600" draw:type="mso-spt202" draw:enhanced-path="M 0 0 L 21600 0 21600 21600 0 21600 0 0 Z N"/>
        </draw:custom-shape>
        <draw:custom-shape draw:style-name="gr237" draw:text-style-name="P75" draw:layer="layout" svg:width="20.32cm" svg:height="13.326cm" svg:x="2.54cm" svg:y="3.215cm">
          <text:list text:style-name="L3">
            <text:list-item>
              <text:p text:style-name="P69"><text:span text:style-name="T23">Det går att definiera </text:span><text:span text:style-name="T35">format</text:span><text:span text:style-name="T23"> för egendefinierade datatyper/klasser.</text:span><text:span text:style-name="T23"><text:line-break/></text:span><text:span text:style-name="T23"/></text:p>
            </text:list-item>
          </text:list>
          <text:list text:style-name="L4">
            <text:list-item>
              <text:list>
                <text:list-header>
                  <text:p text:style-name="P76"><text:span text:style-name="T39">&gt;&gt;&gt; </text:span><text:span text:style-name="T38">import datetime</text:span></text:p>
                </text:list-header>
                <text:list-item>
                  <text:p text:style-name="P76"><text:span text:style-name="T39">&gt;&gt;&gt; </text:span><text:span text:style-name="T38">julafton = datetime.date(2019, 12, 24)</text:span></text:p>
                </text:list-item>
                <text:list-item>
                  <text:p text:style-name="P76"><text:span text:style-name="T39">&gt;&gt;&gt; </text:span><text:span text:style-name="T38">idag = datetime.date.today()</text:span></text:p>
                </text:list-item>
                <text:list-item>
                  <text:p text:style-name="P76"><text:span text:style-name="T39">&gt;&gt;&gt; </text:span><text:span text:style-name="T38">print(julafton-idag)</text:span></text:p>
                </text:list-item>
                <text:list-item>
                  <text:p text:style-name="P76"><text:span text:style-name="T39">49 days, 0:00:00</text:span></text:p>
                </text:list-item>
                <text:list-item>
                  <text:p text:style-name="P76"><text:span text:style-name="T39">&gt;&gt;&gt; </text:span><text:span text:style-name="T38">'{0:%Y-%m-%d}'.format(idag)</text:span></text:p>
                </text:list-item>
                <text:list-item>
                  <text:p text:style-name="P76"><text:span text:style-name="T39">'2019-11-05'</text:span></text:p>
                </text:list-item>
                <text:list-item>
                  <text:p text:style-name="P76"><text:span text:style-name="T39">&gt;&gt;&gt; </text:span><text:span text:style-name="T38">s = 'Idag är {0:%Y-%m-%d}, julafton {1:%d/%m}'</text:span></text:p>
                </text:list-item>
                <text:list-item>
                  <text:p text:style-name="P76"><text:span text:style-name="T24">&gt;&gt;&gt; </text:span><text:span text:style-name="T25">s.format(idag, julafton)</text:span></text:p>
                </text:list-item>
                <text:list-item>
                  <text:p text:style-name="P76"><text:span text:style-name="T24">'Idag är 2019-11-05, julafton 24/12'</text:span></text:p>
                </text:list-item>
                <text:list-item>
                  <text:p text:style-name="P76"><text:span text:style-name="T24">&gt;&gt;&gt;</text:span></text:p>
                </text:list-item>
              </text:list>
            </text:list-item>
          </text:list>
          <draw:enhanced-geometry svg:viewBox="0 0 21600 21600" draw:type="mso-spt202" draw:enhanced-path="M 0 0 L 21600 0 21600 21600 0 21600 0 0 Z N"/>
        </draw:custom-shape>
        <draw:custom-shape draw:style-name="gr238"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39"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40"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9" presentation:class="page"/>
          <draw:custom-shape draw:style-name="gr241" draw:text-style-name="P41" draw:layer="layout" svg:width="13.758cm" svg:height="12.343cm" svg:x="2.54cm" svg:y="13.031cm">
            <text:list text:style-name="L8">
              <text:list-item>
                <text:p text:style-name="P40"><text:span text:style-name="T31">In 3.1.1 automatic numbering.</text:span></text:p>
              </text:list-item>
            </text:list>
            <draw:enhanced-geometry svg:viewBox="0 0 21600 21600" draw:type="mso-spt202" draw:enhanced-path="M 0 0 L 21600 0 21600 21600 0 21600 0 0 Z N"/>
          </draw:custom-shape>
          <draw:custom-shape draw:style-name="gr242"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43"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44"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custom-shape draw:style-name="gr245" draw:text-style-name="P9" draw:layer="layout" svg:width="20.32cm" svg:height="2.54cm" svg:x="2.54cm" svg:y="0cm">
          <text:list text:style-name="L1">
            <text:list-header>
              <text:p text:style-name="P8"><text:span text:style-name="T53">Strängformatering (andra metoder)</text:span></text:p>
            </text:list-header>
          </text:list>
          <draw:enhanced-geometry svg:viewBox="0 0 21600 21600" draw:type="mso-spt202" draw:enhanced-path="M 0 0 L 21600 0 21600 21600 0 21600 0 0 Z N"/>
        </draw:custom-shape>
        <draw:custom-shape draw:style-name="gr246" draw:text-style-name="P38" draw:layer="layout" svg:width="20.32cm" svg:height="13.083cm" svg:x="2.54cm" svg:y="3.215cm">
          <text:list text:style-name="L3">
            <text:list-item>
              <text:p text:style-name="P77"><text:span text:style-name="T26">Från Python 3.6 finns </text:span><text:span text:style-name="T22">f-strängar</text:span><text:span text:style-name="T22"><text:line-break/></text:span><text:span text:style-name="T22"> <text:s/></text:span><text:span text:style-name="T24">&gt;&gt;&gt; </text:span><text:span text:style-name="T25">fr = 'Stockholm' </text:span><text:span text:style-name="T25"><text:line-break/></text:span><text:span text:style-name="T25"> </text:span><text:span text:style-name="T24">&gt;&gt;&gt; </text:span><text:span text:style-name="T25">to = 'Haparanda'</text:span><text:span text:style-name="T25"><text:line-break/></text:span><text:span text:style-name="T25"> </text:span><text:span text:style-name="T24">&gt;&gt;&gt; </text:span><text:span text:style-name="T25">dist = 103.786</text:span><text:span text:style-name="T25"><text:line-break/></text:span><text:span text:style-name="T25"> </text:span><text:span text:style-name="T24">&gt;&gt;&gt; </text:span><text:span text:style-name="T25">f"{fr} till {to} är {dist:.1f} mil"</text:span><text:span text:style-name="T25"><text:line-break/></text:span><text:span text:style-name="T25"> </text:span><text:span text:style-name="T24">'Stockholm till Haparanda är 103.8 mil'</text:span><text:span text:style-name="T24"><text:line-break/></text:span><text:span text:style-name="T24"> &gt;&gt;&gt; </text:span><text:span text:style-name="T25">f'Från {idag:%Y-%m-%d} till {julafton:%d/%m}.'</text:span><text:span text:style-name="T25"><text:line-break/></text:span><text:span text:style-name="T25"> </text:span><text:span text:style-name="T24">'Från 2019-11-05 till 24/12.'</text:span><text:span text:style-name="T24"><text:line-break/></text:span><text:span text:style-name="T24"/></text:p>
            </text:list-item>
            <text:list-item>
              <text:p text:style-name="P34"><text:span text:style-name="T26">I äldre Python:</text:span><text:span text:style-name="T22"> format_sträng % (argument_att_konvertera)</text:span></text:p>
            </text:list-item>
          </text:list>
          <text:list text:style-name="L4">
            <text:list-item>
              <text:list>
                <text:list-header>
                  <text:p text:style-name="P78"><text:span text:style-name="T24">&gt;&gt;&gt; </text:span><text:span text:style-name="T25">"%s till %s är %.1f mil" % (fr, to, dist)</text:span></text:p>
                  <text:p text:style-name="P78"><text:span text:style-name="T24">'Stockholm till Haparanda är 103.8 mil'</text:span></text:p>
                </text:list-header>
                <text:list-item>
                  <text:p text:style-name="P78"><text:span text:style-name="T24"/></text:p>
                </text:list-item>
                <text:list-item>
                  <text:p text:style-name="P78"><text:span text:style-name="T24"/></text:p>
                </text:list-item>
                <text:list-item>
                  <text:p text:style-name="P78"/>
                </text:list-item>
              </text:list>
            </text:list-item>
          </text:list>
          <text:list text:style-name="L7">
            <text:list-header>
              <text:p text:style-name="P43"><text:span text:style-name="T27"/></text:p>
            </text:list-header>
          </text:list>
          <draw:enhanced-geometry svg:viewBox="0 0 21600 21600" draw:type="mso-spt202" draw:enhanced-path="M 0 0 L 21600 0 21600 21600 0 21600 0 0 Z N"/>
        </draw:custom-shape>
        <draw:custom-shape draw:style-name="gr247"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48"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49"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0"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1" draw:style-name="dp1" draw:master-page-name="Standard" presentation:use-date-time-name="dtd1">
        <draw:custom-shape draw:style-name="gr250"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51"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52"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draw:custom-shape draw:style-name="gr253" draw:text-style-name="P9" draw:layer="layout" svg:width="20.32cm" svg:height="2.54cm" svg:x="2.54cm" svg:y="0cm">
          <text:list text:style-name="L1">
            <text:list-header>
              <text:p text:style-name="P8"><text:span text:style-name="T9">Tal</text:span></text:p>
            </text:list-header>
          </text:list>
          <draw:enhanced-geometry svg:viewBox="0 0 21600 21600" draw:type="mso-spt202" draw:enhanced-path="M 0 0 L 21600 0 21600 21600 0 21600 0 0 Z N"/>
        </draw:custom-shape>
        <draw:frame draw:style-name="gr254" draw:text-style-name="P17" draw:layer="layout" svg:width="11.156cm" svg:height="11.99cm" svg:x="7.144cm" svg:y="3.969cm">
          <draw:object-ole draw:class-id="00000000-0000-0000-0000-000000000000" xlink:href="./Object 3" xlink:type="simple" xlink:show="embed" xlink:actuate="onLoad">
            <loext:p/>
          </draw:object-ole>
          <draw:image xlink:href="./ObjectReplacements/Object 3" xlink:type="simple" xlink:show="embed" xlink:actuate="onLoad"/>
        </draw:frame>
        <presentation:notes draw:style-name="dp2" presentation:use-date-time-name="dtd1">
          <draw:custom-shape draw:style-name="gr255"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56"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57"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draw:page-thumbnail draw:style-name="gr6" draw:layer="layout" svg:width="13.714cm" svg:height="10.288cm" svg:x="2.584cm" svg:y="2.055cm" draw:page-number="41" presentation:class="page"/>
          <draw:custom-shape draw:style-name="gr258" draw:text-style-name="P41" draw:layer="layout" svg:width="13.758cm" svg:height="12.343cm" svg:x="2.54cm" svg:y="13.031cm">
            <text:list text:style-name="L8">
              <text:list-item>
                <text:p text:style-name="P40"><text:span text:style-name="T33">Rational, Decimal</text:span></text:p>
              </text:list-item>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custom-shape draw:style-name="gr259" draw:text-style-name="P9" draw:layer="layout" svg:width="20.32cm" svg:height="2.54cm" svg:x="2.54cm" svg:y="0cm">
          <text:list text:style-name="L1">
            <text:list-header>
              <text:p text:style-name="P8"><text:span text:style-name="T3">Tal - heltal</text:span></text:p>
            </text:list-header>
          </text:list>
          <draw:enhanced-geometry svg:viewBox="0 0 21600 21600" draw:type="mso-spt202" draw:enhanced-path="M 0 0 L 21600 0 21600 21600 0 21600 0 0 Z N"/>
        </draw:custom-shape>
        <draw:custom-shape draw:style-name="gr260" draw:text-style-name="P48" draw:layer="layout" svg:width="20.32cm" svg:height="14.64cm" svg:x="2.54cm" svg:y="3.215cm">
          <text:list text:style-name="L3">
            <text:list-item>
              <text:p text:style-name="P44"><text:span text:style-name="T10">Heltal kan skrivas som decimala, hexadecimala, oktala eller binära</text:span></text:p>
            </text:list-item>
          </text:list>
          <text:list text:style-name="L4">
            <text:list-item>
              <text:list>
                <text:list-header>
                  <text:p text:style-name="P45"><text:span text:style-name="T5">&gt;&gt;&gt; </text:span><text:span text:style-name="T6">23</text:span></text:p>
                  <text:p text:style-name="P45"><text:span text:style-name="T5">23</text:span></text:p>
                  <text:p text:style-name="P45"><text:span text:style-name="T5">&gt;&gt;&gt; </text:span><text:span text:style-name="T6">0x23</text:span></text:p>
                  <text:p text:style-name="P45"><text:span text:style-name="T5">35</text:span></text:p>
                  <text:p text:style-name="P45"><text:span text:style-name="T5">&gt;&gt;&gt; </text:span><text:span text:style-name="T6">0o23</text:span></text:p>
                  <text:p text:style-name="P45"><text:span text:style-name="T5">19</text:span></text:p>
                  <text:p text:style-name="P45"><text:span text:style-name="T5">&gt;&gt;&gt; </text:span><text:span text:style-name="T6">0b1111</text:span></text:p>
                  <text:p text:style-name="P45"><text:span text:style-name="T5">15</text:span></text:p>
                </text:list-header>
              </text:list>
            </text:list-item>
          </text:list>
          <text:list text:style-name="L5">
            <text:list-item>
              <text:list>
                <text:list-item>
                  <text:p text:style-name="P47"><text:span text:style-name="T20">bin()</text:span><text:span text:style-name="T11"> konverterar till binär representation</text:span></text:p>
                </text:list-item>
                <text:list-item>
                  <text:p text:style-name="P47"><text:span text:style-name="T20">hex()</text:span><text:span text:style-name="T11"> konverterar till hexadecimal representation</text:span></text:p>
                </text:list-item>
                <text:list-item>
                  <text:p text:style-name="P47"><text:span text:style-name="T20">oct()</text:span><text:span text:style-name="T11"> konverterar till oktal representation</text:span></text:p>
                </text:list-item>
                <text:list-item>
                  <text:p text:style-name="P47"><text:span text:style-name="T20">int()</text:span><text:span text:style-name="T11"> konverterar till heltal, även strängar med decimal notation</text:span></text:p>
                </text:list-item>
              </text:list>
            </text:list-item>
          </text:list>
          <text:list text:style-name="L3">
            <text:list-item>
              <text:p text:style-name="P79"><text:span text:style-name="T10">Heltal i Python har obegränsad storlek (tills minnet tar slut)</text:span></text:p>
            </text:list-item>
          </text:list>
          <text:list text:style-name="L4">
            <text:list-item>
              <text:list>
                <text:list-header>
                  <text:p text:style-name="P45"><text:span text:style-name="T5">&gt;&gt;&gt; </text:span><text:span text:style-name="T6">2**9999</text:span></text:p>
                  <text:p text:style-name="P46"><text:span text:style-name="T11"><text:tab/></text:span><text:span text:style-name="T5">997531558440379192441871081341792541911748415943096227426004474926471941511097331595998084201809729894966556471160456213577824567470689055879689296604816197892786502339689726338262327563302994776027504345909665577125430423030905234275453743304481244404524494741900462697081662892531078415473695127845619403261254832193722052337993581349272661143426908084715788781482038141844038036611426754582073809197819072948473194970542048026813391053231071366669701826278282476530157134011748470016796715832572964888663983288780308629...</text:span></text:p>
                </text:list-header>
              </text:list>
            </text:list-item>
          </text:list>
          <text:list text:style-name="L7">
            <text:list-header>
              <text:p text:style-name="P21"><text:span text:style-name="T15"/></text:p>
            </text:list-header>
          </text:list>
          <draw:enhanced-geometry svg:viewBox="0 0 21600 21600" draw:type="mso-spt202" draw:enhanced-path="M 0 0 L 21600 0 21600 21600 0 21600 0 0 Z N"/>
        </draw:custom-shape>
        <draw:custom-shape draw:style-name="gr261"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62"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63"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2"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3" draw:style-name="dp1" draw:master-page-name="Standard" presentation:use-date-time-name="dtd1">
        <draw:custom-shape draw:style-name="gr264" draw:text-style-name="P9" draw:layer="layout" svg:width="20.32cm" svg:height="2.54cm" svg:x="2.54cm" svg:y="0cm">
          <text:list text:style-name="L1">
            <text:list-header>
              <text:p text:style-name="P8"><text:span text:style-name="T3">Tal - boolean</text:span></text:p>
            </text:list-header>
          </text:list>
          <draw:enhanced-geometry svg:viewBox="0 0 21600 21600" draw:type="mso-spt202" draw:enhanced-path="M 0 0 L 21600 0 21600 21600 0 21600 0 0 Z N"/>
        </draw:custom-shape>
        <draw:custom-shape draw:style-name="gr265" draw:text-style-name="P48" draw:layer="layout" svg:width="20.32cm" svg:height="13.083cm" svg:x="2.54cm" svg:y="3.215cm">
          <text:list text:style-name="L3">
            <text:list-item>
              <text:p text:style-name="P44"><text:span text:style-name="T10">Boolean - </text:span><text:span text:style-name="T4">True</text:span><text:span text:style-name="T10"> eller </text:span><text:span text:style-name="T4">False</text:span></text:p>
            </text:list-item>
          </text:list>
          <text:list text:style-name="L11">
            <text:list-item>
              <text:list>
                <text:list-item>
                  <text:p text:style-name="P47"><text:span text:style-name="T11">Från version 2.3 separat typ</text:span></text:p>
                </text:list-item>
                <text:list-item>
                  <text:p text:style-name="P47"><text:span text:style-name="T11">En subklass av Integer</text:span></text:p>
                </text:list-item>
                <text:list-item>
                  <text:p text:style-name="P47"><text:span text:style-name="T11">Alla objekt har ett 'inbyggt' True eller False - </text:span><text:span text:style-name="T20">bool()</text:span><text:span text:style-name="T11"> konverterar</text:span></text:p>
                </text:list-item>
              </text:list>
            </text:list-item>
          </text:list>
          <text:list text:style-name="L15">
            <text:list-item>
              <text:list>
                <text:list-item>
                  <text:list>
                    <text:list-item>
                      <text:p text:style-name="P47"><text:span text:style-name="T11">0, 0.0, {}, (), “” ger False</text:span></text:p>
                    </text:list-item>
                    <text:list-item>
                      <text:p text:style-name="P47"><text:span text:style-name="T11">Även objektet </text:span><text:span text:style-name="T20">None</text:span><text:span text:style-name="T11"> ger False</text:span></text:p>
                    </text:list-item>
                    <text:list-item>
                      <text:p text:style-name="P47"><text:span text:style-name="T20">any(lista)</text:span><text:span text:style-name="T11"> returnerar True om ett element i listan/tupeln är True</text:span></text:p>
                    </text:list-item>
                    <text:list-item>
                      <text:p text:style-name="P47"><text:span text:style-name="T20">all(lista)</text:span><text:span text:style-name="T11"> returnerar True om alla element i listan/tupeln är True</text:span></text:p>
                    </text:list-item>
                  </text:list>
                </text:list-item>
              </text:list>
            </text:list-item>
          </text:list>
          <text:list text:style-name="L4">
            <text:list-item>
              <text:list>
                <text:list-header>
                  <text:p text:style-name="P80"><text:span text:style-name="T5"/></text:p>
                  <text:p text:style-name="P80"><text:span text:style-name="T5">&gt;&gt;&gt; </text:span><text:span text:style-name="T6">bool(1)</text:span></text:p>
                  <text:p text:style-name="P80"><text:span text:style-name="T5">True</text:span></text:p>
                  <text:p text:style-name="P80"><text:span text:style-name="T5">&gt;&gt;&gt; </text:span><text:span text:style-name="T6">bool(0)</text:span></text:p>
                  <text:p text:style-name="P80"><text:span text:style-name="T5">False</text:span></text:p>
                  <text:p text:style-name="P80"><text:span text:style-name="T5">&gt;&gt;&gt; </text:span><text:span text:style-name="T6">bool(2)</text:span></text:p>
                  <text:p text:style-name="P80"><text:span text:style-name="T5">True</text:span></text:p>
                  <text:p text:style-name="P80"><text:span text:style-name="T5">&gt;&gt;&gt; </text:span><text:span text:style-name="T6">print('%d' % True)</text:span></text:p>
                  <text:p text:style-name="P80"><text:span text:style-name="T5">1</text:span></text:p>
                  <text:p text:style-name="P80"><text:span text:style-name="T5"/></text:p>
                </text:list-header>
              </text:list>
            </text:list-item>
          </text:list>
          <text:list text:style-name="L7">
            <text:list-header>
              <text:p text:style-name="P23"><text:span text:style-name="T15"/></text:p>
            </text:list-header>
          </text:list>
          <draw:enhanced-geometry svg:viewBox="0 0 21600 21600" draw:type="mso-spt202" draw:enhanced-path="M 0 0 L 21600 0 21600 21600 0 21600 0 0 Z N"/>
        </draw:custom-shape>
        <draw:custom-shape draw:style-name="gr266"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67" draw:text-style-name="P14" draw:layer="layout" svg:width="19.474cm" svg:height="1.015cm" svg:x="2.963cm" svg:y="17.568cm">
          <text:list text:style-name="L2">
            <text:list-header>
              <text:p text:style-name="P13"><text:span text:style-name="T8">©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68"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3"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4" draw:style-name="dp1" draw:master-page-name="Standard" presentation:use-date-time-name="dtd1">
        <draw:custom-shape draw:style-name="gr269" draw:text-style-name="P9" draw:layer="layout" svg:width="20.32cm" svg:height="2.54cm" svg:x="2.54cm" svg:y="0cm">
          <text:list text:style-name="L1">
            <text:list-header>
              <text:p text:style-name="P8"><text:span text:style-name="T3">Tal - flyttal</text:span></text:p>
            </text:list-header>
          </text:list>
          <draw:enhanced-geometry svg:viewBox="0 0 21600 21600" draw:type="mso-spt202" draw:enhanced-path="M 0 0 L 21600 0 21600 21600 0 21600 0 0 Z N"/>
        </draw:custom-shape>
        <draw:custom-shape draw:style-name="gr270" draw:text-style-name="P38" draw:layer="layout" svg:width="20.32cm" svg:height="13.083cm" svg:x="2.54cm" svg:y="3.215cm">
          <text:list text:style-name="L3">
            <text:list-item>
              <text:p text:style-name="P34"><text:span text:style-name="T23">Flyttal - motsvarar C double</text:span></text:p>
            </text:list-item>
          </text:list>
          <text:list text:style-name="L11">
            <text:list-item>
              <text:list>
                <text:list-item>
                  <text:p text:style-name="P39"><text:span text:style-name="T28">IEEE754 8byte (64bit) representation</text:span></text:p>
                </text:list-item>
                <text:list-item>
                  <text:p text:style-name="P39"><text:span text:style-name="T28">Punkt "." markerar att det är ett flyttal</text:span></text:p>
                </text:list-item>
                <text:list-item>
                  <text:p text:style-name="P39"><text:span text:style-name="T28">"e" eller "E" markerar "scientific notation", dvs 23e2=2300.0, 23e-2=0.23</text:span></text:p>
                </text:list-item>
              </text:list>
            </text:list-item>
          </text:list>
          <text:list text:style-name="L4">
            <text:list-item>
              <text:list>
                <text:list-header>
                  <text:p text:style-name="P78"><text:span text:style-name="T24"/></text:p>
                  <text:p text:style-name="P78"><text:span text:style-name="T24">0.0 <text:s text:c="3"/>-12. <text:s text:c="3"/>4.44 <text:s text:c="3"/>23e2 <text:s text:c="3"/>2300.0 <text:s text:c="3"/>23e-2 <text:s text:c="3"/>.23</text:span></text:p>
                  <text:p text:style-name="P78"><text:span text:style-name="T24"/></text:p>
                </text:list-header>
              </text:list>
            </text:list-item>
          </text:list>
          <text:list text:style-name="L11">
            <text:list-item>
              <text:list>
                <text:list-item>
                  <text:p text:style-name="P39"><text:span text:style-name="T29">float()</text:span><text:span text:style-name="T28"> konverterar till flyttal</text:span></text:p>
                </text:list-item>
              </text:list>
            </text:list-item>
          </text:list>
          <text:list text:style-name="L7">
            <text:list-header>
              <text:p text:style-name="P37"><text:span text:style-name="T30"/></text:p>
            </text:list-header>
          </text:list>
          <draw:enhanced-geometry svg:viewBox="0 0 21600 21600" draw:type="mso-spt202" draw:enhanced-path="M 0 0 L 21600 0 21600 21600 0 21600 0 0 Z N"/>
        </draw:custom-shape>
        <draw:custom-shape draw:style-name="gr271"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72"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273"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4"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5" draw:style-name="dp1" draw:master-page-name="Standard" presentation:use-date-time-name="dtd1">
        <draw:custom-shape draw:style-name="gr274" draw:text-style-name="P9" draw:layer="layout" svg:width="20.32cm" svg:height="2.54cm" svg:x="2.54cm" svg:y="0cm">
          <text:list text:style-name="L1">
            <text:list-header>
              <text:p text:style-name="P8"><text:span text:style-name="T3">Tal - komplexa tal</text:span></text:p>
            </text:list-header>
          </text:list>
          <draw:enhanced-geometry svg:viewBox="0 0 21600 21600" draw:type="mso-spt202" draw:enhanced-path="M 0 0 L 21600 0 21600 21600 0 21600 0 0 Z N"/>
        </draw:custom-shape>
        <draw:custom-shape draw:style-name="gr275" draw:text-style-name="P38" draw:layer="layout" svg:width="20.32cm" svg:height="13.185cm" svg:x="2.54cm" svg:y="3.215cm">
          <text:list text:style-name="L3">
            <text:list-item>
              <text:p text:style-name="P34"><text:span text:style-name="T23">Komplexa tal</text:span></text:p>
            </text:list-item>
          </text:list>
          <text:list text:style-name="L11">
            <text:list-item>
              <text:list>
                <text:list-item>
                  <text:p text:style-name="P39"><text:span text:style-name="T28">j = </text:span><text:span text:style-name="T54">√-1</text:span></text:p>
                </text:list-item>
                <text:list-item>
                  <text:p text:style-name="P39"><text:span text:style-name="T28">Två flyttal; en real + en imag; syntax: </text:span><text:span text:style-name="T29">real + imag</text:span><text:span text:style-name="T28">j (eller J)</text:span></text:p>
                </text:list-item>
              </text:list>
            </text:list-item>
          </text:list>
          <text:list text:style-name="L4">
            <text:list-item>
              <text:list>
                <text:list-header>
                  <text:p text:style-name="P78"><text:span text:style-name="T24"/></text:p>
                  <text:p text:style-name="P78"><text:span text:style-name="T24">0+1j <text:s text:c="3"/>-2.3-4.5j <text:s text:c="3"/>23.23e2-12e-34j</text:span></text:p>
                  <text:p text:style-name="P78"><text:span text:style-name="T24"/></text:p>
                </text:list-header>
              </text:list>
            </text:list-item>
          </text:list>
          <text:list text:style-name="L11">
            <text:list-item>
              <text:list>
                <text:list-item>
                  <text:p text:style-name="P39"><text:span text:style-name="T29">complex()</text:span><text:span text:style-name="T28"> konverterar till komplext tal</text:span></text:p>
                </text:list-item>
                <text:list-item>
                  <text:p text:style-name="P39"><text:span text:style-name="T28">Attribut:</text:span></text:p>
                </text:list-item>
              </text:list>
            </text:list-item>
          </text:list>
          <text:list text:style-name="L4">
            <text:list-item>
              <text:list>
                <text:list-header>
                  <text:p text:style-name="P78"><text:span text:style-name="T24">&gt;&gt;&gt; </text:span><text:span text:style-name="T25">a = 23+12j</text:span></text:p>
                  <text:p text:style-name="P78"><text:span text:style-name="T24">&gt;&gt;&gt; </text:span><text:span text:style-name="T25">a.real</text:span></text:p>
                  <text:p text:style-name="P78"><text:span text:style-name="T24">23</text:span></text:p>
                  <text:p text:style-name="P78"><text:span text:style-name="T24">&gt;&gt;&gt; </text:span><text:span text:style-name="T25">a.imag</text:span></text:p>
                  <text:p text:style-name="P78"><text:span text:style-name="T24">12</text:span></text:p>
                  <text:p text:style-name="P78"><text:span text:style-name="T24">&gt;&gt;&gt; </text:span><text:span text:style-name="T25">a.conjugate()</text:span></text:p>
                  <text:p text:style-name="P78"><text:span text:style-name="T24">(23-12j)</text:span></text:p>
                </text:list-header>
              </text:list>
            </text:list-item>
          </text:list>
          <text:list text:style-name="L7">
            <text:list-header>
              <text:p text:style-name="P37"><text:span text:style-name="T27"/></text:p>
            </text:list-header>
          </text:list>
          <draw:enhanced-geometry svg:viewBox="0 0 21600 21600" draw:type="mso-spt202" draw:enhanced-path="M 0 0 L 21600 0 21600 21600 0 21600 0 0 Z N"/>
        </draw:custom-shape>
        <draw:custom-shape draw:style-name="gr276"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77"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278"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5"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6" draw:style-name="dp1" draw:master-page-name="Standard" presentation:use-date-time-name="dtd1">
        <draw:custom-shape draw:style-name="gr279" draw:text-style-name="P9" draw:layer="layout" svg:width="20.32cm" svg:height="2.54cm" svg:x="2.54cm" svg:y="0cm">
          <text:list text:style-name="L1">
            <text:list-header>
              <text:p text:style-name="P8"><text:span text:style-name="T3">Tal - operatorer och funktioner</text:span></text:p>
            </text:list-header>
          </text:list>
          <draw:enhanced-geometry svg:viewBox="0 0 21600 21600" draw:type="mso-spt202" draw:enhanced-path="M 0 0 L 21600 0 21600 21600 0 21600 0 0 Z N"/>
        </draw:custom-shape>
        <draw:custom-shape draw:style-name="gr280" draw:text-style-name="P12" draw:layer="layout" svg:width="20.32cm" svg:height="13.718cm" svg:x="2.54cm" svg:y="3.215cm">
          <text:list text:style-name="L3">
            <text:list-item>
              <text:p text:style-name="P10"><text:span text:style-name="T23">Standardoperatorer för matematik:</text:span></text:p>
            </text:list-item>
          </text:list>
          <text:list text:style-name="L4">
            <text:list-item>
              <text:list>
                <text:list-header>
                  <text:p text:style-name="P11"><text:span text:style-name="T24">+, -, *, /, //, %, **</text:span></text:p>
                </text:list-header>
              </text:list>
            </text:list-item>
          </text:list>
          <text:list text:style-name="L3">
            <text:list-item>
              <text:p text:style-name="P22"><text:span text:style-name="T28">Heltalsdivision </text:span><text:span text:style-name="T55">//</text:span><text:span text:style-name="T28"> avrundar alltid nedåt:</text:span></text:p>
              <text:list>
                <text:list-header>
                  <text:p text:style-name="P22"><text:span text:style-name="T55">1/2 == 0.5</text:span><text:span text:style-name="T28">, <text:s text:c="3"/></text:span><text:span text:style-name="T55">1//2 == 0</text:span><text:span text:style-name="T28">, <text:s text:c="3"/></text:span><text:span text:style-name="T55">-1//2 == -1</text:span></text:p>
                </text:list-header>
              </text:list>
            </text:list-item>
            <text:list-item>
              <text:p text:style-name="P22"><text:span text:style-name="T23">Bit-operatorer (enbart heltal):</text:span></text:p>
            </text:list-item>
          </text:list>
          <text:list text:style-name="L4">
            <text:list-item>
              <text:list>
                <text:list-header>
                  <text:p text:style-name="P18"><text:span text:style-name="T24">~ </text:span><text:span text:style-name="T24"><text:tab/></text:span><text:span text:style-name="T24"><text:tab/></text:span><text:span text:style-name="T24">- invertering</text:span></text:p>
                  <text:p text:style-name="P18"><text:span text:style-name="T24">&lt;&lt; - vänstershift</text:span></text:p>
                  <text:p text:style-name="P18"><text:span text:style-name="T24">&gt;&gt;</text:span><text:span text:style-name="T24"><text:tab/></text:span><text:span text:style-name="T24"><text:tab/></text:span><text:span text:style-name="T24">- högershift</text:span></text:p>
                  <text:p text:style-name="P18"><text:span text:style-name="T24">&amp;</text:span><text:span text:style-name="T24"><text:tab/></text:span><text:span text:style-name="T24"><text:tab/></text:span><text:span text:style-name="T24">- bitvis AND</text:span></text:p>
                  <text:p text:style-name="P18"><text:span text:style-name="T24">|</text:span><text:span text:style-name="T24"><text:tab/></text:span><text:span text:style-name="T24"><text:tab/></text:span><text:span text:style-name="T24">- bitvis OR</text:span></text:p>
                  <text:p text:style-name="P18"><text:span text:style-name="T24">^</text:span><text:span text:style-name="T24"><text:tab/></text:span><text:span text:style-name="T24"><text:tab/></text:span><text:span text:style-name="T24">- bitvis XOR</text:span></text:p>
                </text:list-header>
              </text:list>
            </text:list-item>
          </text:list>
          <text:list text:style-name="L3">
            <text:list-item>
              <text:p text:style-name="P19"><text:span text:style-name="T23">Inbyggda funktioner</text:span></text:p>
            </text:list-item>
          </text:list>
          <text:list text:style-name="L5">
            <text:list-item>
              <text:list>
                <text:list-item>
                  <text:p text:style-name="P19"><text:span text:style-name="T55">abs <text:s text:c="9"/># abs(-17.2) == 17.2</text:span></text:p>
                </text:list-item>
                <text:list-item>
                  <text:p text:style-name="P19"><text:span text:style-name="T55">divmod</text:span><text:span text:style-name="T56"> <text:s text:c="6"/></text:span><text:span text:style-name="T55"># divmod(17, 5) == (3, 2) </text:span><text:span text:style-name="T56"><text:s/></text:span></text:p>
                </text:list-item>
                <text:list-item>
                  <text:p text:style-name="P19"><text:span text:style-name="T55">pow</text:span><text:span text:style-name="T56"> <text:s text:c="9"/></text:span><text:span text:style-name="T55"># pow(2, 5) == 32</text:span></text:p>
                </text:list-item>
                <text:list-item>
                  <text:p text:style-name="P19"><text:span text:style-name="T55">round</text:span><text:span text:style-name="T56"> <text:s text:c="7"/></text:span><text:span text:style-name="T55"># round(3.7) == 4</text:span></text:p>
                </text:list-item>
              </text:list>
            </text:list-item>
          </text:list>
          <text:list text:style-name="L7">
            <text:list-header>
              <text:p text:style-name="P21"><text:span text:style-name="T57"/></text:p>
            </text:list-header>
          </text:list>
          <draw:enhanced-geometry svg:viewBox="0 0 21600 21600" draw:type="mso-spt202" draw:enhanced-path="M 0 0 L 21600 0 21600 21600 0 21600 0 0 Z N"/>
        </draw:custom-shape>
        <draw:custom-shape draw:style-name="gr281"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82"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283"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6"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7" draw:style-name="dp1" draw:master-page-name="Standard" presentation:use-date-time-name="dtd1">
        <draw:custom-shape draw:style-name="gr284" draw:text-style-name="P9" draw:layer="layout" svg:width="20.32cm" svg:height="2.54cm" svg:x="2.54cm" svg:y="0cm">
          <text:list text:style-name="L1">
            <text:list-header>
              <text:p text:style-name="P8"><text:span text:style-name="T3">Tal - övrigt</text:span></text:p>
            </text:list-header>
          </text:list>
          <draw:enhanced-geometry svg:viewBox="0 0 21600 21600" draw:type="mso-spt202" draw:enhanced-path="M 0 0 L 21600 0 21600 21600 0 21600 0 0 Z N"/>
        </draw:custom-shape>
        <draw:custom-shape draw:style-name="gr285" draw:text-style-name="P84" draw:layer="layout" svg:width="20.32cm" svg:height="13.083cm" svg:x="2.54cm" svg:y="3.215cm">
          <text:list text:style-name="L3">
            <text:list-item>
              <text:p text:style-name="P81"><text:span text:style-name="T58">Returnera unicode-tecken för heltal (och tvärtom)</text:span></text:p>
            </text:list-item>
          </text:list>
          <text:list text:style-name="L11">
            <text:list-item>
              <text:list>
                <text:list-item>
                  <text:p text:style-name="P82"><text:span text:style-name="T59">chr(97)</text:span><text:span text:style-name="T60"> =&gt; </text:span><text:span text:style-name="T59">'a'</text:span></text:p>
                </text:list-item>
                <text:list-item>
                  <text:p text:style-name="P82"><text:span text:style-name="T59">ord('a')</text:span><text:span text:style-name="T60"> =&gt; </text:span><text:span text:style-name="T59">97</text:span><text:span text:style-name="T59"><text:line-break/></text:span><text:span text:style-name="T59"/></text:p>
                </text:list-item>
              </text:list>
            </text:list-item>
          </text:list>
          <text:list text:style-name="L3">
            <text:list-item>
              <text:p text:style-name="P83"><text:span text:style-name="T61">int('123',4)</text:span><text:span text:style-name="T58"> returnerar decimala representationen för 123 i basen 4</text:span><text:span text:style-name="T58"><text:line-break/></text:span><text:span text:style-name="T58"/></text:p>
            </text:list-item>
            <text:list-item>
              <text:p text:style-name="P83"><text:span text:style-name="T58">Modulen </text:span><text:span text:style-name="T62">math</text:span><text:span text:style-name="T58"> för </text:span><text:span text:style-name="T61">sqrt()</text:span><text:span text:style-name="T63">, </text:span><text:span text:style-name="T61">pi</text:span><text:span text:style-name="T63">, </text:span><text:span text:style-name="T61">sin()</text:span><text:span text:style-name="T63">, </text:span><text:span text:style-name="T61">cos()</text:span><text:span text:style-name="T63"> </text:span><text:span text:style-name="T64">etc.</text:span><text:span text:style-name="T64"><text:line-break/></text:span><text:span text:style-name="T64"/></text:p>
            </text:list-item>
            <text:list-item>
              <text:p text:style-name="P83"><text:span text:style-name="T58">Modulen </text:span><text:span text:style-name="T61">random</text:span><text:span text:style-name="T58"> för slumptal</text:span><text:span text:style-name="T58"><text:line-break/></text:span><text:span text:style-name="T58"/></text:p>
            </text:list-item>
            <text:list-item>
              <text:p text:style-name="P83"><text:span text:style-name="T58">Modulen </text:span><text:span text:style-name="T61">decimal</text:span><text:span text:style-name="T58"> för exakt decimal representation</text:span><text:span text:style-name="T58"><text:line-break/></text:span><text:span text:style-name="T58"/></text:p>
            </text:list-item>
            <text:list-item>
              <text:p text:style-name="P83"><text:span text:style-name="T58">Modulen </text:span><text:span text:style-name="T61">fractions</text:span><text:span text:style-name="T58"> för exakt representation av rationella tal, t.ex. 2/3</text:span></text:p>
            </text:list-item>
          </text:list>
          <draw:enhanced-geometry svg:viewBox="0 0 21600 21600" draw:type="mso-spt202" draw:enhanced-path="M 0 0 L 21600 0 21600 21600 0 21600 0 0 Z N"/>
        </draw:custom-shape>
        <draw:custom-shape draw:style-name="gr286" draw:text-style-name="P9" draw:layer="layout" svg:width="2.117cm" svg:height="1.015cm" svg:x="0.423cm" svg:y="17.568cm">
          <text:list text:style-name="L2">
            <text:list-header>
              <text:p text:style-name="P8"><text:span text:style-name="T8">2019-10</text:span></text:p>
            </text:list-header>
          </text:list>
          <draw:enhanced-geometry svg:viewBox="0 0 21600 21600" draw:type="mso-spt202" draw:enhanced-path="M 0 0 L 21600 0 21600 21600 0 21600 0 0 Z N"/>
        </draw:custom-shape>
        <draw:custom-shape draw:style-name="gr287" draw:text-style-name="P14" draw:layer="layout" svg:width="19.474cm" svg:height="1.015cm" svg:x="2.963cm" svg:y="17.568cm">
          <text:list text:style-name="L2">
            <text:list-header>
              <text:p text:style-name="P13"><text:span text:style-name="T8">© Init AB</text:span><text:span text:style-name="T2"><text:tab/></text:span></text:p>
            </text:list-header>
          </text:list>
          <draw:enhanced-geometry svg:viewBox="0 0 21600 21600" draw:type="mso-spt202" draw:enhanced-path="M 0 0 L 21600 0 21600 21600 0 21600 0 0 Z N"/>
        </draw:custom-shape>
        <draw:custom-shape draw:style-name="gr288" draw:text-style-name="P16" draw:layer="layout" svg:width="1.27cm" svg:height="1.015cm" svg:x="22.86cm" svg:y="17.568cm">
          <text:list text:style-name="L2">
            <text:list-header>
              <text:p text:style-name="P15"><text:span text:style-name="T8"><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7"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2" svg:font-family="'Courier New'" style:font-family-generic="modern" style:font-pitch="fixed"/>
    <style:font-face style:name="Liberation Mono" svg:font-family="'Liberation Mono'"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Liberation Serif1" svg:font-family="'Liberation Serif'" style:font-pitch="variable"/>
    <style:font-face style:name="ＭＳ Ｐゴシック" svg:font-family="'ＭＳ Ｐゴシック'" style:font-pitch="variable"/>
    <style:font-face style:name="Arial2" svg:font-family="Arial" style:font-family-generic="modern"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Ｐゴシック1" svg:font-family="'ＭＳ Ｐゴシック'" style:font-family-generic="system" style:font-pitch="variable"/>
  </office:font-face-decls>
  <office:styles>
    <draw:gradient draw:name="Former" draw:style="rectangular" draw:cx="50%" draw:cy="50%" draw:start-color="#cccccc" draw:end-color="#ffffff" draw:start-intensity="100%" draw:end-intensity="100%" draw:angle="0" draw:border="0%"/>
    <draw:gradient draw:name="Fylld" draw:style="linear" draw:start-color="#ffffff" draw:end-color="#cccccc" draw:start-intensity="100%" draw:end-intensity="100%" draw:angle="300" draw:border="0%"/>
    <draw:gradient draw:name="Fylld_20_blå" draw:display-name="Fylld blå" draw:style="linear" draw:start-color="#729fcf" draw:end-color="#355269" draw:start-intensity="100%" draw:end-intensity="100%" draw:angle="300" draw:border="0%"/>
    <draw:gradient draw:name="Fylld_20_grön" draw:display-name="Fylld grön" draw:style="linear" draw:start-color="#77bc65" draw:end-color="#127622" draw:start-intensity="100%" draw:end-intensity="100%" draw:angle="300" draw:border="0%"/>
    <draw:gradient draw:name="Fylld_20_gul" draw:display-name="Fylld gul" draw:style="linear" draw:start-color="#ffde59" draw:end-color="#b47804" draw:start-intensity="100%" draw:end-intensity="100%" draw:angle="300" draw:border="0%"/>
    <draw:gradient draw:name="Fylld_20_röd" draw:display-name="Fylld röd"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style:style>
    <style:style style:name="Filled_20_Green" style:display-name="Filled Green" style:family="graphic" style:parent-style-name="Filled">
      <style:graphic-properties draw:fill-gradient-name="Fylld_20_grö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style:style>
    <style:style style:name="Filled_20_Yellow" style:display-name="Filled Yellow" style:family="graphic" style:parent-style-name="Filled">
      <style:graphic-properties draw:fill-gradient-name="Fylld_20_gul"/>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11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211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5" style:family="presentation" style:parent-style-name="Standard-outline4">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6" style:family="presentation" style:parent-style-name="Standard-outline5">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7" style:family="presentation" style:parent-style-name="Standard-outline6">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8" style:family="presentation" style:parent-style-name="Standard-outline7">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9" style:family="presentation" style:parent-style-name="Standard-outline8">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13cm" fo:padding-bottom="0.13cm" fo:padding-left="0.25cm" fo:padding-right="0.25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9a9a9a"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211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3" style:family="presentation" style:parent-style-name="Titel1-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4" style:family="presentation" style:parent-style-name="Titel1-outline3">
      <style:paragraph-properties fo:margin-left="4.445cm" fo:margin-right="0cm" fo:margin-top="0.211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5" style:family="presentation" style:parent-style-name="Titel1-outline4">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6" style:family="presentation" style:parent-style-name="Titel1-outline5">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7" style:family="presentation" style:parent-style-name="Titel1-outline6">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8" style:family="presentation" style:parent-style-name="Titel1-outline7">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9" style:family="presentation" style:parent-style-name="Titel1-outline8">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bottom"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9a9a9a"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8cm" fo:page-height="27.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1cm"/>
    </style:style>
    <style:style style:name="Mgr2" style:family="graphic" style:parent-style-name="standard">
      <style:graphic-properties draw:stroke="none" draw:fill="none" draw:fill-color="#ffffff" draw:textarea-vertical-align="bottom" draw:auto-grow-height="false" fo:min-height="1.371cm"/>
    </style:style>
    <style:style style:name="Mgr3" style:family="graphic" style:parent-style-name="standard" style:list-style-name="ML1">
      <style:graphic-properties draw:stroke="none" draw:fill="none" draw:fill-color="#ffffff" draw:textarea-horizontal-align="justify" draw:textarea-vertical-align="bottom" draw:auto-grow-height="false" draw:auto-grow-width="false" fo:min-height="1.425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0.98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0.98cm" fo:min-width="0cm" fo:padding-top="0.13cm" fo:padding-bottom="0.13cm" fo:padding-left="0.25cm" fo:padding-right="0.25cm" fo:wrap-option="wrap" draw:shadow-color="#808080"/>
    </style:style>
    <style:style style:name="Mgr6" style:family="graphic" style:parent-style-name="Objekt_20_utan_20_fyllning_20_och_20_utan_20_linjer">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min-height="27.166cm" fo:min-width="18.376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125cm" fo:min-width="0cm" fo:padding-top="0.125cm" fo:padding-bottom="0.125cm" fo:padding-left="0.251cm" fo:padding-right="0.251cm" fo:wrap-option="wrap" draw:shadow-color="#808080"/>
    </style:style>
    <style:style style:name="Mgr10" style:family="graphic" style:parent-style-name="standard" style:list-style-name="ML2">
      <style:graphic-properties draw:stroke="none" draw:fill="none" draw:fill-color="#ffffff" draw:textarea-horizontal-align="justify" draw:textarea-vertical-align="bottom" draw:auto-grow-height="false" draw:auto-grow-width="false" fo:min-height="1.125cm" fo:min-width="0cm" fo:padding-top="0.125cm" fo:padding-bottom="0.125cm" fo:padding-left="0.251cm" fo:padding-right="0.251cm" fo:wrap-option="wrap" draw:shadow-color="#808080"/>
    </style:style>
    <style:style style:name="Mgr11" style:family="graphic" style:parent-style-name="standard" style:list-style-name="ML2">
      <style:graphic-properties draw:stroke="none" draw:fill="none" draw:fill-color="#ffffff" draw:textarea-horizontal-align="justify" draw:textarea-vertical-align="top" draw:auto-grow-height="false" draw:auto-grow-width="false" fo:min-height="1.024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middle" draw:auto-grow-height="false" fo:min-height="11.381cm" fo:min-width="22.571cm" fo:padding-top="0.13cm" fo:padding-bottom="0.13cm" fo:padding-left="0.25cm" fo:padding-right="0.25cm" fo:wrap-option="no-wrap" draw:shadow-color="#808080"/>
    </style:style>
    <style:style style:name="Mgr13" style:family="graphic" style:parent-style-name="standard" style:list-style-name="ML1">
      <style:graphic-properties draw:stroke="none" draw:fill="none" draw:fill-color="#ffffff" draw:textarea-horizontal-align="justify" draw:textarea-vertical-align="top" draw:auto-grow-height="false" draw:auto-grow-width="false" fo:min-height="1.235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top" draw:auto-grow-height="false" draw:auto-grow-width="false" fo:min-height="1.235cm" fo:min-width="0cm" fo:padding-top="0.13cm" fo:padding-bottom="0.13cm" fo:padding-left="0.25cm" fo:padding-right="0.25cm" fo:wrap-option="wrap" draw:shadow-color="#808080"/>
    </style:style>
    <style:style style:name="Mgr15" style:family="graphic" style:parent-style-name="standard" style:list-style-name="ML3">
      <style:graphic-properties draw:stroke="none" draw:fill="none" draw:fill-color="#ffffff" draw:textarea-horizontal-align="justify" draw:textarea-vertical-align="top" draw:auto-grow-height="false" draw:auto-grow-width="false" fo:min-height="1.235cm" fo:min-width="0cm" fo:padding-top="0.13cm" fo:padding-bottom="0.13cm" fo:padding-left="0.25cm" fo:padding-right="0.25cm" fo:wrap-option="wrap" draw:shadow-color="#808080"/>
    </style:style>
    <style:style style:name="Mpr1" style:family="presentation" style:parent-style-name="Titel1-backgroundobjects" style:list-style-name="ML2">
      <style:graphic-properties draw:stroke="none" draw:fill="none" draw:fill-color="#ffffff" draw:textarea-horizontal-align="justify" draw:textarea-vertical-align="bottom" draw:auto-grow-height="false" draw:auto-grow-width="false" fo:min-height="1.125cm" fo:min-width="0cm" fo:padding-top="0.125cm" fo:padding-bottom="0.125cm" fo:padding-left="0.251cm" fo:padding-right="0.251cm" fo:wrap-option="wrap" draw:shadow-color="#808080"/>
    </style:style>
    <style:style style:name="Mpr2" style:family="presentation" style:parent-style-name="Titel1-backgroundobjects" style:list-style-name="ML2">
      <style:graphic-properties draw:stroke="none" draw:fill="none" draw:fill-color="#ffffff" draw:textarea-horizontal-align="justify" draw:textarea-vertical-align="bottom" draw:auto-grow-height="false" draw:auto-grow-width="false" fo:min-height="1.125cm" fo:min-width="0cm" fo:padding-top="0.125cm" fo:padding-bottom="0.125cm" fo:padding-left="0.251cm" fo:padding-right="0.251cm" fo:wrap-option="wrap" draw:shadow-color="#808080"/>
    </style:style>
    <style:style style:name="Mpr3" style:family="presentation" style:parent-style-name="Titel1-backgroundobjects" style:list-style-name="ML2">
      <style:graphic-properties draw:stroke="none" draw:fill="none" draw:fill-color="#ffffff" draw:textarea-horizontal-align="justify" draw:textarea-vertical-align="top" draw:auto-grow-height="false" draw:auto-grow-width="false" fo:min-height="1.024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writing-mode="lr-tb"/>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style:paragraph-properties fo:margin-left="0cm" fo:margin-right="0cm" fo:line-height="100%" fo:text-indent="0cm" style:punctuation-wrap="hanging" style:line-break="strict" style:writing-mode="lr-tb"/>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6" style:family="paragraph">
      <loext:graphic-properties draw:fill="none"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sv" fo:country="SE" style:language-asian="sv" style:country-asian="SE" style:language-complex="sv" style:country-complex="SE"/>
    </style:style>
    <style:style style:name="MT3" style:family="text">
      <style:text-properties fo:color="#808080" style:font-name="Calibri" fo:font-size="10pt" fo:language="sv" fo:country="SE" style:font-name-asian="DejaVu Sans1" style:font-size-asian="10pt" style:language-asian="sv" style:country-asian="SE" style:font-name-complex="DejaVu Sans1" style:font-size-complex="10pt" style:language-complex="sv" style:country-complex="SE"/>
    </style:style>
    <style:style style:name="MT4" style:family="text">
      <style:text-properties style:font-name="Times New Roman" fo:font-size="10pt" fo:language="sv" fo:country="SE" style:font-name-asian="DejaVu Sans1" style:font-size-asian="10pt" style:language-asian="sv" style:country-asian="SE" style:font-name-complex="DejaVu Sans1" style:font-size-complex="10pt" style:language-complex="sv" style:country-complex="SE"/>
    </style:style>
    <style:style style:name="MT5" style:family="text">
      <style:text-properties fo:color="#898989" style:font-name="Times New Roman" fo:font-size="10pt" fo:language="sv" fo:country="SE" style:font-name-asian="DejaVu Sans1" style:font-size-asian="10pt" style:language-asian="sv" style:country-asian="SE" style:font-name-complex="DejaVu Sans1" style:font-size-complex="10pt" style:language-complex="sv" style:country-complex="S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9cm" svg:height="5.954cm" svg:x="1cm" svg:y="2.841cm"/>
      <draw:page-thumbnail draw:layer="backgroundobjects" svg:width="7.939cm" svg:height="5.954cm" svg:x="1cm" svg:y="10.737cm"/>
      <draw:page-thumbnail draw:layer="backgroundobjects" svg:width="7.939cm" svg:height="5.954cm" svg:x="1cm" svg:y="18.633cm"/>
      <draw:page-thumbnail draw:layer="backgroundobjects" svg:width="7.939cm" svg:height="5.954cm" svg:x="9.94cm" svg:y="2.841cm"/>
      <draw:page-thumbnail draw:layer="backgroundobjects" svg:width="7.939cm" svg:height="5.954cm" svg:x="9.94cm" svg:y="10.737cm"/>
      <draw:page-thumbnail draw:layer="backgroundobjects" svg:width="7.939cm" svg:height="5.954cm" svg:x="9.94cm" svg:y="18.633cm"/>
      <draw:frame draw:style-name="Mgr1" draw:text-style-name="MP2" draw:layer="backgroundobjects" svg:width="8.192cm" svg:height="1.37cm" svg:x="0cm" svg:y="0cm" presentation:class="header">
        <draw:text-box>
          <text:p text:style-name="MP1"><text:span text:style-name="MT1"><presentation:header/></text:span></text:p>
        </draw:text-box>
      </draw:frame>
      <draw:frame draw:style-name="Mgr1" draw:text-style-name="MP4" draw:layer="backgroundobjects" svg:width="8.192cm" svg:height="1.37cm" svg:x="10.687cm" svg:y="0cm" presentation:class="date-time">
        <draw:text-box>
          <text:p text:style-name="MP3"><text:span text:style-name="MT1"><presentation:date-time/></text:span></text:p>
        </draw:text-box>
      </draw:frame>
      <draw:frame draw:style-name="Mgr2" draw:text-style-name="MP2" draw:layer="backgroundobjects" svg:width="8.192cm" svg:height="1.37cm" svg:x="0cm" svg:y="26.059cm" presentation:class="footer">
        <draw:text-box>
          <text:p text:style-name="MP1"><text:span text:style-name="MT1"><presentation:footer/></text:span></text:p>
        </draw:text-box>
      </draw:frame>
      <draw:frame draw:style-name="Mgr2" draw:text-style-name="MP4" draw:layer="backgroundobjects" svg:width="8.192cm" svg:height="1.37cm" svg:x="10.687cm" svg:y="26.059cm" presentation:class="page-number">
        <draw:text-box>
          <text:p text:style-name="MP3"><text:span text:style-name="MT1"><text:page-number>&lt;nummer&gt;</text:page-number></text:span></text:p>
        </draw:text-box>
      </draw:frame>
    </style:handout-master>
    <style:master-page style:name="Standard" style:page-layout-name="PM1" draw:style-name="Mdp1">
      <draw:frame presentation:style-name="Standard-title" draw:layer="backgroundobjects" svg:width="20.285cm" svg:height="2.946cm" svg:x="2.539cm" svg:y="-0.45cm" presentation:class="title" presentation:placeholder="true">
        <draw:text-box/>
      </draw:frame>
      <draw:frame presentation:style-name="Standard-outline1" draw:layer="backgroundobjects" svg:width="20.285cm" svg:height="13.048cm" svg:x="2.539cm" svg:y="3.215cm" presentation:class="outline" presentation:placeholder="true">
        <draw:text-box/>
      </draw:frame>
      <draw:frame draw:style-name="Mgr3" draw:text-style-name="MP6" draw:layer="backgroundobjects" svg:width="2.082cm" svg:height="1.424cm" svg:x="0.423cm" svg:y="17.123cm" presentation:class="date-time">
        <draw:text-box>
          <text:list text:style-name="ML1">
            <text:list-header>
              <text:p text:style-name="MP5"><text:span text:style-name="MT2">2019-10</text:span></text:p>
            </text:list-header>
          </text:list>
        </draw:text-box>
      </draw:frame>
      <draw:frame draw:style-name="Mgr4" draw:text-style-name="MP8" draw:layer="backgroundobjects" svg:width="19.438cm" svg:height="0.979cm" svg:x="2.963cm" svg:y="17.563cm" presentation:class="footer">
        <draw:text-box>
          <text:list text:style-name="ML1">
            <text:list-header>
              <text:p text:style-name="MP7"><text:span text:style-name="MT2">© Init AB</text:span><text:span text:style-name="MT2"><text:tab/></text:span><text:span text:style-name="MT2"> </text:span></text:p>
            </text:list-header>
          </text:list>
        </draw:text-box>
      </draw:frame>
      <draw:frame draw:style-name="Mgr5" draw:text-style-name="MP6" draw:layer="backgroundobjects" svg:width="1.235cm" svg:height="0.979cm" svg:x="22.859cm" svg:y="17.563cm" presentation:class="page-number">
        <draw:text-box>
          <text:list text:style-name="ML1">
            <text:list-header>
              <text:p text:style-name="MP5"><text:span text:style-name="MT2"><text:page-number>&lt;nummer&gt;</text:page-number></text:span></text:p>
            </text:list-header>
          </text:list>
        </draw:text-box>
      </draw:frame>
      <draw:frame draw:style-name="Mgr6" draw:text-style-name="MP9" draw:layer="backgroundobjects" svg:width="1.27cm" svg:height="1.204cm" svg:x="23.495cm" svg:y="0.847cm">
        <draw:image xlink:href="Pictures/10000200000000C8000000BD208995314FCD7DE4.png" xlink:type="simple" xlink:show="embed" xlink:actuate="onLoad" loext:mime-type="image/png">
          <text:p/>
        </draw:image>
      </draw:frame>
      <draw:frame draw:style-name="Mgr6" draw:text-style-name="MP9" draw:layer="backgroundobjects" svg:width="1.552cm" svg:height="1.473cm" svg:x="23.213cm" svg:y="0.635cm">
        <draw:image xlink:href="Pictures/1000020100000086000000805BA5D0FD99E086FB.png" xlink:type="simple" xlink:show="embed" xlink:actuate="onLoad" loext:mime-type="image/png">
          <text:p/>
        </draw:image>
      </draw:frame>
      <presentation:notes style:page-layout-name="PM0">
        <draw:rect draw:style-name="Mgr7" draw:text-style-name="MP10" draw:layer="backgroundobjects" svg:width="18.88cm" svg:height="27.43cm" svg:x="0cm" svg:y="0cm">
          <text:p/>
        </draw:rect>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679cm" svg:height="10.253cm" svg:x="2.583cm" svg:y="2.054cm" presentation:class="page"/>
        <draw:frame presentation:style-name="Standard-notes" draw:layer="backgroundobjects" svg:width="13.723cm" svg:height="12.307cm" svg:x="2.539cm" svg:y="13.03cm" presentation:class="notes" presentation:placeholder="true">
          <draw:text-box/>
        </draw:frame>
        <draw:frame draw:style-name="Mgr9" draw:text-style-name="MP13" draw:layer="backgroundobjects" svg:width="5.605cm" svg:height="1.124cm" svg:x="2.539cm" svg:y="25.4cm" presentation:class="footer">
          <draw:text-box>
            <text:list text:style-name="ML2">
              <text:list-header>
                <text:p text:style-name="MP12"><text:span text:style-name="MT3">© Init AB</text:span></text:p>
              </text:list-header>
            </text:list>
          </draw:text-box>
        </draw:frame>
        <draw:frame draw:style-name="Mgr10" draw:text-style-name="MP15" draw:layer="backgroundobjects" svg:width="1.234cm" svg:height="1.124cm" svg:x="16.722cm" svg:y="25.4cm" presentation:class="page-number">
          <draw:text-box>
            <text:list text:style-name="ML2">
              <text:list-header>
                <text:p text:style-name="MP14"><text:span text:style-name="MT3"><text:page-number>&lt;nummer&gt;</text:page-number></text:span></text:p>
              </text:list-header>
            </text:list>
          </draw:text-box>
        </draw:frame>
        <draw:frame draw:style-name="Mgr11" draw:text-style-name="MP13" draw:layer="backgroundobjects" svg:width="13.723cm" svg:height="1.023cm" svg:x="2.539cm" svg:y="0.846cm" presentation:class="header">
          <draw:text-box>
            <text:list text:style-name="ML2">
              <text:list-header>
                <text:p text:style-name="MP12"><text:span text:style-name="MT3">Inits PowerPointmall</text:span></text:p>
              </text:list-header>
            </text:list>
          </draw:text-box>
        </draw:frame>
      </presentation:notes>
    </style:master-page>
    <style:master-page style:name="Titel1" style:page-layout-name="PM1" draw:style-name="Mdp1">
      <draw:frame draw:style-name="Mgr6" draw:text-style-name="MP9" draw:layer="backgroundobjects" svg:width="2.293cm" svg:height="2.174cm" svg:x="1.023cm" svg:y="15.95cm">
        <draw:image xlink:href="Pictures/10000201000000C7000000BC08008EE2C9E78A03.png" xlink:type="simple" xlink:show="embed" xlink:actuate="onLoad" loext:mime-type="image/png">
          <text:p/>
        </draw:image>
      </draw:frame>
      <draw:custom-shape draw:style-name="Mgr12" draw:text-style-name="MP16" draw:layer="backgroundobjects" svg:width="23.071cm" svg:height="11.641cm" svg:x="1.482cm" svg:y="5.292cm">
        <text:p/>
        <draw:enhanced-geometry svg:viewBox="0 0 21600 21600" draw:type="mso-spt202" draw:enhanced-path="M 0 0 L 21600 0 21600 21600 0 21600 0 0 Z N"/>
      </draw:custom-shape>
      <draw:frame presentation:style-name="Titel1-title" draw:layer="backgroundobjects" svg:width="20.285cm" svg:height="2.946cm" svg:x="2.539cm" svg:y="-0.45cm" presentation:class="title" presentation:placeholder="true">
        <draw:text-box/>
      </draw:frame>
      <draw:frame presentation:style-name="Titel1-outline1" draw:layer="backgroundobjects" svg:width="20.285cm" svg:height="13.048cm" svg:x="2.539cm" svg:y="3.215cm" presentation:class="outline" presentation:placeholder="true">
        <draw:text-box/>
      </draw:frame>
      <draw:frame draw:style-name="Mgr13" draw:text-style-name="MP13" draw:layer="backgroundobjects" svg:width="3.139cm" svg:height="1.234cm" svg:x="4.021cm" svg:y="17.357cm" presentation:class="date-time">
        <draw:text-box>
          <text:list text:style-name="ML1">
            <text:list-header>
              <text:p text:style-name="MP12"><text:span text:style-name="MT4">2019-10</text:span></text:p>
            </text:list-header>
          </text:list>
        </draw:text-box>
      </draw:frame>
      <draw:frame draw:style-name="Mgr14" draw:text-style-name="MP13" draw:layer="backgroundobjects" svg:width="8.008cm" svg:height="1.234cm" svg:x="8.678cm" svg:y="17.357cm" presentation:class="footer">
        <draw:text-box>
          <text:list text:style-name="ML1">
            <text:list-header>
              <text:p text:style-name="MP12"><text:span text:style-name="MT4">© Init AB</text:span></text:p>
            </text:list-header>
          </text:list>
        </draw:text-box>
      </draw:frame>
      <draw:frame draw:style-name="Mgr15" draw:text-style-name="MP15" draw:layer="backgroundobjects" svg:width="5.892cm" svg:height="1.234cm" svg:x="18.203cm" svg:y="17.357cm" presentation:class="page-number">
        <draw:text-box>
          <text:list text:style-name="ML3">
            <text:list-header>
              <text:p text:style-name="MP14"><text:span text:style-name="MT5"><text:page-number>&lt;nummer&gt;</text:page-number></text:span></text:p>
            </text:list-header>
          </text:list>
        </draw:text-box>
      </draw:frame>
      <presentation:notes style:page-layout-name="PM0">
        <draw:rect draw:style-name="Mgr7" draw:text-style-name="MP10" draw:layer="backgroundobjects" svg:width="18.88cm" svg:height="27.43cm" svg:x="0cm" svg:y="0cm">
          <text:p/>
        </draw:rect>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679cm" svg:height="10.253cm" svg:x="2.583cm" svg:y="2.054cm" presentation:class="page"/>
        <draw:frame presentation:style-name="Titel1-notes" draw:layer="backgroundobjects" svg:width="13.723cm" svg:height="12.307cm" svg:x="2.539cm" svg:y="13.03cm" presentation:class="notes" presentation:placeholder="true">
          <draw:text-box/>
        </draw:frame>
        <draw:frame presentation:style-name="Mpr1" draw:text-style-name="MP13" draw:layer="backgroundobjects" svg:width="5.605cm" svg:height="1.124cm" svg:x="2.539cm" svg:y="25.4cm" presentation:class="footer">
          <draw:text-box>
            <text:list text:style-name="ML2">
              <text:list-header>
                <text:p text:style-name="MP12"><text:span text:style-name="MT3">© Init AB</text:span></text:p>
              </text:list-header>
            </text:list>
          </draw:text-box>
        </draw:frame>
        <draw:frame presentation:style-name="Mpr2" draw:text-style-name="MP15" draw:layer="backgroundobjects" svg:width="1.234cm" svg:height="1.124cm" svg:x="16.722cm" svg:y="25.4cm" presentation:class="page-number">
          <draw:text-box>
            <text:list text:style-name="ML2">
              <text:list-header>
                <text:p text:style-name="MP14"><text:span text:style-name="MT3"><text:page-number>&lt;nummer&gt;</text:page-number></text:span></text:p>
              </text:list-header>
            </text:list>
          </draw:text-box>
        </draw:frame>
        <draw:frame presentation:style-name="Mpr3" draw:text-style-name="MP13" draw:layer="backgroundobjects" svg:width="13.723cm" svg:height="1.023cm" svg:x="2.539cm" svg:y="0.846cm" presentation:class="header">
          <draw:text-box>
            <text:list text:style-name="ML2">
              <text:list-header>
                <text:p text:style-name="MP12"><text:span text:style-name="MT3">Inits PowerPointmall</text:span></text:p>
              </text:list-header>
            </text:list>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Slide 1</dc:title>
    <meta:creation-date>2010-04-21T19:02:13</meta:creation-date>
    <dc:date>2019-11-06T20:14:25.155822445</dc:date>
    <meta:editing-cycles>674</meta:editing-cycles>
    <meta:editing-duration>P17DT3H48M7S</meta:editing-duration>
    <meta:generator>LibreOffice/6.3.2.2$Linux_X86_64 LibreOffice_project/30$Build-2</meta:generator>
    <meta:document-statistic meta:object-count="418"/>
  </office:meta>
</office:document-meta>
</file>